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cf16" officeooo:paragraph-rsid="0008cf16"/>
    </style:style>
    <style:style style:name="P2" style:family="paragraph" style:parent-style-name="Standard">
      <style:text-properties officeooo:rsid="000d1437" officeooo:paragraph-rsid="000d1437"/>
    </style:style>
    <style:style style:name="P3" style:family="paragraph" style:parent-style-name="Standard">
      <style:text-properties officeooo:rsid="000ab30c" officeooo:paragraph-rsid="000ab30c"/>
    </style:style>
    <style:style style:name="P4" style:family="paragraph" style:parent-style-name="Standard">
      <style:paragraph-properties fo:break-before="page"/>
      <style:text-properties officeooo:rsid="000d1437" officeooo:paragraph-rsid="000d1437"/>
    </style:style>
    <style:style style:name="P5" style:family="paragraph" style:parent-style-name="Standard">
      <style:text-properties fo:font-size="16pt" fo:font-weight="bold" officeooo:rsid="0008cf16" officeooo:paragraph-rsid="0008cf16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8cf16" officeooo:paragraph-rsid="0008cf16"/>
    </style:style>
    <style:style style:name="P7" style:family="paragraph" style:parent-style-name="Standard">
      <style:text-properties officeooo:rsid="000f6bec" officeooo:paragraph-rsid="000f6bec"/>
    </style:style>
    <style:style style:name="P8" style:family="paragraph" style:parent-style-name="Standard">
      <style:text-properties officeooo:rsid="000e5766" officeooo:paragraph-rsid="000ab30c"/>
    </style:style>
    <style:style style:name="P9" style:family="paragraph" style:parent-style-name="Text_20_body">
      <style:text-properties officeooo:rsid="000f6bec" officeooo:paragraph-rsid="000f6b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0fa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none" officeooo:rsid="000e0fa9" style:font-style-asian="normal" style:font-style-complex="normal"/>
    </style:style>
    <style:style style:name="T5" style:family="text">
      <style:text-properties officeooo:rsid="000e5766"/>
    </style:style>
    <style:style style:name="T6" style:family="text">
      <style:text-properties officeooo:rsid="000f6bec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kcja1">
        <text:p text:style-name="P1">Piotr Puldzian Płucienniczak</text:p>
        <text:p text:style-name="P5">FIRMY</text:p>
        <text:p text:style-name="P1"/>
        <text:p text:style-name="P7">TREŚĆ ZAPOWIEDZI:</text:p>
        <text:p text:style-name="P9"><text:span text:style-name="Strong_20_Emphasis">Potężna analiza ilościowa polskiej gospodarki kreatywnej w sektorze słowotwórstwa</text:span>. Język polski jest polską przestrzenią publiczną i ma dokładnie taki status: jest miejscem, w którym można powiesić banner. W miękkiej materii słownictwa odciskają się trendy gospodarcze i polityczne, materia językowa - jak mózgi - urabiana jest przez specjalistów, konsultantów i reklamodawców. Każdy przedsiębiorczy Polak - powiadają - powinien założyć firmę i wymyślić słowo. O ile przedsiębiorstwa to nie do końca to, co nas interesuje, to słowa mogą zostać.</text:p>
        <text:p text:style-name="Text_20_body"><text:span text:style-name="Strong_20_Emphasis">Firmy</text:span> to podręczny leksykon nazw przedsiębiorstw, unikalny zbiór wyrazów posiadających jedno znaczenie - zarabianie na życie.</text:p>
        <text:p text:style-name="Text_20_body"><text:span text:style-name="T3">Planowana premiera: czerwiec 2017</text:span>.</text:p>
        <text:p text:style-name="P7">OPIS PROJEKTU:</text:p>
        <text:p text:style-name="P1">Książka stanowić ma słownik bądź almanach nazw przedsiębiorstw, to znaczy wyrazów bądź wyrażeń będących nazwami zarejestrowanych w Polsce firm. W przeciwieństwie do nazw w rzeczywistości, które oznaczają firmy i ich działalności, tutaj nazwy nie odsyłają do żadnej konkretnej praktyki gospodarczej, co każe nam skupić się na samej gospodarce bądź ekonomii języka. Spis neologizmów jest meta-zapisem innowacyjności Polek i Polaków po transformacji. Polska gospodarka uważana jest za imitacyjną i względnie prymitywną, nazewnictwo przedsiębiorstw pokazuje, że w języku dokonują się transformacje i przewroty być może ciekawsze, niż te w materii.</text:p>
        <text:p text:style-name="P1"/>
        <text:p text:style-name="P1"><text:span text:style-name="T3">Sposób tworzenia słownika:</text:span> nazwy wszystkich w Polsce przedsiębiorstw zostały pobrane z odpowiedniego <text:span text:style-name="T2">publicznie dostępnego </text:span>rejestru. Po wstępnym oczyszczeniu bazy została ona porównana ze słownikami: polskim, niemieckim, angielskim oraz listą polskich nazwisk <text:span text:style-name="T2">+ kilka drobnych, własnych filtrów</text:span>. W efekcie otrzymujemy listę słów (77902), które nie występują w żadnym z tych języków. <text:span text:style-name="T2">Całość dokonuje się jako program w języku R, przeznaczonym do analizy </text:span><text:span text:style-name="T4">big data; skrypt będzie dostępny online jako gratis. </text:span></text:p>
        <text:p text:style-name="P1"/>
        <text:p text:style-name="P1">Książkę otwierać będzie esej na temat przedsiębiorczości lat w III RP, związków między gospodarką materialną a gospodarką kultury i języka, problemami innowacyjności, kreatywności oraz neoliberalnej hegemonii, w której przedsiębiorca stanowi <text:span text:style-name="T1">role model</text:span>. <text:span text:style-name="T5">Brzmi to poważnie, ale takie nie będzie,...</text:span></text:p>
        <text:p text:style-name="P1"/>
        <text:p text:style-name="P1">Całość wpisać można w kilka nurtów. Po pierwsze, mamy tu książkę konceptualną, traktującą język polski jako zasób, który poddaje się algorytmicznej obróbce. Jest to konceptualizm nawiązujący do krytyki społecznej. Po drugie, (pata-)socjologiczne i (pata-)językoznawcze debaty na temat dziedzictwa transformacji, czy szerzej, III RP. Po trzecie, jest to nieoczywista eksploracja w przestrzeni nostalgii i tęsknoty za lepszym światem. Wreszcie słownik może służyć do gier towarzyskich: „zgadnij, co robi dana firma?”.</text:p>
        <text:p text:style-name="P1"/>
        <text:p text:style-name="P1">Poniżej znajduje się losowy wybór 1000 wpisów. Cała lista zawiera 77902 pozycje. Objętość tomu można ręcznie regulować poprzez wielkość losowej próby, <text:span text:style-name="T5">docelowo chciałbym wygenerować około 500 stron.</text:span></text:p>
        <text:p text:style-name="P1"/>
        <text:p text:style-name="P3">Do zrobienia: dodatkowe testy na nazwy własne, zwłaszcza geograficzne, <text:span text:style-name="T5">przedostaje się też kilka nazwisk</text:span>. <text:span text:style-name="T5">Wszystkie te badziewia znikną w ostatniej wersji.</text:span></text:p>
        <text:p text:style-name="P8"/>
        <text:section text:style-name="Sect2" text:name="Sekcja2">
          <text:p text:style-name="P4">aapp</text:p>
          <text:p text:style-name="P2">aavita</text:p>
          <text:p text:style-name="P2">aaxis</text:p>
          <text:p text:style-name="P2">ababad</text:p>
          <text:p text:style-name="P2">abaro</text:p>
          <text:p text:style-name="P2">abatech</text:p>
          <text:p text:style-name="P2">abbm</text:p>
          <text:p text:style-name="P2">abcmed</text:p>
          <text:p text:style-name="P2">abell</text:p>
          <text:p text:style-name="P2">abera</text:p>
          <text:p text:style-name="P2">abereh</text:p>
          <text:p text:style-name="P2">abewus</text:p>
          <text:p text:style-name="P2">abinos</text:p>
          <text:p text:style-name="P2">abisz</text:p>
          <text:p text:style-name="P2">abiza</text:p>
          <text:p text:style-name="P2">ablex</text:p>
          <text:p text:style-name="P2">abos</text:p>
          <text:p text:style-name="P2">abovo</text:p>
          <text:p text:style-name="P2">abpol</text:p>
          <text:p text:style-name="P2">abraxas</text:p>
          <text:p text:style-name="P2">abro</text:p>
          <text:p text:style-name="P2">abulafia</text:p>
          <text:p text:style-name="P2">abus</text:p>
          <text:p text:style-name="P2">acapulko</text:p>
          <text:p text:style-name="P2">achum</text:p>
          <text:p text:style-name="P2">ackopia</text:p>
          <text:p text:style-name="P2">acla</text:p>
          <text:p text:style-name="P2">acms</text:p>
          <text:p text:style-name="P2">acordia</text:p>
          <text:p text:style-name="P2">acrylex</text:p>
          <text:p text:style-name="P2">actech</text:p>
          <text:p text:style-name="P2">actis</text:p>
          <text:p text:style-name="P2">activis</text:p>
          <text:p text:style-name="P2">acuba</text:p>
          <text:p text:style-name="P2">acus</text:p>
          <text:p text:style-name="P2">acustic</text:p>
          <text:p text:style-name="P2">adabet</text:p>
          <text:p text:style-name="P2">adactive</text:p>
          <text:p text:style-name="P2">adad</text:p>
          <text:p text:style-name="P2">adagiro</text:p>
          <text:p text:style-name="P2">adamigo</text:p>
          <text:p text:style-name="P2">adamix</text:p>
          <text:p text:style-name="P2">adaptax</text:p>
          <text:p text:style-name="P2">adbal</text:p>
          <text:p text:style-name="P2">adbruk</text:p>
          <text:p text:style-name="P2">addi</text:p>
          <text:p text:style-name="P2">addtron</text:p>
          <text:p text:style-name="P2">adeviq</text:p>
          <text:p text:style-name="P2">adex</text:p>
          <text:p text:style-name="P2">adfizkus</text:p>
          <text:p text:style-name="P2">adilon</text:p>
          <text:p text:style-name="P2">adipol</text:p>
          <text:p text:style-name="P2">adirem</text:p>
          <text:p text:style-name="P2">adison</text:p>
          <text:p text:style-name="P2">adiuvo</text:p>
          <text:p text:style-name="P2">adjastar</text:p>
          <text:p text:style-name="P2">admarbud</text:p>
          <text:p text:style-name="P2">admarpol</text:p>
          <text:p text:style-name="P2">admeb</text:p>
          <text:p text:style-name="P2">admi</text:p>
          <text:p text:style-name="P2">administracj</text:p>
          <text:p text:style-name="P2">administratum</text:p>
          <text:p text:style-name="P2">admista</text:p>
          <text:p text:style-name="P2">adnak</text:p>
          <text:p text:style-name="P2">adnar</text:p>
          <text:p text:style-name="P2">adoloran</text:p>
          <text:p text:style-name="P2">adomi</text:p>
          <text:p text:style-name="P2">ados</text:p>
          <text:p text:style-name="P2">adremont</text:p>
          <text:p text:style-name="P2">adrug</text:p>
          <text:p text:style-name="P2">adso</text:p>
          <text:p text:style-name="P2">adtrans</text:p>
          <text:p text:style-name="P2">adtranz</text:p>
          <text:p text:style-name="P2">adtv</text:p>
          <text:p text:style-name="P2">adventor</text:p>
          <text:p text:style-name="P2">adwiart</text:p>
          <text:p text:style-name="P2">adytom</text:p>
          <text:p text:style-name="P2">aereco</text:p>
          <text:p text:style-name="P2">aeroplast</text:p>
          <text:p text:style-name="P2">aesculap</text:p>
          <text:p text:style-name="P2">aetea</text:p>
          <text:p text:style-name="P2">afart</text:p>
          <text:p text:style-name="P2">afil</text:p>
          <text:p text:style-name="P2">afteral</text:p>
          <text:p text:style-name="P2">afterall</text:p>
          <text:p text:style-name="P2">agabo</text:p>
          <text:p text:style-name="P2">agadex</text:p>
          <text:p text:style-name="P2">agameda</text:p>
          <text:p text:style-name="P2">agancja</text:p>
          <text:p text:style-name="P2">agart</text:p>
          <text:p text:style-name="P2">agaton</text:p>
          <text:p text:style-name="P2">agawer</text:p>
          <text:p text:style-name="P2">agdent</text:p>
          <text:p text:style-name="P2">agdoma</text:p>
          <text:p text:style-name="P2">agenca</text:p>
          <text:p text:style-name="P2">agencj</text:p>
          <text:p text:style-name="P2">aggi</text:p>
          <text:p text:style-name="P2">agin</text:p>
          <text:p text:style-name="P2">agloprojekt</text:p>
          <text:p text:style-name="P2">agmed</text:p>
          <text:p text:style-name="P2">agmot</text:p>
          <text:p text:style-name="P2">agniesz</text:p>
          <text:p text:style-name="P2">agral</text:p>
          <text:p text:style-name="P2">agrand</text:p>
          <text:p text:style-name="P2"><text:soft-page-break/>agraplast</text:p>
          <text:p text:style-name="P2">agreko</text:p>
          <text:p text:style-name="P2">agri</text:p>
          <text:p text:style-name="P2">agrik</text:p>
          <text:p text:style-name="P2">agrimet</text:p>
          <text:p text:style-name="P2">agrip</text:p>
          <text:p text:style-name="P2">agroboss</text:p>
          <text:p text:style-name="P2">agrocoop</text:p>
          <text:p text:style-name="P2">agrofruct</text:p>
          <text:p text:style-name="P2">agrohum</text:p>
          <text:p text:style-name="P2">agrojet</text:p>
          <text:p text:style-name="P2">agrolas</text:p>
          <text:p text:style-name="P2">agrolew</text:p>
          <text:p text:style-name="P2">agrolex</text:p>
          <text:p text:style-name="P2">agrolmłyn</text:p>
          <text:p text:style-name="P2">agromat</text:p>
          <text:p text:style-name="P2">agromax</text:p>
          <text:p text:style-name="P2">agromerino</text:p>
          <text:p text:style-name="P2">agromid</text:p>
          <text:p text:style-name="P2">agromix</text:p>
          <text:p text:style-name="P2">agropolex</text:p>
          <text:p text:style-name="P2">agroprim</text:p>
          <text:p text:style-name="P2">agroserwice</text:p>
          <text:p text:style-name="P2">agrowiec</text:p>
          <text:p text:style-name="P2">agrozen</text:p>
          <text:p text:style-name="P2">agsa</text:p>
          <text:p text:style-name="P2">agstyle</text:p>
          <text:p text:style-name="P2">agtech</text:p>
          <text:p text:style-name="P2">ahma</text:p>
          <text:p text:style-name="P2">aidcas</text:p>
          <text:p text:style-name="P2">aidil</text:p>
          <text:p text:style-name="P2">aiix</text:p>
          <text:p text:style-name="P2">aijas</text:p>
          <text:p text:style-name="P2">aiko</text:p>
          <text:p text:style-name="P2">aimms</text:p>
          <text:p text:style-name="P2">aircar</text:p>
          <text:p text:style-name="P2">aircold</text:p>
          <text:p text:style-name="P2">aircon</text:p>
          <text:p text:style-name="P2">ajanet</text:p>
          <text:p text:style-name="P2">ajawet</text:p>
          <text:p text:style-name="P2">ajden</text:p>
          <text:p text:style-name="P2">ajex</text:p>
          <text:p text:style-name="P2">ajgra</text:p>
          <text:p text:style-name="P2">ajken</text:p>
          <text:p text:style-name="P2">ajskom</text:p>
          <text:p text:style-name="P2">akaba</text:p>
          <text:p text:style-name="P2">akamex</text:p>
          <text:p text:style-name="P2">akan</text:p>
          <text:p text:style-name="P2">akapester</text:p>
          <text:p text:style-name="P2">akasaka</text:p>
          <text:p text:style-name="P2">akat</text:p>
          <text:p text:style-name="P2">akaz</text:p>
          <text:p text:style-name="P2">aken</text:p>
          <text:p text:style-name="P2">akfon</text:p>
          <text:p text:style-name="P2">akjos</text:p>
          <text:p text:style-name="P2">akkus</text:p>
          <text:p text:style-name="P2">akmet</text:p>
          <text:p text:style-name="P2">akon</text:p>
          <text:p text:style-name="P2">akplast</text:p>
          <text:p text:style-name="P2">akpor</text:p>
          <text:p text:style-name="P2">akreo</text:p>
          <text:p text:style-name="P2">akrotrans</text:p>
          <text:p text:style-name="P2">akrpopol</text:p>
          <text:p text:style-name="P2">aksed</text:p>
          <text:p text:style-name="P2">aksent</text:p>
          <text:p text:style-name="P2">akses</text:p>
          <text:p text:style-name="P2">aktaj</text:p>
          <text:p text:style-name="P2">akteb</text:p>
          <text:p text:style-name="P2">aktim</text:p>
          <text:p text:style-name="P2">aktin</text:p>
          <text:p text:style-name="P2"><text:soft-page-break/>aktywo</text:p>
          <text:p text:style-name="P2">akusim</text:p>
          <text:p text:style-name="P2">akutrans</text:p>
          <text:p text:style-name="P2">akwametr</text:p>
          <text:p text:style-name="P2">akwimir</text:p>
          <text:p text:style-name="P2">alamix</text:p>
          <text:p text:style-name="P2">alanda</text:p>
          <text:p text:style-name="P2">alarmtronik</text:p>
          <text:p text:style-name="P2">albatrosexpress</text:p>
          <text:p text:style-name="P2">albex</text:p>
          <text:p text:style-name="P2">albico</text:p>
          <text:p text:style-name="P2">albus</text:p>
          <text:p text:style-name="P2">aldadent</text:p>
          <text:p text:style-name="P2">aldaja</text:p>
          <text:p text:style-name="P2">aldamar</text:p>
          <text:p text:style-name="P2">aldrex</text:p>
          <text:p text:style-name="P2">aldrys</text:p>
          <text:p text:style-name="P2">alea</text:p>
          <text:p text:style-name="P2">alek</text:p>
          <text:p text:style-name="P2">alena</text:p>
          <text:p text:style-name="P2">alfacom</text:p>
          <text:p text:style-name="P2">alfamed</text:p>
          <text:p text:style-name="P2">alfarem</text:p>
          <text:p text:style-name="P2">alfarex</text:p>
          <text:p text:style-name="P2">alfawet</text:p>
          <text:p text:style-name="P2">algaz</text:p>
          <text:p text:style-name="P2">alget</text:p>
          <text:p text:style-name="P2">algors</text:p>
          <text:p text:style-name="P2">alhen</text:p>
          <text:p text:style-name="P2">alicante</text:p>
          <text:p text:style-name="P2">alicjon</text:p>
          <text:p text:style-name="P2">alimet</text:p>
          <text:p text:style-name="P2">alir</text:p>
          <text:p text:style-name="P2">alkabar</text:p>
          <text:p text:style-name="P2"><text:soft-page-break/>alkairja</text:p>
          <text:p text:style-name="P2">alkatraz</text:p>
          <text:p text:style-name="P2">alkometer</text:p>
          <text:p text:style-name="P2">allego</text:p>
          <text:p text:style-name="P2">allegresse</text:p>
          <text:p text:style-name="P2">allimpex</text:p>
          <text:p text:style-name="P2">allione</text:p>
          <text:p text:style-name="P2">allmark</text:p>
          <text:p text:style-name="P2">alltex</text:p>
          <text:p text:style-name="P2">almabud</text:p>
          <text:p text:style-name="P2">almag</text:p>
          <text:p text:style-name="P2">almal</text:p>
          <text:p text:style-name="P2">almares</text:p>
          <text:p text:style-name="P2">almars</text:p>
          <text:p text:style-name="P2">almatourist</text:p>
          <text:p text:style-name="P2">almiflora</text:p>
          <text:p text:style-name="P2">almit</text:p>
          <text:p text:style-name="P2">almont</text:p>
          <text:p text:style-name="P2">alnet</text:p>
          <text:p text:style-name="P2">alor</text:p>
          <text:p text:style-name="P2">alphagraphics</text:p>
          <text:p text:style-name="P2">alphatron</text:p>
          <text:p text:style-name="P2">alpikor</text:p>
          <text:p text:style-name="P2">alpimag</text:p>
          <text:p text:style-name="P2">alpinmax</text:p>
          <text:p text:style-name="P2">alpla</text:p>
          <text:p text:style-name="P2">alpol</text:p>
          <text:p text:style-name="P2">alrad</text:p>
          <text:p text:style-name="P2">alraj</text:p>
          <text:p text:style-name="P2">alsadom</text:p>
          <text:p text:style-name="P2">alsero</text:p>
          <text:p text:style-name="P2">alsoft</text:p>
          <text:p text:style-name="P2">alstal</text:p>
          <text:p text:style-name="P2">alteria</text:p>
          <text:p text:style-name="P2">altic</text:p>
          <text:p text:style-name="P2">altit</text:p>
          <text:p text:style-name="P2">altservice</text:p>
          <text:p text:style-name="P2">altur</text:p>
          <text:p text:style-name="P2">alubud</text:p>
          <text:p text:style-name="P2">aludor</text:p>
          <text:p text:style-name="P2">alukolor</text:p>
          <text:p text:style-name="P2">alumen</text:p>
          <text:p text:style-name="P2">alumex</text:p>
          <text:p text:style-name="P2">alumi</text:p>
          <text:p text:style-name="P2">alutherm</text:p>
          <text:p text:style-name="P2">alutop</text:p>
          <text:p text:style-name="P2">alutor</text:p>
          <text:p text:style-name="P2">alvis</text:p>
          <text:p text:style-name="P2">alwro</text:p>
          <text:p text:style-name="P2">alxbud</text:p>
          <text:p text:style-name="P2">alzet</text:p>
          <text:p text:style-name="P2">amafrut</text:p>
          <text:p text:style-name="P2">amag</text:p>
          <text:p text:style-name="P2">amalfi</text:p>
          <text:p text:style-name="P2">amaros</text:p>
          <text:p text:style-name="P2">amavet</text:p>
          <text:p text:style-name="P2">amavika</text:p>
          <text:p text:style-name="P2">amawo</text:p>
          <text:p text:style-name="P2">amax</text:p>
          <text:p text:style-name="P2">amberdent</text:p>
          <text:p text:style-name="P2">amberpol</text:p>
          <text:p text:style-name="P2">ambropol</text:p>
          <text:p text:style-name="P2">ambud</text:p>
          <text:p text:style-name="P2">amedis</text:p>
          <text:p text:style-name="P2">amefa</text:p>
          <text:p text:style-name="P2">ameh</text:p>
          <text:p text:style-name="P2">amerald</text:p>
          <text:p text:style-name="P2">americo</text:p>
          <text:p text:style-name="P2">amerikanos</text:p>
          <text:p text:style-name="P2">amervox</text:p>
          <text:p text:style-name="P2">amerycanos</text:p>
          <text:p text:style-name="P2">amfarm</text:p>
          <text:p text:style-name="P2">amicar</text:p>
          <text:p text:style-name="P2">amikom</text:p>
          <text:p text:style-name="P2">amil</text:p>
          <text:p text:style-name="P2">amilab</text:p>
          <text:p text:style-name="P2">amimed</text:p>
          <text:p text:style-name="P2">amireks</text:p>
          <text:p text:style-name="P2">amiserw</text:p>
          <text:p text:style-name="P2">amitex</text:p>
          <text:p text:style-name="P2">ammas</text:p>
          <text:p text:style-name="P2">amore</text:p>
          <text:p text:style-name="P2">amplifon</text:p>
          <text:p text:style-name="P2">amrat</text:p>
          <text:p text:style-name="P2">amstal</text:p>
          <text:p text:style-name="P2">amstrad</text:p>
          <text:p text:style-name="P2">anadolu</text:p>
          <text:p text:style-name="P2">anait</text:p>
          <text:p text:style-name="P2">anarda</text:p>
          <text:p text:style-name="P2">anatextil</text:p>
          <text:p text:style-name="P2">anben</text:p>
          <text:p text:style-name="P2">anbest</text:p>
          <text:p text:style-name="P2">anbro</text:p>
          <text:p text:style-name="P2">anbut</text:p>
          <text:p text:style-name="P2">anchem</text:p>
          <text:p text:style-name="P2">andako</text:p>
          <text:p text:style-name="P2">andalousia</text:p>
          <text:p text:style-name="P2">andalucia</text:p>
          <text:p text:style-name="P2">andan</text:p>
          <text:p text:style-name="P2">andawa</text:p>
          <text:p text:style-name="P2">andcom</text:p>
          <text:p text:style-name="P2">andersia</text:p>
          <text:p text:style-name="P2">andles</text:p>
          <text:p text:style-name="P2">andrä</text:p>
          <text:p text:style-name="P2"><text:soft-page-break/>andrad</text:p>
          <text:p text:style-name="P2">andreb</text:p>
          <text:p text:style-name="P2">andriusza</text:p>
          <text:p text:style-name="P2">andruszewska</text:p>
          <text:p text:style-name="P2">andys</text:p>
          <text:p text:style-name="P2">aneczka</text:p>
          <text:p text:style-name="P2">anemark</text:p>
          <text:p text:style-name="P2">anest</text:p>
          <text:p text:style-name="P2">anexim</text:p>
          <text:p text:style-name="P2">anglokap</text:p>
          <text:p text:style-name="P2">angopol</text:p>
          <text:p text:style-name="P2">anhed</text:p>
          <text:p text:style-name="P2">anhydro</text:p>
          <text:p text:style-name="P2">ania</text:p>
          <text:p text:style-name="P2">anigraf</text:p>
          <text:p text:style-name="P2">anilorak</text:p>
          <text:p text:style-name="P2">animalvet</text:p>
          <text:p text:style-name="P2">animarpoz</text:p>
          <text:p text:style-name="P2">animpol</text:p>
          <text:p text:style-name="P2">animtec</text:p>
          <text:p text:style-name="P2">aniram</text:p>
          <text:p text:style-name="P2">aniwex</text:p>
          <text:p text:style-name="P2">anix</text:p>
          <text:p text:style-name="P2">anixter</text:p>
          <text:p text:style-name="P2">ankadan</text:p>
          <text:p text:style-name="P2">ankoma</text:p>
          <text:p text:style-name="P2">ankopol</text:p>
          <text:p text:style-name="P2">annakom</text:p>
          <text:p text:style-name="P2">anndar</text:p>
          <text:p text:style-name="P2">anneberg</text:p>
          <text:p text:style-name="P2">annopol</text:p>
          <text:p text:style-name="P2">anpa</text:p>
          <text:p text:style-name="P2">anpakx</text:p>
          <text:p text:style-name="P2">anpio</text:p>
          <text:p text:style-name="P2">anpis</text:p>
          <text:p text:style-name="P2">anres</text:p>
          <text:p text:style-name="P2">anrom</text:p>
          <text:p text:style-name="P2">ansław</text:p>
          <text:p text:style-name="P2">antebi</text:p>
          <text:p text:style-name="P2">antext</text:p>
          <text:p text:style-name="P2">antomot</text:p>
          <text:p text:style-name="P2">antrans</text:p>
          <text:p text:style-name="P2">antro</text:p>
          <text:p text:style-name="P2">antronic</text:p>
          <text:p text:style-name="P2">anvit</text:p>
          <text:p text:style-name="P2">anvito</text:p>
          <text:p text:style-name="P2">anwer</text:p>
          <text:p text:style-name="P2">anwo</text:p>
          <text:p text:style-name="P2">anwol</text:p>
          <text:p text:style-name="P2">apaform</text:p>
          <text:p text:style-name="P2">apalan</text:p>
          <text:p text:style-name="P2">apatel</text:p>
          <text:p text:style-name="P2">apehand</text:p>
          <text:p text:style-name="P2">apfj</text:p>
          <text:p text:style-name="P2">apimet</text:p>
          <text:p text:style-name="P2">apipron</text:p>
          <text:p text:style-name="P2">aprekol</text:p>
          <text:p text:style-name="P2">aptom</text:p>
          <text:p text:style-name="P2">apws</text:p>
          <text:p text:style-name="P2">aqlin</text:p>
          <text:p text:style-name="P2">aquagaz</text:p>
          <text:p text:style-name="P2">aqualibri</text:p>
          <text:p text:style-name="P2">aqualog</text:p>
          <text:p text:style-name="P2">aquatik</text:p>
          <text:p text:style-name="P2">aqvador</text:p>
          <text:p text:style-name="P2">aqvedukt</text:p>
          <text:p text:style-name="P2">aracar</text:p>
          <text:p text:style-name="P2">arakis</text:p>
          <text:p text:style-name="P2">arbe</text:p>
          <text:p text:style-name="P2">arbet</text:p>
          <text:p text:style-name="P2">arcar</text:p>
          <text:p text:style-name="P2">archegram</text:p>
          <text:p text:style-name="P2">archeon</text:p>
          <text:p text:style-name="P2">archeport</text:p>
          <text:p text:style-name="P2">archib</text:p>
          <text:p text:style-name="P2">archida</text:p>
          <text:p text:style-name="P2">archidiecezjalny</text:p>
          <text:p text:style-name="P2">archiformat</text:p>
          <text:p text:style-name="P2">archigraf</text:p>
          <text:p text:style-name="P2">architon</text:p>
          <text:p text:style-name="P2">archivariusz</text:p>
          <text:p text:style-name="P2">archma</text:p>
          <text:p text:style-name="P2">ardea</text:p>
          <text:p text:style-name="P2">ardeko</text:p>
          <text:p text:style-name="P2">areva</text:p>
          <text:p text:style-name="P2">argento</text:p>
          <text:p text:style-name="P2">argentyna</text:p>
          <text:p text:style-name="P2">argum</text:p>
          <text:p text:style-name="P2">arimex</text:p>
          <text:p text:style-name="P2">arimpex</text:p>
          <text:p text:style-name="P2">arispol</text:p>
          <text:p text:style-name="P2">arjot</text:p>
          <text:p text:style-name="P2">arkanum</text:p>
          <text:p text:style-name="P2">arkat</text:p>
          <text:p text:style-name="P2">arkazen</text:p>
          <text:p text:style-name="P2">arkedo</text:p>
          <text:p text:style-name="P2">arkitekton</text:p>
          <text:p text:style-name="P2">arkobi</text:p>
          <text:p text:style-name="P2">arkon</text:p>
          <text:p text:style-name="P2">arkona</text:p>
          <text:p text:style-name="P2">arkonada</text:p>
          <text:p text:style-name="P2">arkonia</text:p>
          <text:p text:style-name="P2">arktdan</text:p>
          <text:p text:style-name="P2">arktic</text:p>
          <text:p text:style-name="P2"><text:soft-page-break/>arlan</text:p>
          <text:p text:style-name="P2">arlean</text:p>
          <text:p text:style-name="P2">armadent</text:p>
          <text:p text:style-name="P2">armavip</text:p>
          <text:p text:style-name="P2">arnie</text:p>
          <text:p text:style-name="P2">arox</text:p>
          <text:p text:style-name="P2">arpel</text:p>
          <text:p text:style-name="P2">arroka</text:p>
          <text:p text:style-name="P2">arrowsped</text:p>
          <text:p text:style-name="P2">arsidus</text:p>
          <text:p text:style-name="P2">arsped</text:p>
          <text:p text:style-name="P2">arstel</text:p>
          <text:p text:style-name="P2">artab</text:p>
          <text:p text:style-name="P2">artaszat</text:p>
          <text:p text:style-name="P2">artbest</text:p>
          <text:p text:style-name="P2">artdrewno</text:p>
          <text:p text:style-name="P2">artform</text:p>
          <text:p text:style-name="P2">artfoto</text:p>
          <text:p text:style-name="P2">artkam</text:p>
          <text:p text:style-name="P2">artmebel</text:p>
          <text:p text:style-name="P2">artonus</text:p>
          <text:p text:style-name="P2">artownia</text:p>
          <text:p text:style-name="P2">artpage</text:p>
          <text:p text:style-name="P2">artpos</text:p>
          <text:p text:style-name="P2">artraf</text:p>
          <text:p text:style-name="P2">artro</text:p>
          <text:p text:style-name="P2">artsakra</text:p>
          <text:p text:style-name="P2">arturex</text:p>
          <text:p text:style-name="P2">artvac</text:p>
          <text:p text:style-name="P2">artwet</text:p>
          <text:p text:style-name="P2">artyficium</text:p>
          <text:p text:style-name="P2">arvis</text:p>
          <text:p text:style-name="P2">arwibud</text:p>
          <text:p text:style-name="P2">arwimont</text:p>
          <text:p text:style-name="P2">arwis</text:p>
          <text:p text:style-name="P2">ascomp</text:p>
          <text:p text:style-name="P2">asdop</text:p>
          <text:p text:style-name="P2">asdrog</text:p>
          <text:p text:style-name="P2">asetss</text:p>
          <text:p text:style-name="P2">ashop</text:p>
          <text:p text:style-name="P2">askal</text:p>
          <text:p text:style-name="P2">asklepion</text:p>
          <text:p text:style-name="P2">askom</text:p>
          <text:p text:style-name="P2">asmar</text:p>
          <text:p text:style-name="P2">asmax</text:p>
          <text:p text:style-name="P2">aspel</text:p>
          <text:p text:style-name="P2">aspi</text:p>
          <text:p text:style-name="P2">asplant</text:p>
          <text:p text:style-name="P2">aspri</text:p>
          <text:p text:style-name="P2">assit</text:p>
          <text:p text:style-name="P2">assko</text:p>
          <text:p text:style-name="P2">asso</text:p>
          <text:p text:style-name="P2">assur</text:p>
          <text:p text:style-name="P2">assurf</text:p>
          <text:p text:style-name="P2">astar</text:p>
          <text:p text:style-name="P2">aste</text:p>
          <text:p text:style-name="P2">astia</text:p>
          <text:p text:style-name="P2">astil</text:p>
          <text:p text:style-name="P2">astin</text:p>
          <text:p text:style-name="P2">astolup</text:p>
          <text:p text:style-name="P2">astorex</text:p>
          <text:p text:style-name="P2">astrapack</text:p>
          <text:p text:style-name="P2">astrink</text:p>
          <text:p text:style-name="P2">astwa</text:p>
          <text:p text:style-name="P2">asza</text:p>
          <text:p text:style-name="P2">ataberg</text:p>
          <text:p text:style-name="P2">atalan</text:p>
          <text:p text:style-name="P2">atargatis</text:p>
          <text:p text:style-name="P2">atawis</text:p>
          <text:p text:style-name="P2">atecom</text:p>
          <text:p text:style-name="P2">atestkom</text:p>
          <text:p text:style-name="P2">athon</text:p>
          <text:p text:style-name="P2">atic</text:p>
          <text:p text:style-name="P2">aticom</text:p>
          <text:p text:style-name="P2">atiel</text:p>
          <text:p text:style-name="P2">ativ</text:p>
          <text:p text:style-name="P2">atmopomiar</text:p>
          <text:p text:style-name="P2">atofina</text:p>
          <text:p text:style-name="P2">atrax</text:p>
          <text:p text:style-name="P2">audiomedia</text:p>
          <text:p text:style-name="P2">audioton</text:p>
          <text:p text:style-name="P2">auran</text:p>
          <text:p text:style-name="P2">aurina</text:p>
          <text:p text:style-name="P2">aurum</text:p>
          <text:p text:style-name="P2">austriacko</text:p>
          <text:p text:style-name="P2">autap</text:p>
          <text:p text:style-name="P2">autoand</text:p>
          <text:p text:style-name="P2">autobathelt</text:p>
          <text:p text:style-name="P2">autobest</text:p>
          <text:p text:style-name="P2">autocholewa</text:p>
          <text:p text:style-name="P2">autocraft</text:p>
          <text:p text:style-name="P2">autodesign</text:p>
          <text:p text:style-name="P2">autoexpol</text:p>
          <text:p text:style-name="P2">autoglob</text:p>
          <text:p text:style-name="P2">autokabina</text:p>
          <text:p text:style-name="P2">autokeller</text:p>
          <text:p text:style-name="P2">autokons</text:p>
          <text:p text:style-name="P2">autolack</text:p>
          <text:p text:style-name="P2">automatica</text:p>
          <text:p text:style-name="P2">automatik</text:p>
          <text:p text:style-name="P2">autonadwozia</text:p>
          <text:p text:style-name="P2">autonet</text:p>
          <text:p text:style-name="P2">autooptima</text:p>
          <text:p text:style-name="P2">autopex</text:p>
          <text:p text:style-name="P2"><text:soft-page-break/>autoplanet</text:p>
          <text:p text:style-name="P2">autoproces</text:p>
          <text:p text:style-name="P2">autoprotech</text:p>
          <text:p text:style-name="P2">autoradio</text:p>
          <text:p text:style-name="P2">autoshop</text:p>
          <text:p text:style-name="P2">autostock</text:p>
          <text:p text:style-name="P2">autotrax</text:p>
          <text:p text:style-name="P2">autotronic</text:p>
          <text:p text:style-name="P2">autousługa</text:p>
          <text:p text:style-name="P2">auxnet</text:p>
          <text:p text:style-name="P2">avantart</text:p>
          <text:p text:style-name="P2">avantis</text:p>
          <text:p text:style-name="P2">avatex</text:p>
          <text:p text:style-name="P2">avcon</text:p>
          <text:p text:style-name="P2">avek</text:p>
          <text:p text:style-name="P2">avgat</text:p>
          <text:p text:style-name="P2">avidus</text:p>
          <text:p text:style-name="P2">avikom</text:p>
          <text:p text:style-name="P2">aviks</text:p>
          <text:p text:style-name="P2">aviotech</text:p>
          <text:p text:style-name="P2">avola</text:p>
          <text:p text:style-name="P2">awalo</text:p>
          <text:p text:style-name="P2">awart</text:p>
          <text:p text:style-name="P2">awekim</text:p>
          <text:p text:style-name="P2">awicenna</text:p>
          <text:p text:style-name="P2">awimed</text:p>
          <text:p text:style-name="P2">awpol</text:p>
          <text:p text:style-name="P2">awtsap</text:p>
          <text:p text:style-name="P2">axells</text:p>
          <text:p text:style-name="P2">azacom</text:p>
          <text:p text:style-name="P2">azam</text:p>
          <text:p text:style-name="P2">azaro</text:p>
          <text:p text:style-name="P2">azcars</text:p>
          <text:p text:style-name="P2">azed</text:p>
          <text:p text:style-name="P2">azis</text:p>
          <text:p text:style-name="P2">azkin</text:p>
          <text:p text:style-name="P2">azmax</text:p>
          <text:p text:style-name="P2">azmet</text:p>
          <text:p text:style-name="P2">azmot</text:p>
          <text:p text:style-name="P2">azuko</text:p>
          <text:p text:style-name="P2">baag</text:p>
          <text:p text:style-name="P2">babichy</text:p>
          <text:p text:style-name="P2">babydeco</text:p>
          <text:p text:style-name="P2">babyland</text:p>
          <text:p text:style-name="P2">bacalarus</text:p>
          <text:p text:style-name="P2">baczam</text:p>
          <text:p text:style-name="P2">badlando</text:p>
          <text:p text:style-name="P2">bafi</text:p>
          <text:p text:style-name="P2">bafo</text:p>
          <text:p text:style-name="P2">bagentor</text:p>
          <text:p text:style-name="P2">baggio</text:p>
          <text:p text:style-name="P2">bagoma</text:p>
          <text:p text:style-name="P2">bagrani</text:p>
          <text:p text:style-name="P2">bahmus</text:p>
          <text:p text:style-name="P2">bajeko</text:p>
          <text:p text:style-name="P2">bajgips</text:p>
          <text:p text:style-name="P2">bajkoludek</text:p>
          <text:p text:style-name="P2">bajtl</text:p>
          <text:p text:style-name="P2">bajtur</text:p>
          <text:p text:style-name="P2">bakard</text:p>
          <text:p text:style-name="P2">bakema</text:p>
          <text:p text:style-name="P2">bakero</text:p>
          <text:p text:style-name="P2">balgera</text:p>
          <text:p text:style-name="P2">balinox</text:p>
          <text:p text:style-name="P2">balistar</text:p>
          <text:p text:style-name="P2">balkanska</text:p>
          <text:p text:style-name="P2">ballux</text:p>
          <text:p text:style-name="P2">balmed</text:p>
          <text:p text:style-name="P2">balteam</text:p>
          <text:p text:style-name="P2">baltexim</text:p>
          <text:p text:style-name="P2">balticana</text:p>
          <text:p text:style-name="P2">balticon</text:p>
          <text:p text:style-name="P2">baltima</text:p>
          <text:p text:style-name="P2">baltom</text:p>
          <text:p text:style-name="P2">balux</text:p>
          <text:p text:style-name="P2">bałamex</text:p>
          <text:p text:style-name="P2">bałandówka</text:p>
          <text:p text:style-name="P2">bamko</text:p>
          <text:p text:style-name="P2">banachówka</text:p>
          <text:p text:style-name="P2">bananek</text:p>
          <text:p text:style-name="P2">banaster</text:p>
          <text:p text:style-name="P2">bandog</text:p>
          <text:p text:style-name="P2">baniocha</text:p>
          <text:p text:style-name="P2">baola</text:p>
          <text:p text:style-name="P2">bapia</text:p>
          <text:p text:style-name="P2">barbasco</text:p>
          <text:p text:style-name="P2">bardex</text:p>
          <text:p text:style-name="P2">bargo</text:p>
          <text:p text:style-name="P2">barinstal</text:p>
          <text:p text:style-name="P2">barkat</text:p>
          <text:p text:style-name="P2">barkpol</text:p>
          <text:p text:style-name="P2">barkspol</text:p>
          <text:p text:style-name="P2">barline</text:p>
          <text:p text:style-name="P2">bartimex</text:p>
          <text:p text:style-name="P2">bartinox</text:p>
          <text:p text:style-name="P2">bartmasz</text:p>
          <text:p text:style-name="P2">bartpol</text:p>
          <text:p text:style-name="P2">barwes</text:p>
          <text:p text:style-name="P2">baso</text:p>
          <text:p text:style-name="P2">basped</text:p>
          <text:p text:style-name="P2">bassport</text:p>
          <text:p text:style-name="P2">batcom</text:p>
          <text:p text:style-name="P2">batimex</text:p>
          <text:p text:style-name="P2">batomet</text:p>
          <text:p text:style-name="P2"><text:soft-page-break/>battenfeld</text:p>
          <text:p text:style-name="P2">batumi</text:p>
          <text:p text:style-name="P2">bauimpex</text:p>
          <text:p text:style-name="P2">baukom</text:p>
          <text:p text:style-name="P2">baukontor</text:p>
          <text:p text:style-name="P2">baumat</text:p>
          <text:p text:style-name="P2">baxtom</text:p>
          <text:p text:style-name="P2">baywa</text:p>
          <text:p text:style-name="P2">bazet</text:p>
          <text:p text:style-name="P2">bazto</text:p>
          <text:p text:style-name="P2">bądecz</text:p>
          <text:p text:style-name="P2">bąkowo</text:p>
          <text:p text:style-name="P2">bcmm</text:p>
          <text:p text:style-name="P2">beart</text:p>
          <text:p text:style-name="P2">beautyco</text:p>
          <text:p text:style-name="P2">bechtur</text:p>
          <text:p text:style-name="P2">beckhoff</text:p>
          <text:p text:style-name="P2">becpak</text:p>
          <text:p text:style-name="P2">bedar</text:p>
          <text:p text:style-name="P2">beengeen</text:p>
          <text:p text:style-name="P2">beiselen</text:p>
          <text:p text:style-name="P2">bejur</text:p>
          <text:p text:style-name="P2">belbest</text:p>
          <text:p text:style-name="P2">beljot</text:p>
          <text:p text:style-name="P2">bellhydro</text:p>
          <text:p text:style-name="P2">belmay</text:p>
          <text:p text:style-name="P2">belmin</text:p>
          <text:p text:style-name="P2">belotto</text:p>
          <text:p text:style-name="P2">belstar</text:p>
          <text:p text:style-name="P2">beluga</text:p>
          <text:p text:style-name="P2">bemapol</text:p>
          <text:p text:style-name="P2">bemars</text:p>
          <text:p text:style-name="P2">bemex</text:p>
          <text:p text:style-name="P2">bemita</text:p>
          <text:p text:style-name="P2">benabud</text:p>
          <text:p text:style-name="P2">benala</text:p>
          <text:p text:style-name="P2">bengaz</text:p>
          <text:p text:style-name="P2">benon</text:p>
          <text:p text:style-name="P2">benpol</text:p>
          <text:p text:style-name="P2">benylux</text:p>
          <text:p text:style-name="P2">berbo</text:p>
          <text:p text:style-name="P2">berensen</text:p>
          <text:p text:style-name="P2">bergpol</text:p>
          <text:p text:style-name="P2">bergron</text:p>
          <text:p text:style-name="P2">berlinbus</text:p>
          <text:p text:style-name="P2">berol</text:p>
          <text:p text:style-name="P2">berolina</text:p>
          <text:p text:style-name="P2">besad</text:p>
          <text:p text:style-name="P2">besal</text:p>
          <text:p text:style-name="P2">besmarex</text:p>
          <text:p text:style-name="P2">besspol</text:p>
          <text:p text:style-name="P2">bestate</text:p>
          <text:p text:style-name="P2">bestmar</text:p>
          <text:p text:style-name="P2">betafence</text:p>
          <text:p text:style-name="P2">betard</text:p>
          <text:p text:style-name="P2">betdach</text:p>
          <text:p text:style-name="P2">betolux</text:p>
          <text:p text:style-name="P2">betomax</text:p>
          <text:p text:style-name="P2">betomet</text:p>
          <text:p text:style-name="P2">bettonville</text:p>
          <text:p text:style-name="P2">bewimex</text:p>
          <text:p text:style-name="P2">bewit</text:p>
          <text:p text:style-name="P2">bhautomatyka</text:p>
          <text:p text:style-name="P2">bialimex</text:p>
          <text:p text:style-name="P2">bialmet</text:p>
          <text:p text:style-name="P2">bibione</text:p>
          <text:p text:style-name="P2">bibise</text:p>
          <text:p text:style-name="P2">bicor</text:p>
          <text:p text:style-name="P2">bielańka</text:p>
          <text:p text:style-name="P2">bielbike</text:p>
          <text:p text:style-name="P2">bieldruk</text:p>
          <text:p text:style-name="P2">bieprado</text:p>
          <text:p text:style-name="P2">biernaccy</text:p>
          <text:p text:style-name="P2">bieszczady</text:p>
          <text:p text:style-name="P2">bifamet</text:p>
          <text:p text:style-name="P2">bigart</text:p>
          <text:p text:style-name="P2">bigmet</text:p>
          <text:p text:style-name="P2">bigserwis</text:p>
          <text:p text:style-name="P2">bigtruck</text:p>
          <text:p text:style-name="P2">bijou</text:p>
          <text:p text:style-name="P2">bikeman</text:p>
          <text:p text:style-name="P2">bikra</text:p>
          <text:p text:style-name="P2">bilbut</text:p>
          <text:p text:style-name="P2">bileteria</text:p>
          <text:p text:style-name="P2">biljar</text:p>
          <text:p text:style-name="P2">billennium</text:p>
          <text:p text:style-name="P2">billmed</text:p>
          <text:p text:style-name="P2">bimac</text:p>
          <text:p text:style-name="P2">bimad</text:p>
          <text:p text:style-name="P2">bindec</text:p>
          <text:p text:style-name="P2">bint</text:p>
          <text:p text:style-name="P2">bińczycka</text:p>
          <text:p text:style-name="P2">biochefa</text:p>
          <text:p text:style-name="P2">bioclub</text:p>
          <text:p text:style-name="P2">biocontrol</text:p>
          <text:p text:style-name="P2">biogradex</text:p>
          <text:p text:style-name="P2">biohumus</text:p>
          <text:p text:style-name="P2">biomak</text:p>
          <text:p text:style-name="P2">bionas</text:p>
          <text:p text:style-name="P2">bionfobank</text:p>
          <text:p text:style-name="P2">bioromat</text:p>
          <text:p text:style-name="P2">biosport</text:p>
          <text:p text:style-name="P2">bipat</text:p>
          <text:p text:style-name="P2">bipo</text:p>
          <text:p text:style-name="P2"><text:soft-page-break/>biprochem</text:p>
          <text:p text:style-name="P2">biskom</text:p>
          <text:p text:style-name="P2">bitermo</text:p>
          <text:p text:style-name="P2">bitsoft</text:p>
          <text:p text:style-name="P2">bitubi</text:p>
          <text:p text:style-name="P2">bitur</text:p>
          <text:p text:style-name="P2">biukom</text:p>
          <text:p text:style-name="P2">biurofax</text:p>
          <text:p text:style-name="P2">biuroferta</text:p>
          <text:p text:style-name="P2">biurokonkret</text:p>
          <text:p text:style-name="P2">biuromex</text:p>
          <text:p text:style-name="P2">biurooferta</text:p>
          <text:p text:style-name="P2">biustol</text:p>
          <text:p text:style-name="P2">bizarro</text:p>
          <text:p text:style-name="P2">biztos</text:p>
          <text:p text:style-name="P2">blachwent</text:p>
          <text:p text:style-name="P2">blackhorse</text:p>
          <text:p text:style-name="P2">blackpartners</text:p>
          <text:p text:style-name="P2">blatsystem</text:p>
          <text:p text:style-name="P2">blenam</text:p>
          <text:p text:style-name="P2">blichgips</text:p>
          <text:p text:style-name="P2">blimpie</text:p>
          <text:p text:style-name="P2">blitag</text:p>
          <text:p text:style-name="P2">bmezine</text:p>
          <text:p text:style-name="P2">bobsat</text:p>
          <text:p text:style-name="P2">bobst</text:p>
          <text:p text:style-name="P2">bocja</text:p>
          <text:p text:style-name="P2">boconceps</text:p>
          <text:p text:style-name="P2">boczkowska</text:p>
          <text:p text:style-name="P2">boema</text:p>
          <text:p text:style-name="P2">bogren</text:p>
          <text:p text:style-name="P2">bojero</text:p>
          <text:p text:style-name="P2">bokamad</text:p>
          <text:p text:style-name="P2">bolarg</text:p>
          <text:p text:style-name="P2">boletus</text:p>
          <text:p text:style-name="P2">bomato</text:p>
          <text:p text:style-name="P2">bomilla</text:p>
          <text:p text:style-name="P2">bomtex</text:p>
          <text:p text:style-name="P2">bomus</text:p>
          <text:p text:style-name="P2">bondent</text:p>
          <text:p text:style-name="P2">bondi</text:p>
          <text:p text:style-name="P2">bonum</text:p>
          <text:p text:style-name="P2">bopra</text:p>
          <text:p text:style-name="P2">bormag</text:p>
          <text:p text:style-name="P2">borowinka</text:p>
          <text:p text:style-name="P2">bortrans</text:p>
          <text:p text:style-name="P2">bosimer</text:p>
          <text:p text:style-name="P2">bosin</text:p>
          <text:p text:style-name="P2">bossnet</text:p>
          <text:p text:style-name="P2">bostan</text:p>
          <text:p text:style-name="P2">botex</text:p>
          <text:p text:style-name="P2">bowig</text:p>
          <text:p text:style-name="P2">bowo</text:p>
          <text:p text:style-name="P2">boxground</text:p>
          <text:p text:style-name="P2">bozel</text:p>
          <text:p text:style-name="P2">brachot</text:p>
          <text:p text:style-name="P2">brader</text:p>
          <text:p text:style-name="P2">bramator</text:p>
          <text:p text:style-name="P2">bramlux</text:p>
          <text:p text:style-name="P2">bramtek</text:p>
          <text:p text:style-name="P2">branżmax</text:p>
          <text:p text:style-name="P2">brasbud</text:p>
          <text:p text:style-name="P2">brawix</text:p>
          <text:p text:style-name="P2">brazylia</text:p>
          <text:p text:style-name="P2">brege</text:p>
          <text:p text:style-name="P2">brein</text:p>
          <text:p text:style-name="P2">bremex</text:p>
          <text:p text:style-name="P2">breviter</text:p>
          <text:p text:style-name="P2">brokmaster</text:p>
          <text:p text:style-name="P2">brołuk</text:p>
          <text:p text:style-name="P2">broso</text:p>
          <text:p text:style-name="P2">brukklin</text:p>
          <text:p text:style-name="P2">brukstone</text:p>
          <text:p text:style-name="P2">bruździńska</text:p>
          <text:p text:style-name="P2">brydzia</text:p>
          <text:p text:style-name="P2">brystan</text:p>
          <text:p text:style-name="P2">brzozrem</text:p>
          <text:p text:style-name="P2">bsjp</text:p>
          <text:p text:style-name="P2">btkiz</text:p>
          <text:p text:style-name="P2">bubu</text:p>
          <text:p text:style-name="P2">budamrek</text:p>
          <text:p text:style-name="P2">budarek</text:p>
          <text:p text:style-name="P2">budart</text:p>
          <text:p text:style-name="P2">budbor</text:p>
          <text:p text:style-name="P2">budemex</text:p>
          <text:p text:style-name="P2">buden</text:p>
          <text:p text:style-name="P2">budexpol</text:p>
          <text:p text:style-name="P2">budfaza</text:p>
          <text:p text:style-name="P2">budgaz</text:p>
          <text:p text:style-name="P2">budimark</text:p>
          <text:p text:style-name="P2">budimos</text:p>
          <text:p text:style-name="P2">budinst</text:p>
          <text:p text:style-name="P2">budiwex</text:p>
          <text:p text:style-name="P2">budjar</text:p>
          <text:p text:style-name="P2">budland</text:p>
          <text:p text:style-name="P2">budmak</text:p>
          <text:p text:style-name="P2">budmal</text:p>
          <text:p text:style-name="P2">budmax</text:p>
          <text:p text:style-name="P2">budmiś</text:p>
          <text:p text:style-name="P2">budomatex</text:p>
          <text:p text:style-name="P2">budomost</text:p>
          <text:p text:style-name="P2">budoprol</text:p>
          <text:p text:style-name="P2">budotom</text:p>
          <text:p text:style-name="P2">budowalne</text:p>
          <text:p text:style-name="P2"><text:soft-page-break/>budowpol</text:p>
          <text:p text:style-name="P2">budpal</text:p>
          <text:p text:style-name="P2">budramat</text:p>
          <text:p text:style-name="P2">budropol</text:p>
          <text:p text:style-name="P2">budsystem</text:p>
          <text:p text:style-name="P2">budwex</text:p>
          <text:p text:style-name="P2">budymex</text:p>
          <text:p text:style-name="P2">bufax</text:p>
          <text:p text:style-name="P2">bufiks</text:p>
          <text:p text:style-name="P2">bugajska</text:p>
          <text:p text:style-name="P2">bugei</text:p>
          <text:p text:style-name="P2">bugsy</text:p>
          <text:p text:style-name="P2">bukmis</text:p>
          <text:p text:style-name="P2">bukorol</text:p>
          <text:p text:style-name="P2">bukpol</text:p>
          <text:p text:style-name="P2">buldi</text:p>
          <text:p text:style-name="P2">bulex</text:p>
          <text:p text:style-name="P2">buligum</text:p>
          <text:p text:style-name="P2">bulińscy</text:p>
          <text:p text:style-name="P2">bumadex</text:p>
          <text:p text:style-name="P2">bumaut</text:p>
          <text:p text:style-name="P2">bumex</text:p>
          <text:p text:style-name="P2">burw</text:p>
          <text:p text:style-name="P2">businesscommerce</text:p>
          <text:p text:style-name="P2">buskopol</text:p>
          <text:p text:style-name="P2">buszkom</text:p>
          <text:p text:style-name="P2">butdam</text:p>
          <text:p text:style-name="P2">butrex</text:p>
          <text:p text:style-name="P2">bwms</text:p>
          <text:p text:style-name="P2">bydgostia</text:p>
          <text:p text:style-name="P2">byno</text:p>
          <text:p text:style-name="P2">bzpu</text:p>
          <text:p text:style-name="P2">cabomba</text:p>
          <text:p text:style-name="P2">cabrolab</text:p>
          <text:p text:style-name="P2">cachnij</text:p>
          <text:p text:style-name="P2">cadell</text:p>
          <text:p text:style-name="P2">cadilak</text:p>
          <text:p text:style-name="P2">cadpol</text:p>
          <text:p text:style-name="P2">calino</text:p>
          <text:p text:style-name="P2">caliors</text:p>
          <text:p text:style-name="P2">camar</text:p>
          <text:p text:style-name="P2">cambrige</text:p>
          <text:p text:style-name="P2">camena</text:p>
          <text:p text:style-name="P2">camerpol</text:p>
          <text:p text:style-name="P2">camertech</text:p>
          <text:p text:style-name="P2">camino</text:p>
          <text:p text:style-name="P2">camiza</text:p>
          <text:p text:style-name="P2">cammpol</text:p>
          <text:p text:style-name="P2">campania</text:p>
          <text:p text:style-name="P2">camppol</text:p>
          <text:p text:style-name="P2">canbeana</text:p>
          <text:p text:style-name="P2">canson</text:p>
          <text:p text:style-name="P2">capitalone</text:p>
          <text:p text:style-name="P2">capriciosa</text:p>
          <text:p text:style-name="P2">capucino</text:p>
          <text:p text:style-name="P2">caravex</text:p>
          <text:p text:style-name="P2">carbex</text:p>
          <text:p text:style-name="P2">cardioland</text:p>
          <text:p text:style-name="P2">cardom</text:p>
          <text:p text:style-name="P2">cardoor</text:p>
          <text:p text:style-name="P2">carisima</text:p>
          <text:p text:style-name="P2">carix</text:p>
          <text:p text:style-name="P2">carrefour</text:p>
          <text:p text:style-name="P2">carspol</text:p>
          <text:p text:style-name="P2">cartec</text:p>
          <text:p text:style-name="P2">cartonplast</text:p>
          <text:p text:style-name="P2">cascus</text:p>
          <text:p text:style-name="P2">caspra</text:p>
          <text:p text:style-name="P2">castella</text:p>
          <text:p text:style-name="P2">castom</text:p>
          <text:p text:style-name="P2">castrol</text:p>
          <text:p text:style-name="P2">catro</text:p>
          <text:p text:style-name="P2">cawas</text:p>
          <text:p text:style-name="P2">cebit</text:p>
          <text:p text:style-name="P2">cebol</text:p>
          <text:p text:style-name="P2">cebomag</text:p>
          <text:p text:style-name="P2">cedartex</text:p>
          <text:p text:style-name="P2">cedromar</text:p>
          <text:p text:style-name="P2">cedromix</text:p>
          <text:p text:style-name="P2">ceetal</text:p>
          <text:p text:style-name="P2">cehave</text:p>
          <text:p text:style-name="P2">cejmar</text:p>
          <text:p text:style-name="P2">celams</text:p>
          <text:p text:style-name="P2">celart</text:p>
          <text:p text:style-name="P2">celbruk</text:p>
          <text:p text:style-name="P2">celestynka</text:p>
          <text:p text:style-name="P2">celinio</text:p>
          <text:p text:style-name="P2">celplast</text:p>
          <text:p text:style-name="P2">celtar</text:p>
          <text:p text:style-name="P2">cemat</text:p>
          <text:p text:style-name="P2">cemax</text:p>
          <text:p text:style-name="P2">cembtra</text:p>
          <text:p text:style-name="P2">cemicom</text:p>
          <text:p text:style-name="P2">cemo</text:p>
          <text:p text:style-name="P2">cempol</text:p>
          <text:p text:style-name="P2">cendom</text:p>
          <text:p text:style-name="P2">cenfax</text:p>
          <text:p text:style-name="P2">censtal</text:p>
          <text:p text:style-name="P2">centor</text:p>
          <text:p text:style-name="P2">centrobud</text:p>
          <text:p text:style-name="P2">centrodlew</text:p>
          <text:p text:style-name="P2">centromost</text:p>
          <text:p text:style-name="P2">centroom</text:p>
          <text:p text:style-name="P2">centropasz</text:p>
          <text:p text:style-name="P2"><text:soft-page-break/>centrotex</text:p>
          <text:p text:style-name="P2">centruś</text:p>
          <text:p text:style-name="P2">centum</text:p>
          <text:p text:style-name="P2">cepeliak</text:p>
          <text:p text:style-name="P2">cepen</text:p>
          <text:p text:style-name="P2">cerabud</text:p>
          <text:p text:style-name="P2">ceramex</text:p>
          <text:p text:style-name="P2">ceramica</text:p>
          <text:p text:style-name="P2">ceramique</text:p>
          <text:p text:style-name="P2">cerkam</text:p>
          <text:p text:style-name="P2">cermot</text:p>
          <text:p text:style-name="P2">ceruli</text:p>
          <text:p text:style-name="P2">cervid</text:p>
          <text:p text:style-name="P2">chabinowscy</text:p>
          <text:p text:style-name="P2">chadasz</text:p>
          <text:p text:style-name="P2">chantalle</text:p>
          <text:p text:style-name="P2">chazelles</text:p>
          <text:p text:style-name="P2">chemadin</text:p>
          <text:p text:style-name="P2">chemakor</text:p>
          <text:p text:style-name="P2">chemax</text:p>
          <text:p text:style-name="P2">chemeks</text:p>
          <text:p text:style-name="P2">chemes</text:p>
          <text:p text:style-name="P2">chemiftal</text:p>
          <text:p text:style-name="P2">chemimar</text:p>
          <text:p text:style-name="P2">chemin</text:p>
          <text:p text:style-name="P2">chemiplast</text:p>
          <text:p text:style-name="P2">chemirol</text:p>
          <text:p text:style-name="P2">chemoform</text:p>
          <text:p text:style-name="P2">chemot</text:p>
          <text:p text:style-name="P2">chemproha</text:p>
          <text:p text:style-name="P2">chemtex</text:p>
          <text:p text:style-name="P2">cherbud</text:p>
          <text:p text:style-name="P2">chirowska</text:p>
          <text:p text:style-name="P2">chlodnictwo</text:p>
          <text:p text:style-name="P2">chłodrem</text:p>
          <text:p text:style-name="P2">chmielno</text:p>
          <text:p text:style-name="P2">chodelka</text:p>
          <text:p text:style-name="P2">chojmex</text:p>
          <text:p text:style-name="P2">cholewińska</text:p>
          <text:p text:style-name="P2">chornet</text:p>
          <text:p text:style-name="P2">chrad</text:p>
          <text:p text:style-name="P2">chriscom</text:p>
          <text:p text:style-name="P2">chrisko</text:p>
          <text:p text:style-name="P2">chromos</text:p>
          <text:p text:style-name="P2">chronoz</text:p>
          <text:p text:style-name="P2">ciecierzyn</text:p>
          <text:p text:style-name="P2">ciepłopol</text:p>
          <text:p text:style-name="P2">cieroccy</text:p>
          <text:p text:style-name="P2">cigma</text:p>
          <text:p text:style-name="P2">cisarż</text:p>
          <text:p text:style-name="P2">citifinancial</text:p>
          <text:p text:style-name="P2">ciucholandia</text:p>
          <text:p text:style-name="P2">civitas</text:p>
          <text:p text:style-name="P2">clarins</text:p>
          <text:p text:style-name="P2">classa</text:p>
          <text:p text:style-name="P2">classica</text:p>
          <text:p text:style-name="P2">clident</text:p>
          <text:p text:style-name="P2">climag</text:p>
          <text:p text:style-name="P2">cliner</text:p>
          <text:p text:style-name="P2">clivius</text:p>
          <text:p text:style-name="P2">cłapińska</text:p>
          <text:p text:style-name="P2">cmetal</text:p>
          <text:p text:style-name="P2">codretex</text:p>
          <text:p text:style-name="P2">cofftea</text:p>
          <text:p text:style-name="P2">cogitatur</text:p>
          <text:p text:style-name="P2">coirmex</text:p>
          <text:p text:style-name="P2">colbek</text:p>
          <text:p text:style-name="P2">coldent</text:p>
          <text:p text:style-name="P2">coldex</text:p>
          <text:p text:style-name="P2">coldstar</text:p>
          <text:p text:style-name="P2">coloplast</text:p>
          <text:p text:style-name="P2">colvir</text:p>
          <text:p text:style-name="P2">combinath</text:p>
          <text:p text:style-name="P2">comex</text:p>
          <text:p text:style-name="P2">comida</text:p>
          <text:p text:style-name="P2">compagnia</text:p>
          <text:p text:style-name="P2">compar</text:p>
          <text:p text:style-name="P2">compleks</text:p>
          <text:p text:style-name="P2">complexo</text:p>
          <text:p text:style-name="P2">compra</text:p>
          <text:p text:style-name="P2">compumix</text:p>
          <text:p text:style-name="P2">computex</text:p>
          <text:p text:style-name="P2">comtek</text:p>
          <text:p text:style-name="P2">conacc</text:p>
          <text:p text:style-name="P2">conco</text:p>
          <text:p text:style-name="P2">conroy</text:p>
          <text:p text:style-name="P2">consoft</text:p>
          <text:p text:style-name="P2">conspol</text:p>
          <text:p text:style-name="P2">construktor</text:p>
          <text:p text:style-name="P2">construo</text:p>
          <text:p text:style-name="P2">consulta</text:p>
          <text:p text:style-name="P2">contium</text:p>
          <text:p text:style-name="P2">contur</text:p>
          <text:p text:style-name="P2">converto</text:p>
          <text:p text:style-name="P2">coondoor</text:p>
          <text:p text:style-name="P2">copar</text:p>
          <text:p text:style-name="P2">copex</text:p>
          <text:p text:style-name="P2">copyland</text:p>
          <text:p text:style-name="P2">corallo</text:p>
          <text:p text:style-name="P2">cordialis</text:p>
          <text:p text:style-name="P2">corelone</text:p>
          <text:p text:style-name="P2">corexim</text:p>
          <text:p text:style-name="P2">corgi</text:p>
          <text:p text:style-name="P2">cormat</text:p>
          <text:p text:style-name="P2"><text:soft-page-break/>corrstop</text:p>
          <text:p text:style-name="P2">corse</text:p>
          <text:p text:style-name="P2">corstjens</text:p>
          <text:p text:style-name="P2">corus</text:p>
          <text:p text:style-name="P2">corveta</text:p>
          <text:p text:style-name="P2">cosmetiks</text:p>
          <text:p text:style-name="P2">cotix</text:p>
          <text:p text:style-name="P2">covimex</text:p>
          <text:p text:style-name="P2">cowgak</text:p>
          <text:p text:style-name="P2">cowork</text:p>
          <text:p text:style-name="P2">crampus</text:p>
          <text:p text:style-name="P2">credin</text:p>
          <text:p text:style-name="P2">crgaz</text:p>
          <text:p text:style-name="P2">crims</text:p>
          <text:p text:style-name="P2">crocadero</text:p>
          <text:p text:style-name="P2">croda</text:p>
          <text:p text:style-name="P2">crom</text:p>
          <text:p text:style-name="P2">crosno</text:p>
          <text:p text:style-name="P2">crysttrans</text:p>
          <text:p text:style-name="P2">cubex</text:p>
          <text:p text:style-name="P2">curatum</text:p>
          <text:p text:style-name="P2">cyberkomp</text:p>
          <text:p text:style-name="P2">cybernet</text:p>
          <text:p text:style-name="P2">cyclo</text:p>
          <text:p text:style-name="P2">cymesik</text:p>
          <text:p text:style-name="P2">cynkmet</text:p>
          <text:p text:style-name="P2">cyntfarm</text:p>
          <text:p text:style-name="P2">cyplińska</text:p>
          <text:p text:style-name="P2">cyranajka</text:p>
          <text:p text:style-name="P2">cytex</text:p>
          <text:p text:style-name="P2">cytrusek</text:p>
          <text:p text:style-name="P2">czajkowska</text:p>
          <text:p text:style-name="P2">czamir</text:p>
          <text:p text:style-name="P2">czardent</text:p>
          <text:p text:style-name="P2">czargór</text:p>
          <text:p text:style-name="P2">czeboz</text:p>
          <text:p text:style-name="P2">czechbud</text:p>
          <text:p text:style-name="P2">czechnica</text:p>
          <text:p text:style-name="P2">czepkowska</text:p>
          <text:p text:style-name="P2">czercz</text:p>
          <text:p text:style-name="P2">czterolistek</text:p>
          <text:p text:style-name="P2">czuchowianka</text:p>
          <text:p text:style-name="P2">czylkowscy</text:p>
          <text:p text:style-name="P2">ćwilin</text:p>
          <text:p text:style-name="P2">daagni</text:p>
          <text:p text:style-name="P2">dabox</text:p>
          <text:p text:style-name="P2">dachblach</text:p>
          <text:p text:style-name="P2">dachexpert</text:p>
          <text:p text:style-name="P2">dachprofil</text:p>
          <text:p text:style-name="P2">daewo</text:p>
          <text:p text:style-name="P2">dagmer</text:p>
          <text:p text:style-name="P2">dagnez</text:p>
          <text:p text:style-name="P2">dagor</text:p>
          <text:p text:style-name="P2">dagres</text:p>
          <text:p text:style-name="P2">daisser</text:p>
          <text:p text:style-name="P2">daiva</text:p>
          <text:p text:style-name="P2">dakam</text:p>
          <text:p text:style-name="P2">dakmet</text:p>
          <text:p text:style-name="P2">dakom</text:p>
          <text:p text:style-name="P2">dalkus</text:p>
          <text:p text:style-name="P2">dalprint</text:p>
          <text:p text:style-name="P2">damand</text:p>
          <text:p text:style-name="P2">dambat</text:p>
          <text:p text:style-name="P2">dambell</text:p>
          <text:p text:style-name="P2">dambit</text:p>
          <text:p text:style-name="P2">damed</text:p>
          <text:p text:style-name="P2">damir</text:p>
          <text:p text:style-name="P2">dammar</text:p>
          <text:p text:style-name="P2">damptour</text:p>
          <text:p text:style-name="P2">damwid</text:p>
          <text:p text:style-name="P2">danad</text:p>
          <text:p text:style-name="P2">dancar</text:p>
          <text:p text:style-name="P2">dandi</text:p>
          <text:p text:style-name="P2">dandrew</text:p>
          <text:p text:style-name="P2">dandu</text:p>
          <text:p text:style-name="P2">dangum</text:p>
          <text:p text:style-name="P2">daninstal</text:p>
          <text:p text:style-name="P2">danjan</text:p>
          <text:p text:style-name="P2">dankaz</text:p>
          <text:p text:style-name="P2">danlex</text:p>
          <text:p text:style-name="P2">danmak</text:p>
          <text:p text:style-name="P2">danpet</text:p>
          <text:p text:style-name="P2">danrem</text:p>
          <text:p text:style-name="P2">danstram</text:p>
          <text:p text:style-name="P2">dantica</text:p>
          <text:p text:style-name="P2">dantus</text:p>
          <text:p text:style-name="P2">danusia</text:p>
          <text:p text:style-name="P2">danwi</text:p>
          <text:p text:style-name="P2">danwoy</text:p>
          <text:p text:style-name="P2">danzas</text:p>
          <text:p text:style-name="P2">dapiro</text:p>
          <text:p text:style-name="P2">dardor</text:p>
          <text:p text:style-name="P2">darkom</text:p>
          <text:p text:style-name="P2">darkon</text:p>
          <text:p text:style-name="P2">darkorn</text:p>
          <text:p text:style-name="P2">darmark</text:p>
          <text:p text:style-name="P2">darpis</text:p>
          <text:p text:style-name="P2">daspo</text:p>
          <text:p text:style-name="P2">datamax</text:p>
          <text:p text:style-name="P2">datel</text:p>
          <text:p text:style-name="P2">davex</text:p>
          <text:p text:style-name="P2">davin</text:p>
          <text:p text:style-name="P2">dawmet</text:p>
          <text:p text:style-name="P2">dawys</text:p>
          <text:p text:style-name="P2"><text:soft-page-break/>dąbpol</text:p>
          <text:p text:style-name="P2">dealerfiat</text:p>
          <text:p text:style-name="P2">debest</text:p>
          <text:p text:style-name="P2">debost</text:p>
          <text:p text:style-name="P2">decik</text:p>
          <text:p text:style-name="P2">deco</text:p>
          <text:p text:style-name="P2">decoratif</text:p>
          <text:p text:style-name="P2">decorrad</text:p>
          <text:p text:style-name="P2">decosa</text:p>
          <text:p text:style-name="P2">dees</text:p>
          <text:p text:style-name="P2">degast</text:p>
          <text:p text:style-name="P2">deirook</text:p>
          <text:p text:style-name="P2">dekaf</text:p>
          <text:p text:style-name="P2">dekanex</text:p>
          <text:p text:style-name="P2">dekarex</text:p>
          <text:p text:style-name="P2">dekat</text:p>
          <text:p text:style-name="P2">dekmalbud</text:p>
          <text:p text:style-name="P2">dekoraj</text:p>
          <text:p text:style-name="P2">dekorama</text:p>
          <text:p text:style-name="P2">dekordom</text:p>
          <text:p text:style-name="P2">dekstal</text:p>
          <text:p text:style-name="P2">dekura</text:p>
          <text:p text:style-name="P2">delcom</text:p>
          <text:p text:style-name="P2">delfa</text:p>
          <text:p text:style-name="P2">delfinet</text:p>
          <text:p text:style-name="P2">delicjusz</text:p>
          <text:p text:style-name="P2">delińska</text:p>
          <text:p text:style-name="P2">delkom</text:p>
          <text:p text:style-name="P2">delkon</text:p>
          <text:p text:style-name="P2">delkor</text:p>
          <text:p text:style-name="P2">delmeks</text:p>
          <text:p text:style-name="P2">delpoż</text:p>
          <text:p text:style-name="P2">deltabud</text:p>
          <text:p text:style-name="P2">delux</text:p>
          <text:p text:style-name="P2">demex</text:p>
          <text:p text:style-name="P2">demotrans</text:p>
          <text:p text:style-name="P2">dempex</text:p>
          <text:p text:style-name="P2">denir</text:p>
          <text:p text:style-name="P2">denpol</text:p>
          <text:p text:style-name="P2">densytomed</text:p>
          <text:p text:style-name="P2">dentall</text:p>
          <text:p text:style-name="P2">dentallab</text:p>
          <text:p text:style-name="P2">dentamerica</text:p>
          <text:p text:style-name="P2">dentan</text:p>
          <text:p text:style-name="P2">dentarius</text:p>
          <text:p text:style-name="P2">dentofan</text:p>
          <text:p text:style-name="P2">denuo</text:p>
          <text:p text:style-name="P2">denwer</text:p>
          <text:p text:style-name="P2">depax</text:p>
          <text:p text:style-name="P2">depox</text:p>
          <text:p text:style-name="P2">deracom</text:p>
          <text:p text:style-name="P2">deratins</text:p>
          <text:p text:style-name="P2">derbol</text:p>
          <text:p text:style-name="P2">dert</text:p>
          <text:p text:style-name="P2">dertrans</text:p>
          <text:p text:style-name="P2">derw</text:p>
          <text:p text:style-name="P2">designet</text:p>
          <text:p text:style-name="P2">designstyl</text:p>
          <text:p text:style-name="P2">despal</text:p>
          <text:p text:style-name="P2">desygne</text:p>
          <text:p text:style-name="P2">detektywistyczna</text:p>
          <text:p text:style-name="P2">deveco</text:p>
          <text:p text:style-name="P2">devro</text:p>
          <text:p text:style-name="P2">dexol</text:p>
          <text:p text:style-name="P2">dexpol</text:p>
          <text:p text:style-name="P2">dębinówka</text:p>
          <text:p text:style-name="P2">diagnomed</text:p>
          <text:p text:style-name="P2">diaman</text:p>
          <text:p text:style-name="P2">diamentpol</text:p>
          <text:p text:style-name="P2">diapol</text:p>
          <text:p text:style-name="P2">diax</text:p>
          <text:p text:style-name="P2">dibo</text:p>
          <text:p text:style-name="P2">didier</text:p>
          <text:p text:style-name="P2">difere</text:p>
          <text:p text:style-name="P2">digicos</text:p>
          <text:p text:style-name="P2">digilab</text:p>
          <text:p text:style-name="P2">digister</text:p>
          <text:p text:style-name="P2">diktech</text:p>
          <text:p text:style-name="P2">dimpex</text:p>
          <text:p text:style-name="P2">dinero</text:p>
          <text:p text:style-name="P2">dipo</text:p>
          <text:p text:style-name="P2">dipservice</text:p>
          <text:p text:style-name="P2">direkta</text:p>
          <text:p text:style-name="P2">distriban</text:p>
          <text:p text:style-name="P2">distrvin</text:p>
          <text:p text:style-name="P2">ditech</text:p>
          <text:p text:style-name="P2">ditex</text:p>
          <text:p text:style-name="P2">divero</text:p>
          <text:p text:style-name="P2">divi</text:p>
          <text:p text:style-name="P2">dixi</text:p>
          <text:p text:style-name="P2">dksys</text:p>
          <text:p text:style-name="P2">dnhs</text:p>
          <text:p text:style-name="P2">doart</text:p>
          <text:p text:style-name="P2">dobhen</text:p>
          <text:p text:style-name="P2">dobieszków</text:p>
          <text:p text:style-name="P2">dobino</text:p>
          <text:p text:style-name="P2">dobiura</text:p>
          <text:p text:style-name="P2">dobromięs</text:p>
          <text:p text:style-name="P2">dobropasz</text:p>
          <text:p text:style-name="P2">dobs</text:p>
          <text:p text:style-name="P2">dogart</text:p>
          <text:p text:style-name="P2">dohax</text:p>
          <text:p text:style-name="P2">dokrumex</text:p>
          <text:p text:style-name="P2">dollack</text:p>
          <text:p text:style-name="P2"><text:soft-page-break/>dolm</text:p>
          <text:p text:style-name="P2">dolmot</text:p>
          <text:p text:style-name="P2">dolsat</text:p>
          <text:p text:style-name="P2">domalux</text:p>
          <text:p text:style-name="P2">domańska</text:p>
          <text:p text:style-name="P2">domartos</text:p>
          <text:p text:style-name="P2">domater</text:p>
          <text:p text:style-name="P2">domax</text:p>
          <text:p text:style-name="P2">dombor</text:p>
          <text:p text:style-name="P2">dombuks</text:p>
          <text:p text:style-name="P2">domcad</text:p>
          <text:p text:style-name="P2">domdagelta</text:p>
          <text:p text:style-name="P2">domesta</text:p>
          <text:p text:style-name="P2">domexpol</text:p>
          <text:p text:style-name="P2">domi</text:p>
          <text:p text:style-name="P2">domitech</text:p>
          <text:p text:style-name="P2">domlet</text:p>
          <text:p text:style-name="P2">dommaker</text:p>
          <text:p text:style-name="P2">domosystem</text:p>
          <text:p text:style-name="P2">domotronik</text:p>
          <text:p text:style-name="P2">dompro</text:p>
          <text:p text:style-name="P2">domrem</text:p>
          <text:p text:style-name="P2">domserw</text:p>
          <text:p text:style-name="P2">donmarko</text:p>
          <text:p text:style-name="P2">dops</text:p>
          <text:p text:style-name="P2">doraco</text:p>
          <text:p text:style-name="P2">dorem</text:p>
          <text:p text:style-name="P2">dorexpol</text:p>
          <text:p text:style-name="P2">dorhart</text:p>
          <text:p text:style-name="P2">doriano</text:p>
          <text:p text:style-name="P2">dorodent</text:p>
          <text:p text:style-name="P2">doromex</text:p>
          <text:p text:style-name="P2">dorstal</text:p>
          <text:p text:style-name="P2">dortol</text:p>
          <text:p text:style-name="P2">dortrans</text:p>
          <text:p text:style-name="P2">dosmet</text:p>
          <text:p text:style-name="P2">dospel</text:p>
          <text:p text:style-name="P2">dostinction</text:p>
          <text:p text:style-name="P2">dotex</text:p>
          <text:p text:style-name="P2">dowmar</text:p>
          <text:p text:style-name="P2">dowo</text:p>
          <text:p text:style-name="P2">dozorbud</text:p>
          <text:p text:style-name="P2">dozowag</text:p>
          <text:p text:style-name="P2">dplus</text:p>
          <text:p text:style-name="P2">drabtrans</text:p>
          <text:p text:style-name="P2">dradex</text:p>
          <text:p text:style-name="P2">dragbud</text:p>
          <text:p text:style-name="P2">dragopol</text:p>
          <text:p text:style-name="P2">dragster</text:p>
          <text:p text:style-name="P2">drakor</text:p>
          <text:p text:style-name="P2">drapol</text:p>
          <text:p text:style-name="P2">dreamfield</text:p>
          <text:p text:style-name="P2">drehar</text:p>
          <text:p text:style-name="P2">drelux</text:p>
          <text:p text:style-name="P2">dremos</text:p>
          <text:p text:style-name="P2">dresso</text:p>
          <text:p text:style-name="P2">drevis</text:p>
          <text:p text:style-name="P2">drewburt</text:p>
          <text:p text:style-name="P2">drewchyl</text:p>
          <text:p text:style-name="P2">drewdon</text:p>
          <text:p text:style-name="P2">drewexpol</text:p>
          <text:p text:style-name="P2">drewgol</text:p>
          <text:p text:style-name="P2">drewhor</text:p>
          <text:p text:style-name="P2">drewhurt</text:p>
          <text:p text:style-name="P2">drewil</text:p>
          <text:p text:style-name="P2">drewjar</text:p>
          <text:p text:style-name="P2">drewlam</text:p>
          <text:p text:style-name="P2">drewland</text:p>
          <text:p text:style-name="P2">drewłod</text:p>
          <text:p text:style-name="P2">drewmax</text:p>
          <text:p text:style-name="P2">drewmeble</text:p>
          <text:p text:style-name="P2">drewmot</text:p>
          <text:p text:style-name="P2">drewnoma</text:p>
          <text:p text:style-name="P2">drewodom</text:p>
          <text:p text:style-name="P2">drewpark</text:p>
          <text:p text:style-name="P2">drewpeco</text:p>
          <text:p text:style-name="P2">drewsad</text:p>
          <text:p text:style-name="P2">drewstach</text:p>
          <text:p text:style-name="P2">drewtech</text:p>
          <text:p text:style-name="P2">drewul</text:p>
          <text:p text:style-name="P2">drewur</text:p>
          <text:p text:style-name="P2">drewyr</text:p>
          <text:p text:style-name="P2">drewzet</text:p>
          <text:p text:style-name="P2">drilko</text:p>
          <text:p text:style-name="P2">driscoll</text:p>
          <text:p text:style-name="P2">drkarnia</text:p>
          <text:p text:style-name="P2">drobczyńska</text:p>
          <text:p text:style-name="P2">drobkal</text:p>
          <text:p text:style-name="P2">drobnikowska</text:p>
          <text:p text:style-name="P2">drobus</text:p>
          <text:p text:style-name="P2">drogobest</text:p>
          <text:p text:style-name="P2">drogprojekt</text:p>
          <text:p text:style-name="P2">drogtranz</text:p>
          <text:p text:style-name="P2">drokom</text:p>
          <text:p text:style-name="P2">dromin</text:p>
          <text:p text:style-name="P2">drozdbi</text:p>
          <text:p text:style-name="P2">drożdżewska</text:p>
          <text:p text:style-name="P2">drutrans</text:p>
          <text:p text:style-name="P2">ductus</text:p>
          <text:p text:style-name="P2">dudex</text:p>
          <text:p text:style-name="P2">dudi</text:p>
          <text:p text:style-name="P2">duek</text:p>
          <text:p text:style-name="P2">dukator</text:p>
          <text:p text:style-name="P2">dulpol</text:p>
          <text:p text:style-name="P2"><text:soft-page-break/>dunartex</text:p>
          <text:p text:style-name="P2">duodent</text:p>
          <text:p text:style-name="P2">duoelectrical</text:p>
          <text:p text:style-name="P2">duofarm</text:p>
          <text:p text:style-name="P2">durbih</text:p>
          <text:p text:style-name="P2">dutmar</text:p>
          <text:p text:style-name="P2">dworbar</text:p>
          <text:p text:style-name="P2">dybcówka</text:p>
          <text:p text:style-name="P2">dybicar</text:p>
          <text:p text:style-name="P2">dymex</text:p>
          <text:p text:style-name="P2">dymińska</text:p>
          <text:p text:style-name="P2">dyspol</text:p>
          <text:p text:style-name="P2">dzianel</text:p>
          <text:p text:style-name="P2">dziop</text:p>
          <text:p text:style-name="P2">dźwigarex</text:p>
          <text:p text:style-name="P2">dźwigserwis</text:p>
          <text:p text:style-name="P2">dżej</text:p>
          <text:p text:style-name="P2">eaac</text:p>
          <text:p text:style-name="P2">eacc</text:p>
          <text:p text:style-name="P2">eastexpress</text:p>
          <text:p text:style-name="P2">eastland</text:p>
          <text:p text:style-name="P2">eboka</text:p>
          <text:p text:style-name="P2">ebumarc</text:p>
          <text:p text:style-name="P2">eccom</text:p>
          <text:p text:style-name="P2">echoson</text:p>
          <text:p text:style-name="P2">ecik</text:p>
          <text:p text:style-name="P2">ecobs</text:p>
          <text:p text:style-name="P2">ecomotyl</text:p>
          <text:p text:style-name="P2">ecoms</text:p>
          <text:p text:style-name="P2">ecopartner</text:p>
          <text:p text:style-name="P2">edach</text:p>
          <text:p text:style-name="P2">edar</text:p>
          <text:p text:style-name="P2">edax</text:p>
          <text:p text:style-name="P2">edis</text:p>
          <text:p text:style-name="P2">editrans</text:p>
          <text:p text:style-name="P2">edjapol</text:p>
          <text:p text:style-name="P2">edlin</text:p>
          <text:p text:style-name="P2">edssa</text:p>
          <text:p text:style-name="P2">educatio</text:p>
          <text:p text:style-name="P2">educo</text:p>
          <text:p text:style-name="P2">edulis</text:p>
          <text:p text:style-name="P2">efen</text:p>
          <text:p text:style-name="P2">effector</text:p>
          <text:p text:style-name="P2">effimedia</text:p>
          <text:p text:style-name="P2">efin</text:p>
          <text:p text:style-name="P2">egeo</text:p>
          <text:p text:style-name="P2">egkal</text:p>
          <text:p text:style-name="P2">egoimex</text:p>
          <text:p text:style-name="P2">egzodrzew</text:p>
          <text:p text:style-name="P2">ehbud</text:p>
          <text:p text:style-name="P2">ehurtowniasportowa</text:p>
          <text:p text:style-name="P2">ekkowood</text:p>
          <text:p text:style-name="P2">eklar</text:p>
          <text:p text:style-name="P2">eklektromechanika</text:p>
          <text:p text:style-name="P2">ekobut</text:p>
          <text:p text:style-name="P2">ekodrew</text:p>
          <text:p text:style-name="P2">ekofil</text:p>
          <text:p text:style-name="P2">ekoflora</text:p>
          <text:p text:style-name="P2">ekogama</text:p>
          <text:p text:style-name="P2">ekohouse</text:p>
          <text:p text:style-name="P2">ekoimpresje</text:p>
          <text:p text:style-name="P2">ekolexbud</text:p>
          <text:p text:style-name="P2">ekolond</text:p>
          <text:p text:style-name="P2">ekolub</text:p>
          <text:p text:style-name="P2">ekomeks</text:p>
          <text:p text:style-name="P2">ekomilk</text:p>
          <text:p text:style-name="P2">ekomotor</text:p>
          <text:p text:style-name="P2">ekomprojekt</text:p>
          <text:p text:style-name="P2">ekomtur</text:p>
          <text:p text:style-name="P2">ekonaft</text:p>
          <text:p text:style-name="P2">ekonaw</text:p>
          <text:p text:style-name="P2">ekonomic</text:p>
          <text:p text:style-name="P2">ekonomist</text:p>
          <text:p text:style-name="P2">ekopan</text:p>
          <text:p text:style-name="P2">ekoprest</text:p>
          <text:p text:style-name="P2">ekor</text:p>
          <text:p text:style-name="P2">ekoraj</text:p>
          <text:p text:style-name="P2">ekord</text:p>
          <text:p text:style-name="P2">ekosad</text:p>
          <text:p text:style-name="P2">ekozas</text:p>
          <text:p text:style-name="P2">eksperter</text:p>
          <text:p text:style-name="P2">ekspertgrunt</text:p>
          <text:p text:style-name="P2">ekspolotacja</text:p>
          <text:p text:style-name="P2">ekta</text:p>
          <text:p text:style-name="P2">elaktromechanika</text:p>
          <text:p text:style-name="P2">elanax</text:p>
          <text:p text:style-name="P2">elania</text:p>
          <text:p text:style-name="P2">elax</text:p>
          <text:p text:style-name="P2">elbląg</text:p>
          <text:p text:style-name="P2">elboss</text:p>
          <text:p text:style-name="P2">elbox</text:p>
          <text:p text:style-name="P2">elbus</text:p>
          <text:p text:style-name="P2">elby</text:p>
          <text:p text:style-name="P2">elcegaz</text:p>
          <text:p text:style-name="P2">elcomtel</text:p>
          <text:p text:style-name="P2">eldaca</text:p>
          <text:p text:style-name="P2">eldag</text:p>
          <text:p text:style-name="P2">eldar</text:p>
          <text:p text:style-name="P2">eldark</text:p>
          <text:p text:style-name="P2">eldor</text:p>
          <text:p text:style-name="P2">eldoradotrans</text:p>
          <text:p text:style-name="P2">eldrew</text:p>
          <text:p text:style-name="P2">eldromex</text:p>
          <text:p text:style-name="P2">electro</text:p>
          <text:p text:style-name="P2"><text:soft-page-break/>electrocomplex</text:p>
          <text:p text:style-name="P2">elekon</text:p>
          <text:p text:style-name="P2">elekron</text:p>
          <text:p text:style-name="P2">elekrtro</text:p>
          <text:p text:style-name="P2">eleks</text:p>
          <text:p text:style-name="P2">elektrobaza</text:p>
          <text:p text:style-name="P2">elektrobet</text:p>
          <text:p text:style-name="P2">elektrocar</text:p>
          <text:p text:style-name="P2">elektrocarb</text:p>
          <text:p text:style-name="P2">elektrocenter</text:p>
          <text:p text:style-name="P2">elektroinstalatorstwo</text:p>
          <text:p text:style-name="P2">elektroinstalmet</text:p>
          <text:p text:style-name="P2">elektrokol</text:p>
          <text:p text:style-name="P2">elektrokontel</text:p>
          <text:p text:style-name="P2">elektrokus</text:p>
          <text:p text:style-name="P2">elektroland</text:p>
          <text:p text:style-name="P2">elektromag</text:p>
          <text:p text:style-name="P2">elektroman</text:p>
          <text:p text:style-name="P2">elektronics</text:p>
          <text:p text:style-name="P2">elektronix</text:p>
          <text:p text:style-name="P2">elektrosil</text:p>
          <text:p text:style-name="P2">elektroszym</text:p>
          <text:p text:style-name="P2">elektrovol</text:p>
          <text:p text:style-name="P2">elektrowit</text:p>
          <text:p text:style-name="P2">elektrycian</text:p>
          <text:p text:style-name="P2">elera</text:p>
          <text:p text:style-name="P2">eletele</text:p>
          <text:p text:style-name="P2">elewacyjno</text:p>
          <text:p text:style-name="P2">elewasan</text:p>
          <text:p text:style-name="P2">elfs</text:p>
          <text:p text:style-name="P2">elgem</text:p>
          <text:p text:style-name="P2">elgen</text:p>
          <text:p text:style-name="P2">elgromont</text:p>
          <text:p text:style-name="P2">elhas</text:p>
          <text:p text:style-name="P2">elhen</text:p>
          <text:p text:style-name="P2">elhos</text:p>
          <text:p text:style-name="P2">elhyd</text:p>
          <text:p text:style-name="P2">elhys</text:p>
          <text:p text:style-name="P2">elibór</text:p>
          <text:p text:style-name="P2">elibud</text:p>
          <text:p text:style-name="P2">elimar</text:p>
          <text:p text:style-name="P2">elimpex</text:p>
          <text:p text:style-name="P2">elinfo</text:p>
          <text:p text:style-name="P2">elink</text:p>
          <text:p text:style-name="P2">elkanwos</text:p>
          <text:p text:style-name="P2">elkey</text:p>
          <text:p text:style-name="P2">elkomtech</text:p>
          <text:p text:style-name="P2">elkoń</text:p>
          <text:p text:style-name="P2">elkopol</text:p>
          <text:p text:style-name="P2">elkor</text:p>
          <text:p text:style-name="P2">elle</text:p>
          <text:p text:style-name="P2">elljot</text:p>
          <text:p text:style-name="P2">elly</text:p>
          <text:p text:style-name="P2">elmago</text:p>
          <text:p text:style-name="P2">elmarco</text:p>
          <text:p text:style-name="P2">elmarz</text:p>
          <text:p text:style-name="P2">elmid</text:p>
          <text:p text:style-name="P2">elmiko</text:p>
          <text:p text:style-name="P2">elmoden</text:p>
          <text:p text:style-name="P2">elpen</text:p>
          <text:p text:style-name="P2">elpol</text:p>
          <text:p text:style-name="P2">elpologistyka</text:p>
          <text:p text:style-name="P2">elpożwal</text:p>
          <text:p text:style-name="P2">elproconsult</text:p>
          <text:p text:style-name="P2">elprojekt</text:p>
          <text:p text:style-name="P2">elpromet</text:p>
          <text:p text:style-name="P2">elpunkt</text:p>
          <text:p text:style-name="P2">elrex</text:p>
          <text:p text:style-name="P2">elron</text:p>
          <text:p text:style-name="P2">elrot</text:p>
          <text:p text:style-name="P2">elsad</text:p>
          <text:p text:style-name="P2">elseb</text:p>
          <text:p text:style-name="P2">elserr</text:p>
          <text:p text:style-name="P2">elsped</text:p>
          <text:p text:style-name="P2">elta</text:p>
          <text:p text:style-name="P2">eltak</text:p>
          <text:p text:style-name="P2">eltar</text:p>
          <text:p text:style-name="P2">eltast</text:p>
          <text:p text:style-name="P2">eltelmont</text:p>
          <text:p text:style-name="P2">elto</text:p>
          <text:p text:style-name="P2">eltrix</text:p>
          <text:p text:style-name="P2">eltronic</text:p>
          <text:p text:style-name="P2">eltropol</text:p>
          <text:p text:style-name="P2">elwid</text:p>
          <text:p text:style-name="P2">elwix</text:p>
          <text:p text:style-name="P2">elwmar</text:p>
          <text:p text:style-name="P2">elwojs</text:p>
          <text:p text:style-name="P2">elwro</text:p>
          <text:p text:style-name="P2">elzłom</text:p>
          <text:p text:style-name="P2">emac</text:p>
          <text:p text:style-name="P2">emag</text:p>
          <text:p text:style-name="P2">emago</text:p>
          <text:p text:style-name="P2">emak</text:p>
          <text:p text:style-name="P2">emal</text:p>
          <text:p text:style-name="P2">emard</text:p>
          <text:p text:style-name="P2">emardent</text:p>
          <text:p text:style-name="P2">emark</text:p>
          <text:p text:style-name="P2">embax</text:p>
          <text:p text:style-name="P2">embriovet</text:p>
          <text:p text:style-name="P2">emcor</text:p>
          <text:p text:style-name="P2">emibar</text:p>
          <text:p text:style-name="P2">emilbus</text:p>
          <text:p text:style-name="P2">emitex</text:p>
          <text:p text:style-name="P2">emitrade</text:p>
          <text:p text:style-name="P2"><text:soft-page-break/>emix</text:p>
          <text:p text:style-name="P2">emkap</text:p>
          <text:p text:style-name="P2">emkwadrat</text:p>
          <text:p text:style-name="P2">emmapol</text:p>
          <text:p text:style-name="P2">empajer</text:p>
          <text:p text:style-name="P2">empegek</text:p>
          <text:p text:style-name="P2">empet</text:p>
          <text:p text:style-name="P2">empis</text:p>
          <text:p text:style-name="P2">emtees</text:p>
          <text:p text:style-name="P2">emtur</text:p>
          <text:p text:style-name="P2">enamar</text:p>
          <text:p text:style-name="P2">enco</text:p>
          <text:p text:style-name="P2">encome</text:p>
          <text:p text:style-name="P2">enerfin</text:p>
          <text:p text:style-name="P2">energa</text:p>
          <text:p text:style-name="P2">energeo</text:p>
          <text:p text:style-name="P2">energoaparatura</text:p>
          <text:p text:style-name="P2">energobaltic</text:p>
          <text:p text:style-name="P2">energochemtest</text:p>
          <text:p text:style-name="P2">energotex</text:p>
          <text:p text:style-name="P2">energowid</text:p>
          <text:p text:style-name="P2">energozam</text:p>
          <text:p text:style-name="P2">engorem</text:p>
          <text:p text:style-name="P2">enipol</text:p>
          <text:p text:style-name="P2">enowa</text:p>
          <text:p text:style-name="P2">enpezet</text:p>
          <text:p text:style-name="P2">enposi</text:p>
          <text:p text:style-name="P2">ensenada</text:p>
          <text:p text:style-name="P2">entar</text:p>
          <text:p text:style-name="P2">enterpreis</text:p>
          <text:p text:style-name="P2">entrans</text:p>
          <text:p text:style-name="P2">entro</text:p>
          <text:p text:style-name="P2">enwem</text:p>
          <text:p text:style-name="P2">enya</text:p>
          <text:p text:style-name="P2">enzet</text:p>
          <text:p text:style-name="P2">epaj</text:p>
          <text:p text:style-name="P2">epart</text:p>
          <text:p text:style-name="P2">epax</text:p>
          <text:p text:style-name="P2">epha</text:p>
          <text:p text:style-name="P2">epirs</text:p>
          <text:p text:style-name="P2">epox</text:p>
          <text:p text:style-name="P2">eqar</text:p>
          <text:p text:style-name="P2">eqsm</text:p>
          <text:p text:style-name="P2">erbedim</text:p>
          <text:p text:style-name="P2">erbon</text:p>
          <text:p text:style-name="P2">ercars</text:p>
          <text:p text:style-name="P2">erdol</text:p>
          <text:p text:style-name="P2">erema</text:p>
          <text:p text:style-name="P2">ergal</text:p>
          <text:p text:style-name="P2">ergeprom</text:p>
          <text:p text:style-name="P2">ergohut</text:p>
          <text:p text:style-name="P2">erkazet</text:p>
          <text:p text:style-name="P2">ertal</text:p>
          <text:p text:style-name="P2">ertop</text:p>
          <text:p text:style-name="P2">ertt</text:p>
          <text:p text:style-name="P2">erwi</text:p>
          <text:p text:style-name="P2">erwu</text:p>
          <text:p text:style-name="P2">erzet</text:p>
          <text:p text:style-name="P2">esclassic</text:p>
          <text:p text:style-name="P2">escs</text:p>
          <text:p text:style-name="P2">esculap</text:p>
          <text:p text:style-name="P2">eserv</text:p>
          <text:p text:style-name="P2">eskimak</text:p>
          <text:p text:style-name="P2">eskrimador</text:p>
          <text:p text:style-name="P2">espebepe</text:p>
          <text:p text:style-name="P2">espece</text:p>
          <text:p text:style-name="P2">espete</text:p>
          <text:p text:style-name="P2">espinacze</text:p>
          <text:p text:style-name="P2">estudio</text:p>
          <text:p text:style-name="P2">etoll</text:p>
          <text:p text:style-name="P2">etre</text:p>
          <text:p text:style-name="P2">etval</text:p>
          <text:p text:style-name="P2">eufeminów</text:p>
          <text:p text:style-name="P2">eunika</text:p>
          <text:p text:style-name="P2">eurexia</text:p>
          <text:p text:style-name="P2">eurial</text:p>
          <text:p text:style-name="P2">euroactiw</text:p>
          <text:p text:style-name="P2">euroairco</text:p>
          <text:p text:style-name="P2">eurobox</text:p>
          <text:p text:style-name="P2">eurobrus</text:p>
          <text:p text:style-name="P2">euroburger</text:p>
          <text:p text:style-name="P2">eurocedent</text:p>
          <text:p text:style-name="P2">euroces</text:p>
          <text:p text:style-name="P2">eurocommerce</text:p>
          <text:p text:style-name="P2">euroedek</text:p>
          <text:p text:style-name="P2">eurofin</text:p>
          <text:p text:style-name="P2">eurofoods</text:p>
          <text:p text:style-name="P2">eurogas</text:p>
          <text:p text:style-name="P2">euroglass</text:p>
          <text:p text:style-name="P2">euroholz</text:p>
          <text:p text:style-name="P2">eurohurt</text:p>
          <text:p text:style-name="P2">eurokominex</text:p>
          <text:p text:style-name="P2">euroland</text:p>
          <text:p text:style-name="P2">eurolaser</text:p>
          <text:p text:style-name="P2">eurolift</text:p>
          <text:p text:style-name="P2">eurologer</text:p>
          <text:p text:style-name="P2">euroma</text:p>
          <text:p text:style-name="P2">euromak</text:p>
          <text:p text:style-name="P2">euromart</text:p>
          <text:p text:style-name="P2">euromedianet</text:p>
          <text:p text:style-name="P2">euromedicus</text:p>
          <text:p text:style-name="P2">euromoble</text:p>
          <text:p text:style-name="P2">europea</text:p>
          <text:p text:style-name="P2">europharm</text:p>
          <text:p text:style-name="P2"><text:soft-page-break/>europosadzki</text:p>
          <text:p text:style-name="P2">europrojekty</text:p>
          <text:p text:style-name="P2">europrotec</text:p>
          <text:p text:style-name="P2">eurosoft</text:p>
          <text:p text:style-name="P2">euroster</text:p>
          <text:p text:style-name="P2">eurostone</text:p>
          <text:p text:style-name="P2">eurosystem</text:p>
          <text:p text:style-name="P2">euroszkoła</text:p>
          <text:p text:style-name="P2">eurotaxi</text:p>
          <text:p text:style-name="P2">eurotex</text:p>
          <text:p text:style-name="P2">eurotrops</text:p>
          <text:p text:style-name="P2">eurowan</text:p>
          <text:p text:style-name="P2">eurox</text:p>
          <text:p text:style-name="P2">eutrans</text:p>
          <text:p text:style-name="P2">evercon</text:p>
          <text:p text:style-name="P2">everet</text:p>
          <text:p text:style-name="P2">everts</text:p>
          <text:p text:style-name="P2">evimac</text:p>
          <text:p text:style-name="P2">ewalar</text:p>
          <text:p text:style-name="P2">ewan</text:p>
          <text:p text:style-name="P2">ewander</text:p>
          <text:p text:style-name="P2">ewangarda</text:p>
          <text:p text:style-name="P2">ewanted</text:p>
          <text:p text:style-name="P2">ewatrans</text:p>
          <text:p text:style-name="P2">ewco</text:p>
          <text:p text:style-name="P2">ewdar</text:p>
          <text:p text:style-name="P2">ewian</text:p>
          <text:p text:style-name="P2">ewikar</text:p>
          <text:p text:style-name="P2">ewiton</text:p>
          <text:p text:style-name="P2">ewitour</text:p>
          <text:p text:style-name="P2">ewjan</text:p>
          <text:p text:style-name="P2">ewmex</text:p>
          <text:p text:style-name="P2">ewomil</text:p>
          <text:p text:style-name="P2">exante</text:p>
          <text:p text:style-name="P2">exar</text:p>
          <text:p text:style-name="P2">exdrób</text:p>
          <text:p text:style-name="P2">execo</text:p>
          <text:p text:style-name="P2">exegra</text:p>
          <text:p text:style-name="P2">exer</text:p>
          <text:p text:style-name="P2">exgaz</text:p>
          <text:p text:style-name="P2">exkol</text:p>
          <text:p text:style-name="P2">exlusive</text:p>
          <text:p text:style-name="P2">expansja</text:p>
          <text:p text:style-name="P2">expax</text:p>
          <text:p text:style-name="P2">expec</text:p>
          <text:p text:style-name="P2">experyment</text:p>
          <text:p text:style-name="P2">explomer</text:p>
          <text:p text:style-name="P2">expom</text:p>
          <text:p text:style-name="P2">expreso</text:p>
          <text:p text:style-name="P2">expressmap</text:p>
          <text:p text:style-name="P2">exprojekt</text:p>
          <text:p text:style-name="P2">expuh</text:p>
          <text:p text:style-name="P2">exremepower</text:p>
          <text:p text:style-name="P2">exspert</text:p>
          <text:p text:style-name="P2">extasy</text:p>
          <text:p text:style-name="P2">eyedesign</text:p>
          <text:p text:style-name="P2">ezka</text:p>
          <text:p text:style-name="P2">fabi</text:p>
          <text:p text:style-name="P2">fabip</text:p>
          <text:p text:style-name="P2">fabusz</text:p>
          <text:p text:style-name="P2">falcomp</text:p>
          <text:p text:style-name="P2">falęcka</text:p>
          <text:p text:style-name="P2">falkowska</text:p>
          <text:p text:style-name="P2">falnet</text:p>
          <text:p text:style-name="P2">faltech</text:p>
          <text:p text:style-name="P2">fameg</text:p>
          <text:p text:style-name="P2">familja</text:p>
          <text:p text:style-name="P2">fams</text:p>
          <text:p text:style-name="P2">fanpol</text:p>
          <text:p text:style-name="P2">fantax</text:p>
          <text:p text:style-name="P2">farbit</text:p>
          <text:p text:style-name="P2">farbolak</text:p>
          <text:p text:style-name="P2">farbox</text:p>
          <text:p text:style-name="P2">farembud</text:p>
          <text:p text:style-name="P2">farmab</text:p>
          <text:p text:style-name="P2">farmacom</text:p>
          <text:p text:style-name="P2">farmal</text:p>
          <text:p text:style-name="P2">farmika</text:p>
          <text:p text:style-name="P2">farmochem</text:p>
          <text:p text:style-name="P2">farmstar</text:p>
          <text:p text:style-name="P2">fausta</text:p>
          <text:p text:style-name="P2">fawag</text:p>
          <text:p text:style-name="P2">fazbud</text:p>
          <text:p text:style-name="P2">felbar</text:p>
          <text:p text:style-name="P2">felektrim</text:p>
          <text:p text:style-name="P2">felmex</text:p>
          <text:p text:style-name="P2">femme</text:p>
          <text:p text:style-name="P2">fendi</text:p>
          <text:p text:style-name="P2">fenus</text:p>
          <text:p text:style-name="P2">ferno</text:p>
          <text:p text:style-name="P2">fernvillage</text:p>
          <text:p text:style-name="P2">ferrona</text:p>
          <text:p text:style-name="P2">ferrosan</text:p>
          <text:p text:style-name="P2">ferrostal</text:p>
          <text:p text:style-name="P2">ferum</text:p>
          <text:p text:style-name="P2">fiberlan</text:p>
          <text:p text:style-name="P2">fibud</text:p>
          <text:p text:style-name="P2">fiducia</text:p>
          <text:p text:style-name="P2">fifo</text:p>
          <text:p text:style-name="P2">filaga</text:p>
          <text:p text:style-name="P2">filos</text:p>
          <text:p text:style-name="P2">filprom</text:p>
          <text:p text:style-name="P2">fimbnes</text:p>
          <text:p text:style-name="P2">finanspol</text:p>
          <text:p text:style-name="P2"><text:soft-page-break/>finbad</text:p>
          <text:p text:style-name="P2">finbud</text:p>
          <text:p text:style-name="P2">fincom</text:p>
          <text:p text:style-name="P2">finishouse</text:p>
          <text:p text:style-name="P2">finomar</text:p>
          <text:p text:style-name="P2">finow</text:p>
          <text:p text:style-name="P2">finserw</text:p>
          <text:p text:style-name="P2">finub</text:p>
          <text:p text:style-name="P2">fiszmedia</text:p>
          <text:p text:style-name="P2">fitline</text:p>
          <text:p text:style-name="P2">fixmont</text:p>
          <text:p text:style-name="P2">fizbus</text:p>
          <text:p text:style-name="P2">fizurka</text:p>
          <text:p text:style-name="P2">flakt</text:p>
          <text:p text:style-name="P2">fleisch</text:p>
          <text:p text:style-name="P2">fleksoplast</text:p>
          <text:p text:style-name="P2">flextronics</text:p>
          <text:p text:style-name="P2">flightsim</text:p>
          <text:p text:style-name="P2">flindt</text:p>
          <text:p text:style-name="P2">flisoner</text:p>
          <text:p text:style-name="P2">fliziarstwo</text:p>
          <text:p text:style-name="P2">florina</text:p>
          <text:p text:style-name="P2">floris</text:p>
          <text:p text:style-name="P2">flugo</text:p>
          <text:p text:style-name="P2">fobud</text:p>
          <text:p text:style-name="P2">folbet</text:p>
          <text:p text:style-name="P2">foliart</text:p>
          <text:p text:style-name="P2">folwax</text:p>
          <text:p text:style-name="P2">foorest</text:p>
          <text:p text:style-name="P2">fopon</text:p>
          <text:p text:style-name="P2">foral</text:p>
          <text:p text:style-name="P2">forbi</text:p>
          <text:p text:style-name="P2">forewer</text:p>
          <text:p text:style-name="P2">forpol</text:p>
          <text:p text:style-name="P2">forsant</text:p>
          <text:p text:style-name="P2">forteks</text:p>
          <text:p text:style-name="P2">fortest</text:p>
          <text:p text:style-name="P2">fortrans</text:p>
          <text:p text:style-name="P2">fosko</text:p>
          <text:p text:style-name="P2">fotech</text:p>
          <text:p text:style-name="P2">fotomix</text:p>
          <text:p text:style-name="P2">fotonaprawa</text:p>
          <text:p text:style-name="P2">fotoserwis</text:p>
          <text:p text:style-name="P2">fotpress</text:p>
          <text:p text:style-name="P2">foxel</text:p>
          <text:p text:style-name="P2">fraga</text:p>
          <text:p text:style-name="P2">frago</text:p>
          <text:p text:style-name="P2">fragola</text:p>
          <text:p text:style-name="P2">fragrans</text:p>
          <text:p text:style-name="P2">framax</text:p>
          <text:p text:style-name="P2">frameti</text:p>
          <text:p text:style-name="P2">franex</text:p>
          <text:p text:style-name="P2">frankam</text:p>
          <text:p text:style-name="P2">frankpress</text:p>
          <text:p text:style-name="P2">frantexim</text:p>
          <text:p text:style-name="P2">frenoplast</text:p>
          <text:p text:style-name="P2">frescco</text:p>
          <text:p text:style-name="P2">frezodent</text:p>
          <text:p text:style-name="P2">frezwid</text:p>
          <text:p text:style-name="P2">frisomat</text:p>
          <text:p text:style-name="P2">frogut</text:p>
          <text:p text:style-name="P2">frontstyl</text:p>
          <text:p text:style-name="P2">frosco</text:p>
          <text:p text:style-name="P2">fruktexpress</text:p>
          <text:p text:style-name="P2">frykar</text:p>
          <text:p text:style-name="P2">fryszkowska</text:p>
          <text:p text:style-name="P2">fthu</text:p>
          <text:p text:style-name="P2">ftomow</text:p>
          <text:p text:style-name="P2">fukarex</text:p>
          <text:p text:style-name="P2">fuldom</text:p>
          <text:p text:style-name="P2">fungari</text:p>
          <text:p text:style-name="P2">fuph</text:p>
          <text:p text:style-name="P2">futrostyl</text:p>
          <text:p text:style-name="P2">gabako</text:p>
          <text:p text:style-name="P2">gabimet</text:p>
          <text:p text:style-name="P2">gabiney</text:p>
          <text:p text:style-name="P2">gabmot</text:p>
          <text:p text:style-name="P2">gabrysia</text:p>
          <text:p text:style-name="P2">gadomscy</text:p>
          <text:p text:style-name="P2">gajdrew</text:p>
          <text:p text:style-name="P2">galaxis</text:p>
          <text:p text:style-name="P2">galicja</text:p>
          <text:p text:style-name="P2">gallex</text:p>
          <text:p text:style-name="P2">galmix</text:p>
          <text:p text:style-name="P2">galwart</text:p>
          <text:p text:style-name="P2">galwes</text:p>
          <text:p text:style-name="P2">gamerc</text:p>
          <text:p text:style-name="P2">gamstal</text:p>
          <text:p text:style-name="P2">garalowska</text:p>
          <text:p text:style-name="P2">gardenco</text:p>
          <text:p text:style-name="P2">garkat</text:p>
          <text:p text:style-name="P2">garnekpol</text:p>
          <text:p text:style-name="P2">garteks</text:p>
          <text:p text:style-name="P2">gartenholz</text:p>
          <text:p text:style-name="P2">gascolt</text:p>
          <text:p text:style-name="P2">gastir</text:p>
          <text:p text:style-name="P2">gastnik</text:p>
          <text:p text:style-name="P2">gastriprojekt</text:p>
          <text:p text:style-name="P2">gastrix</text:p>
          <text:p text:style-name="P2">gastromomia</text:p>
          <text:p text:style-name="P2">gastrus</text:p>
          <text:p text:style-name="P2">gatta</text:p>
          <text:p text:style-name="P2">gatzka</text:p>
          <text:p text:style-name="P2">gawal</text:p>
          <text:p text:style-name="P2"><text:soft-page-break/>gawęgpol</text:p>
          <text:p text:style-name="P2">gawtrans</text:p>
          <text:p text:style-name="P2">gazco</text:p>
          <text:p text:style-name="P2">gazmex</text:p>
          <text:p text:style-name="P2">gazomer</text:p>
          <text:p text:style-name="P2">gazomex</text:p>
          <text:p text:style-name="P2">gazos</text:p>
          <text:p text:style-name="P2">gazpol</text:p>
          <text:p text:style-name="P2">gaztec</text:p>
          <text:p text:style-name="P2">gaztech</text:p>
          <text:p text:style-name="P2">gedaneum</text:p>
          <text:p text:style-name="P2">gedia</text:p>
          <text:p text:style-name="P2">geem</text:p>
          <text:p text:style-name="P2">gejt</text:p>
          <text:p text:style-name="P2">gelg</text:p>
          <text:p text:style-name="P2">gemar</text:p>
          <text:p text:style-name="P2">geneatranslat</text:p>
          <text:p text:style-name="P2">gensal</text:p>
          <text:p text:style-name="P2">geobid</text:p>
          <text:p text:style-name="P2">geofolmark</text:p>
          <text:p text:style-name="P2">geogis</text:p>
          <text:p text:style-name="P2">geoinvers</text:p>
          <text:p text:style-name="P2">geokomp</text:p>
          <text:p text:style-name="P2">geokons</text:p>
          <text:p text:style-name="P2">geolewar</text:p>
          <text:p text:style-name="P2">geolex</text:p>
          <text:p text:style-name="P2">geomasz</text:p>
          <text:p text:style-name="P2">geomet</text:p>
          <text:p text:style-name="P2">geometr</text:p>
          <text:p text:style-name="P2">geopomiar</text:p>
          <text:p text:style-name="P2">geopos</text:p>
          <text:p text:style-name="P2">georam</text:p>
          <text:p text:style-name="P2">georob</text:p>
          <text:p text:style-name="P2">geoserw</text:p>
          <text:p text:style-name="P2">geoteko</text:p>
          <text:p text:style-name="P2">geotomix</text:p>
          <text:p text:style-name="P2">geotop</text:p>
          <text:p text:style-name="P2">geotrion</text:p>
          <text:p text:style-name="P2">geozaw</text:p>
          <text:p text:style-name="P2">gerante</text:p>
          <text:p text:style-name="P2">gercon</text:p>
          <text:p text:style-name="P2">gerjan</text:p>
          <text:p text:style-name="P2">germax</text:p>
          <text:p text:style-name="P2">geromino</text:p>
          <text:p text:style-name="P2">gerster</text:p>
          <text:p text:style-name="P2">gesamet</text:p>
          <text:p text:style-name="P2">geschaft</text:p>
          <text:p text:style-name="P2">gesmont</text:p>
          <text:p text:style-name="P2">gestalt</text:p>
          <text:p text:style-name="P2">gevalia</text:p>
          <text:p text:style-name="P2">giacomo</text:p>
          <text:p text:style-name="P2">gienka</text:p>
          <text:p text:style-name="P2">giguś</text:p>
          <text:p text:style-name="P2">gipsel</text:p>
          <text:p text:style-name="P2">giudi</text:p>
          <text:p text:style-name="P2">gjomex</text:p>
          <text:p text:style-name="P2">glaber</text:p>
          <text:p text:style-name="P2">glangcar</text:p>
          <text:p text:style-name="P2">glasmet</text:p>
          <text:p text:style-name="P2">glazterr</text:p>
          <text:p text:style-name="P2">glibax</text:p>
          <text:p text:style-name="P2">glifada</text:p>
          <text:p text:style-name="P2">globalex</text:p>
          <text:p text:style-name="P2">globalgroup</text:p>
          <text:p text:style-name="P2">globalkredyt</text:p>
          <text:p text:style-name="P2">globexplorers</text:p>
          <text:p text:style-name="P2">glomax</text:p>
          <text:p text:style-name="P2">glosan</text:p>
          <text:p text:style-name="P2">glusio</text:p>
          <text:p text:style-name="P2">głodkowska</text:p>
          <text:p text:style-name="P2">gobarys</text:p>
          <text:p text:style-name="P2">gobiecka</text:p>
          <text:p text:style-name="P2">gobopol</text:p>
          <text:p text:style-name="P2">godent</text:p>
          <text:p text:style-name="P2">gogulska</text:p>
          <text:p text:style-name="P2">golawiczanka</text:p>
          <text:p text:style-name="P2">goldfinance</text:p>
          <text:p text:style-name="P2">goldmar</text:p>
          <text:p text:style-name="P2">goldmart</text:p>
          <text:p text:style-name="P2">goldpasz</text:p>
          <text:p text:style-name="P2">goldrobeks</text:p>
          <text:p text:style-name="P2">golpen</text:p>
          <text:p text:style-name="P2">goltex</text:p>
          <text:p text:style-name="P2">gomar</text:p>
          <text:p text:style-name="P2">gondoliere</text:p>
          <text:p text:style-name="P2">gonkar</text:p>
          <text:p text:style-name="P2">goodbuy</text:p>
          <text:p text:style-name="P2">goodpaint</text:p>
          <text:p text:style-name="P2">gops</text:p>
          <text:p text:style-name="P2">gormax</text:p>
          <text:p text:style-name="P2">goro</text:p>
          <text:p text:style-name="P2">gorzechowska</text:p>
          <text:p text:style-name="P2">gospol</text:p>
          <text:p text:style-name="P2">gotdyn</text:p>
          <text:p text:style-name="P2">gotomal</text:p>
          <text:p text:style-name="P2">gotron</text:p>
          <text:p text:style-name="P2">govi</text:p>
          <text:p text:style-name="P2">goworol</text:p>
          <text:p text:style-name="P2">górkoland</text:p>
          <text:p text:style-name="P2">górstal</text:p>
          <text:p text:style-name="P2">graam</text:p>
          <text:p text:style-name="P2">gracha</text:p>
          <text:p text:style-name="P2">gradar</text:p>
          <text:p text:style-name="P2">gradpol</text:p>
          <text:p text:style-name="P2"><text:soft-page-break/>grafex</text:p>
          <text:p text:style-name="P2">graffart</text:p>
          <text:p text:style-name="P2">graffix</text:p>
          <text:p text:style-name="P2">graffstudio</text:p>
          <text:p text:style-name="P2">grafgor</text:p>
          <text:p text:style-name="P2">grafil</text:p>
          <text:p text:style-name="P2">grafium</text:p>
          <text:p text:style-name="P2">graftrans</text:p>
          <text:p text:style-name="P2">grago</text:p>
          <text:p text:style-name="P2">graha</text:p>
          <text:p text:style-name="P2">grako</text:p>
          <text:p text:style-name="P2">gramet</text:p>
          <text:p text:style-name="P2">grammi</text:p>
          <text:p text:style-name="P2">granbud</text:p>
          <text:p text:style-name="P2">granib</text:p>
          <text:p text:style-name="P2">granim</text:p>
          <text:p text:style-name="P2">granirex</text:p>
          <text:p text:style-name="P2">granitogres</text:p>
          <text:p text:style-name="P2">granitus</text:p>
          <text:p text:style-name="P2">granmex</text:p>
          <text:p text:style-name="P2">graphi</text:p>
          <text:p text:style-name="P2">grapop</text:p>
          <text:p text:style-name="P2">grara</text:p>
          <text:p text:style-name="P2">grarix</text:p>
          <text:p text:style-name="P2">gratenau</text:p>
          <text:p text:style-name="P2">gravall</text:p>
          <text:p text:style-name="P2">grawa</text:p>
          <text:p text:style-name="P2">grawart</text:p>
          <text:p text:style-name="P2">grawertonik</text:p>
          <text:p text:style-name="P2">grawipol</text:p>
          <text:p text:style-name="P2">grawis</text:p>
          <text:p text:style-name="P2">grażus</text:p>
          <text:p text:style-name="P2">grebetrans</text:p>
          <text:p text:style-name="P2">greeg</text:p>
          <text:p text:style-name="P2">greenpol</text:p>
          <text:p text:style-name="P2">gregal</text:p>
          <text:p text:style-name="P2">gregpol</text:p>
          <text:p text:style-name="P2">grenbest</text:p>
          <text:p text:style-name="P2">grifo</text:p>
          <text:p text:style-name="P2">grisza</text:p>
          <text:p text:style-name="P2">groclin</text:p>
          <text:p text:style-name="P2">grokis</text:p>
          <text:p text:style-name="P2">gromadex</text:p>
          <text:p text:style-name="P2">gronpiek</text:p>
          <text:p text:style-name="P2">grontmij</text:p>
          <text:p text:style-name="P2">groomer</text:p>
          <text:p text:style-name="P2">grubcio</text:p>
          <text:p text:style-name="P2">gruntjol</text:p>
          <text:p text:style-name="P2">gruszczyńska</text:p>
          <text:p text:style-name="P2">grymatic</text:p>
          <text:p text:style-name="P2">grzenex</text:p>
          <text:p text:style-name="P2">grzędzińska</text:p>
          <text:p text:style-name="P2">gulbic</text:p>
          <text:p text:style-name="P2">gumex</text:p>
          <text:p text:style-name="P2">gumfel</text:p>
          <text:p text:style-name="P2">guminska</text:p>
          <text:p text:style-name="P2">gustaff</text:p>
          <text:p text:style-name="P2">guzzi</text:p>
          <text:p text:style-name="P2">haberex</text:p>
          <text:p text:style-name="P2">habys</text:p>
          <text:p text:style-name="P2">hadlowska</text:p>
          <text:p text:style-name="P2">hadwar</text:p>
          <text:p text:style-name="P2">hagnes</text:p>
          <text:p text:style-name="P2">haiszi</text:p>
          <text:p text:style-name="P2">haitrung</text:p>
          <text:p text:style-name="P2">hajro</text:p>
          <text:p text:style-name="P2">haldon</text:p>
          <text:p text:style-name="P2">haldrom</text:p>
          <text:p text:style-name="P2">halmi</text:p>
          <text:p text:style-name="P2">halmix</text:p>
          <text:p text:style-name="P2">hamor</text:p>
          <text:p text:style-name="P2">handloman</text:p>
          <text:p text:style-name="P2">handlomer</text:p>
          <text:p text:style-name="P2">handrog</text:p>
          <text:p text:style-name="P2">haneks</text:p>
          <text:p text:style-name="P2">hannex</text:p>
          <text:p text:style-name="P2">hansa</text:p>
          <text:p text:style-name="P2">hansped</text:p>
          <text:p text:style-name="P2">hapio</text:p>
          <text:p text:style-name="P2">hapor</text:p>
          <text:p text:style-name="P2">happich</text:p>
          <text:p text:style-name="P2">haraboss</text:p>
          <text:p text:style-name="P2">harcmistrzówka</text:p>
          <text:p text:style-name="P2">hardach</text:p>
          <text:p text:style-name="P2">hartcom</text:p>
          <text:p text:style-name="P2">hartex</text:p>
          <text:p text:style-name="P2">hascount</text:p>
          <text:p text:style-name="P2">hasselford</text:p>
          <text:p text:style-name="P2">hastja</text:p>
          <text:p text:style-name="P2">hatrix</text:p>
          <text:p text:style-name="P2">hava</text:p>
          <text:p text:style-name="P2">hawa</text:p>
          <text:p text:style-name="P2">hazbi</text:p>
          <text:p text:style-name="P2">hebau</text:p>
          <text:p text:style-name="P2">hebox</text:p>
          <text:p text:style-name="P2">hedmax</text:p>
          <text:p text:style-name="P2">heilit</text:p>
          <text:p text:style-name="P2">heja</text:p>
          <text:p text:style-name="P2">hekobentonity</text:p>
          <text:p text:style-name="P2">hektom</text:p>
          <text:p text:style-name="P2">helanna</text:p>
          <text:p text:style-name="P2">helcad</text:p>
          <text:p text:style-name="P2">helco</text:p>
          <text:p text:style-name="P2">heldena</text:p>
          <text:p text:style-name="P2"><text:soft-page-break/>helenów</text:p>
          <text:p text:style-name="P2">helpos</text:p>
          <text:p text:style-name="P2">heltkopol</text:p>
          <text:p text:style-name="P2">helvenica</text:p>
          <text:p text:style-name="P2">helvetia</text:p>
          <text:p text:style-name="P2">helvia</text:p>
          <text:p text:style-name="P2">hemap</text:p>
          <text:p text:style-name="P2">hemar</text:p>
          <text:p text:style-name="P2">hemarbut</text:p>
          <text:p text:style-name="P2">hemat</text:p>
          <text:p text:style-name="P2">hemavit</text:p>
          <text:p text:style-name="P2">hemi</text:p>
          <text:p text:style-name="P2">hemist</text:p>
          <text:p text:style-name="P2">henix</text:p>
          <text:p text:style-name="P2">henryxsol</text:p>
          <text:p text:style-name="P2">hentex</text:p>
          <text:p text:style-name="P2">henzym</text:p>
          <text:p text:style-name="P2">hepta</text:p>
          <text:p text:style-name="P2">herbacell</text:p>
          <text:p text:style-name="P2">herbacos</text:p>
          <text:p text:style-name="P2">herbar</text:p>
          <text:p text:style-name="P2">herbitone</text:p>
          <text:p text:style-name="P2">herp</text:p>
          <text:p text:style-name="P2">hestar</text:p>
          <text:p text:style-name="P2">hewi</text:p>
          <text:p text:style-name="P2">hexader</text:p>
          <text:p text:style-name="P2">hiross</text:p>
          <text:p text:style-name="P2">hoan</text:p>
          <text:p text:style-name="P2">hochsad</text:p>
          <text:p text:style-name="P2">hoffpol</text:p>
          <text:p text:style-name="P2">hohland</text:p>
          <text:p text:style-name="P2">holdex</text:p>
          <text:p text:style-name="P2">hollagro</text:p>
          <text:p text:style-name="P2">holmar</text:p>
          <text:p text:style-name="P2">holserwis</text:p>
          <text:p text:style-name="P2">holstar</text:p>
          <text:p text:style-name="P2">holzexport</text:p>
          <text:p text:style-name="P2">hołbau</text:p>
          <text:p text:style-name="P2">homex</text:p>
          <text:p text:style-name="P2">homklar</text:p>
          <text:p text:style-name="P2">honeti</text:p>
          <text:p text:style-name="P2">honex</text:p>
          <text:p text:style-name="P2">hoogwegt</text:p>
          <text:p text:style-name="P2">hoppenstedt</text:p>
          <text:p text:style-name="P2">horax</text:p>
          <text:p text:style-name="P2">hordrem</text:p>
          <text:p text:style-name="P2">horologium</text:p>
          <text:p text:style-name="P2">hortexim</text:p>
          <text:p text:style-name="P2">hortpak</text:p>
          <text:p text:style-name="P2">hortpol</text:p>
          <text:p text:style-name="P2">hortservice</text:p>
          <text:p text:style-name="P2">hotrans</text:p>
          <text:p text:style-name="P2">hranipex</text:p>
          <text:p text:style-name="P2">hubwex</text:p>
          <text:p text:style-name="P2">hunnebeck</text:p>
          <text:p text:style-name="P2">hüppe</text:p>
          <text:p text:style-name="P2">hutrem</text:p>
          <text:p text:style-name="P2">hwwm</text:p>
          <text:p text:style-name="P2">hydraulix</text:p>
          <text:p text:style-name="P2">hydreks</text:p>
          <text:p text:style-name="P2">hydrobud</text:p>
          <text:p text:style-name="P2">hydrodom</text:p>
          <text:p text:style-name="P2">hydrodyta</text:p>
          <text:p text:style-name="P2">hydroeko</text:p>
          <text:p text:style-name="P2">hydrofarb</text:p>
          <text:p text:style-name="P2">hydrogryf</text:p>
          <text:p text:style-name="P2">hydrohurt</text:p>
          <text:p text:style-name="P2">hydromen</text:p>
          <text:p text:style-name="P2">hydromix</text:p>
          <text:p text:style-name="P2">hydronaprawa</text:p>
          <text:p text:style-name="P2">hydropasz</text:p>
          <text:p text:style-name="P2">hydrotraf</text:p>
          <text:p text:style-name="P2">hydrotrest</text:p>
          <text:p text:style-name="P2">hydrowiert</text:p>
          <text:p text:style-name="P2">hyva</text:p>
          <text:p text:style-name="P2">iamge</text:p>
          <text:p text:style-name="P2">ibeili</text:p>
          <text:p text:style-name="P2">iberpol</text:p>
          <text:p text:style-name="P2">ibicon</text:p>
          <text:p text:style-name="P2">icentrum</text:p>
          <text:p text:style-name="P2">icopal</text:p>
          <text:p text:style-name="P2">idap</text:p>
          <text:p text:style-name="P2">ideadom</text:p>
          <text:p text:style-name="P2">idealab</text:p>
          <text:p text:style-name="P2">idealgips</text:p>
          <text:p text:style-name="P2">iden</text:p>
          <text:p text:style-name="P2">idro</text:p>
          <text:p text:style-name="P2">ieko</text:p>
          <text:p text:style-name="P2">igala</text:p>
          <text:p text:style-name="P2">igaldo</text:p>
          <text:p text:style-name="P2">iglomex</text:p>
          <text:p text:style-name="P2">igloomasz</text:p>
          <text:p text:style-name="P2">igloorem</text:p>
          <text:p text:style-name="P2">iglotrans</text:p>
          <text:p text:style-name="P2">ikadent</text:p>
          <text:p text:style-name="P2">ikam</text:p>
          <text:p text:style-name="P2">ikartur</text:p>
          <text:p text:style-name="P2">ikeba</text:p>
          <text:p text:style-name="P2">iksarp</text:p>
          <text:p text:style-name="P2">ilkam</text:p>
          <text:p text:style-name="P2">illuminazione</text:p>
          <text:p text:style-name="P2">illusio</text:p>
          <text:p text:style-name="P2">iltrans</text:p>
          <text:p text:style-name="P2">iltron</text:p>
          <text:p text:style-name="P2"><text:soft-page-break/>ilves</text:p>
          <text:p text:style-name="P2">imaco</text:p>
          <text:p text:style-name="P2">imager</text:p>
          <text:p text:style-name="P2">imbudizol</text:p>
          <text:p text:style-name="P2">imcon</text:p>
          <text:p text:style-name="P2">imexpol</text:p>
          <text:p text:style-name="P2">imigw</text:p>
          <text:p text:style-name="P2">immediant</text:p>
          <text:p text:style-name="P2">immkos</text:p>
          <text:p text:style-name="P2">immoexpert</text:p>
          <text:p text:style-name="P2">imotrel</text:p>
          <text:p text:style-name="P2">impat</text:p>
          <text:p text:style-name="P2">impax</text:p>
          <text:p text:style-name="P2">impoex</text:p>
          <text:p text:style-name="P2">impoltex</text:p>
          <text:p text:style-name="P2">importex</text:p>
          <text:p text:style-name="P2">impos</text:p>
          <text:p text:style-name="P2">imppex</text:p>
          <text:p text:style-name="P2">impre</text:p>
          <text:p text:style-name="P2">impressionart</text:p>
          <text:p text:style-name="P2">inalco</text:p>
          <text:p text:style-name="P2">inatex</text:p>
          <text:p text:style-name="P2">inbin</text:p>
          <text:p text:style-name="P2">inbromid</text:p>
          <text:p text:style-name="P2">incjatywa</text:p>
          <text:p text:style-name="P2">incomtax</text:p>
          <text:p text:style-name="P2">incona</text:p>
          <text:p text:style-name="P2">indiagate</text:p>
          <text:p text:style-name="P2">indianie</text:p>
          <text:p text:style-name="P2">indywidulna</text:p>
          <text:p text:style-name="P2">inetwork</text:p>
          <text:p text:style-name="P2">infobih</text:p>
          <text:p text:style-name="P2">infolink</text:p>
          <text:p text:style-name="P2">infomac</text:p>
          <text:p text:style-name="P2">infopros</text:p>
          <text:p text:style-name="P2">informa</text:p>
          <text:p text:style-name="P2">infoserwis</text:p>
          <text:p text:style-name="P2">infostor</text:p>
          <text:p text:style-name="P2">infousługi</text:p>
          <text:p text:style-name="P2">infozet</text:p>
          <text:p text:style-name="P2">infracom</text:p>
          <text:p text:style-name="P2">inga</text:p>
          <text:p text:style-name="P2">inglod</text:p>
          <text:p text:style-name="P2">ingpro</text:p>
          <text:p text:style-name="P2">inkasso</text:p>
          <text:p text:style-name="P2">inmakor</text:p>
          <text:p text:style-name="P2">inmar</text:p>
          <text:p text:style-name="P2">inmed</text:p>
          <text:p text:style-name="P2">innopec</text:p>
          <text:p text:style-name="P2">inopex</text:p>
          <text:p text:style-name="P2">inops</text:p>
          <text:p text:style-name="P2">inosol</text:p>
          <text:p text:style-name="P2">inotank</text:p>
          <text:p text:style-name="P2">inpack</text:p>
          <text:p text:style-name="P2">inprodus</text:p>
          <text:p text:style-name="P2">inreda</text:p>
          <text:p text:style-name="P2">insanit</text:p>
          <text:p text:style-name="P2">insektpol</text:p>
          <text:p text:style-name="P2">inskwart</text:p>
          <text:p text:style-name="P2">instalcomplex</text:p>
          <text:p text:style-name="P2">instalcop</text:p>
          <text:p text:style-name="P2">instaler</text:p>
          <text:p text:style-name="P2">instalgaz</text:p>
          <text:p text:style-name="P2">installex</text:p>
          <text:p text:style-name="P2">instalmar</text:p>
          <text:p text:style-name="P2">instalplast</text:p>
          <text:p text:style-name="P2">instalstan</text:p>
          <text:p text:style-name="P2">instalterm</text:p>
          <text:p text:style-name="P2">instalux</text:p>
          <text:p text:style-name="P2">intax</text:p>
          <text:p text:style-name="P2">inteb</text:p>
          <text:p text:style-name="P2">integ</text:p>
          <text:p text:style-name="P2">integart</text:p>
          <text:p text:style-name="P2">integate</text:p>
          <text:p text:style-name="P2">intellact</text:p>
          <text:p text:style-name="P2">intellient</text:p>
          <text:p text:style-name="P2">intemax</text:p>
          <text:p text:style-name="P2">intendo</text:p>
          <text:p text:style-name="P2">interbook</text:p>
          <text:p text:style-name="P2">intercontact</text:p>
          <text:p text:style-name="P2">interdora</text:p>
          <text:p text:style-name="P2">interdrex</text:p>
          <text:p text:style-name="P2">interfed</text:p>
          <text:p text:style-name="P2">interforum</text:p>
          <text:p text:style-name="P2">interfrut</text:p>
          <text:p text:style-name="P2">intergas</text:p>
          <text:p text:style-name="P2">interglobus</text:p>
          <text:p text:style-name="P2">intergrated</text:p>
          <text:p text:style-name="P2">intergulmex</text:p>
          <text:p text:style-name="P2">interhit</text:p>
          <text:p text:style-name="P2">interial</text:p>
          <text:p text:style-name="P2">interinfo</text:p>
          <text:p text:style-name="P2">interlab</text:p>
          <text:p text:style-name="P2">interleks</text:p>
          <text:p text:style-name="P2">intermo</text:p>
          <text:p text:style-name="P2">intermoda</text:p>
          <text:p text:style-name="P2">interpap</text:p>
          <text:p text:style-name="P2">interpetro</text:p>
          <text:p text:style-name="P2">interpheasant</text:p>
          <text:p text:style-name="P2">interrisk</text:p>
          <text:p text:style-name="P2">intersat</text:p>
          <text:p text:style-name="P2">interskaden</text:p>
          <text:p text:style-name="P2">interstudium</text:p>
          <text:p text:style-name="P2">intersukces</text:p>
          <text:p text:style-name="P2"><text:soft-page-break/>intersystem</text:p>
          <text:p text:style-name="P2">intervat</text:p>
          <text:p text:style-name="P2">interwave</text:p>
          <text:p text:style-name="P2">introzep</text:p>
          <text:p text:style-name="P2">invencon</text:p>
          <text:p text:style-name="P2">inventus</text:p>
          <text:p text:style-name="P2">investia</text:p>
          <text:p text:style-name="P2">inwenmet</text:p>
          <text:p text:style-name="P2">inwestbat</text:p>
          <text:p text:style-name="P2">inwestgom</text:p>
          <text:p text:style-name="P2">inżbet</text:p>
          <text:p text:style-name="P2">inżyniering</text:p>
          <text:p text:style-name="P2">ipaco</text:p>
          <text:p text:style-name="P2">ipalco</text:p>
          <text:p text:style-name="P2">iptis</text:p>
          <text:p text:style-name="P2">iramar</text:p>
          <text:p text:style-name="P2">irar</text:p>
          <text:p text:style-name="P2">iren</text:p>
          <text:p text:style-name="P2">irkar</text:p>
          <text:p text:style-name="P2">irkom</text:p>
          <text:p text:style-name="P2">irosek</text:p>
          <text:p text:style-name="P2">irosław</text:p>
          <text:p text:style-name="P2">irwir</text:p>
          <text:p text:style-name="P2">isart</text:p>
          <text:p text:style-name="P2">isbe</text:p>
          <text:p text:style-name="P2">isotek</text:p>
          <text:p text:style-name="P2">issam</text:p>
          <text:p text:style-name="P2">iszas</text:p>
          <text:p text:style-name="P2">italwear</text:p>
          <text:p text:style-name="P2">itec</text:p>
          <text:p text:style-name="P2">itisoft</text:p>
          <text:p text:style-name="P2">itzi</text:p>
          <text:p text:style-name="P2">iucn</text:p>
          <text:p text:style-name="P2">iuka</text:p>
          <text:p text:style-name="P2">iuridicus</text:p>
          <text:p text:style-name="P2">ivbud</text:p>
          <text:p text:style-name="P2">ivpol</text:p>
          <text:p text:style-name="P2">iwdob</text:p>
          <text:p text:style-name="P2">iwmet</text:p>
          <text:p text:style-name="P2">iwno</text:p>
          <text:p text:style-name="P2">iwonne</text:p>
          <text:p text:style-name="P2">iwosz</text:p>
          <text:p text:style-name="P2">ixdoen</text:p>
          <text:p text:style-name="P2">izabell</text:p>
          <text:p text:style-name="P2">izamex</text:p>
          <text:p text:style-name="P2">izet</text:p>
          <text:p text:style-name="P2">izkam</text:p>
          <text:p text:style-name="P2">izolter</text:p>
          <text:p text:style-name="P2">izos</text:p>
          <text:p text:style-name="P2">izotex</text:p>
          <text:p text:style-name="P2">izyra</text:p>
          <text:p text:style-name="P2">izzba</text:p>
          <text:p text:style-name="P2">jabet</text:p>
          <text:p text:style-name="P2">jabłonex</text:p>
          <text:p text:style-name="P2">jabooil</text:p>
          <text:p text:style-name="P2">jabre</text:p>
          <text:p text:style-name="P2">jabwet</text:p>
          <text:p text:style-name="P2">jacart</text:p>
          <text:p text:style-name="P2">jacholz</text:p>
          <text:p text:style-name="P2">jackbal</text:p>
          <text:p text:style-name="P2">jackcar</text:p>
          <text:p text:style-name="P2">jackmont</text:p>
          <text:p text:style-name="P2">jackpol</text:p>
          <text:p text:style-name="P2">jaczyńska</text:p>
          <text:p text:style-name="P2">jaćmierska</text:p>
          <text:p text:style-name="P2">jadprojekt</text:p>
          <text:p text:style-name="P2">jagbud</text:p>
          <text:p text:style-name="P2">jagua</text:p>
          <text:p text:style-name="P2">jahome</text:p>
          <text:p text:style-name="P2">jakmel</text:p>
          <text:p text:style-name="P2">jakot</text:p>
          <text:p text:style-name="P2">jall</text:p>
          <text:p text:style-name="P2">jamatel</text:p>
          <text:p text:style-name="P2">jamboł</text:p>
          <text:p text:style-name="P2">jamrat</text:p>
          <text:p text:style-name="P2">jamstra</text:p>
          <text:p text:style-name="P2">jamz</text:p>
          <text:p text:style-name="P2">janaks</text:p>
          <text:p text:style-name="P2">janbox</text:p>
          <text:p text:style-name="P2">jancol</text:p>
          <text:p text:style-name="P2">jandag</text:p>
          <text:p text:style-name="P2">jandor</text:p>
          <text:p text:style-name="P2">janemmert</text:p>
          <text:p text:style-name="P2">janhel</text:p>
          <text:p text:style-name="P2">jankal</text:p>
          <text:p text:style-name="P2">jankpol</text:p>
          <text:p text:style-name="P2">janlat</text:p>
          <text:p text:style-name="P2">janlux</text:p>
          <text:p text:style-name="P2">jannel</text:p>
          <text:p text:style-name="P2">janpar</text:p>
          <text:p text:style-name="P2">janrem</text:p>
          <text:p text:style-name="P2">janrex</text:p>
          <text:p text:style-name="P2">janrys</text:p>
          <text:p text:style-name="P2">janstap</text:p>
          <text:p text:style-name="P2">januszewska</text:p>
          <text:p text:style-name="P2">janwald</text:p>
          <text:p text:style-name="P2">jańczyk</text:p>
          <text:p text:style-name="P2">jarbetal</text:p>
          <text:p text:style-name="P2">jardrew</text:p>
          <text:p text:style-name="P2">jariw</text:p>
          <text:p text:style-name="P2">jarnutowscy</text:p>
          <text:p text:style-name="P2">jarocar</text:p>
          <text:p text:style-name="P2">jarok</text:p>
          <text:p text:style-name="P2">jaromirska</text:p>
          <text:p text:style-name="P2"><text:soft-page-break/>jaromix</text:p>
          <text:p text:style-name="P2">jaronex</text:p>
          <text:p text:style-name="P2">jarostal</text:p>
          <text:p text:style-name="P2">jaróż</text:p>
          <text:p text:style-name="P2">jarpol</text:p>
          <text:p text:style-name="P2">jarstal</text:p>
          <text:p text:style-name="P2">jarząbska</text:p>
          <text:p text:style-name="P2">jasal</text:p>
          <text:p text:style-name="P2">jasam</text:p>
          <text:p text:style-name="P2">jasiniecka</text:p>
          <text:p text:style-name="P2">jasionna</text:p>
          <text:p text:style-name="P2">jaskólska</text:p>
          <text:p text:style-name="P2">jastrans</text:p>
          <text:p text:style-name="P2">jatur</text:p>
          <text:p text:style-name="P2">javena</text:p>
          <text:p text:style-name="P2">javis</text:p>
          <text:p text:style-name="P2">javox</text:p>
          <text:p text:style-name="P2">jawaba</text:p>
          <text:p text:style-name="P2">jawit</text:p>
          <text:p text:style-name="P2">jawmet</text:p>
          <text:p text:style-name="P2">jawmur</text:p>
          <text:p text:style-name="P2">jawopol</text:p>
          <text:p text:style-name="P2">jazon</text:p>
          <text:p text:style-name="P2">jaźwińska</text:p>
          <text:p text:style-name="P2">jcar</text:p>
          <text:p text:style-name="P2">jelewska</text:p>
          <text:p text:style-name="P2">jewelery</text:p>
          <text:p text:style-name="P2">jewerery</text:p>
          <text:p text:style-name="P2">jeziorowo</text:p>
          <text:p text:style-name="P2">jędrów</text:p>
          <text:p text:style-name="P2">jędrychowska</text:p>
          <text:p text:style-name="P2">jnfo</text:p>
          <text:p text:style-name="P2">jobo</text:p>
          <text:p text:style-name="P2">joboste</text:p>
          <text:p text:style-name="P2">jocer</text:p>
          <text:p text:style-name="P2">jodart</text:p>
          <text:p text:style-name="P2">jodipol</text:p>
          <text:p text:style-name="P2">jogama</text:p>
          <text:p text:style-name="P2">jogen</text:p>
          <text:p text:style-name="P2">jokart</text:p>
          <text:p text:style-name="P2">joleks</text:p>
          <text:p text:style-name="P2">jolenta</text:p>
          <text:p text:style-name="P2">jolipal</text:p>
          <text:p text:style-name="P2">jolla</text:p>
          <text:p text:style-name="P2">jomiko</text:p>
          <text:p text:style-name="P2">jomsborg</text:p>
          <text:p text:style-name="P2">jonters</text:p>
          <text:p text:style-name="P2">joopa</text:p>
          <text:p text:style-name="P2">jors</text:p>
          <text:p text:style-name="P2">jostin</text:p>
          <text:p text:style-name="P2">jovimex</text:p>
          <text:p text:style-name="P2">jowisz</text:p>
          <text:p text:style-name="P2">joxer</text:p>
          <text:p text:style-name="P2">jsckomp</text:p>
          <text:p text:style-name="P2">juart</text:p>
          <text:p text:style-name="P2">judar</text:p>
          <text:p text:style-name="P2">judita</text:p>
          <text:p text:style-name="P2">juella</text:p>
          <text:p text:style-name="P2">juess</text:p>
          <text:p text:style-name="P2">jukam</text:p>
          <text:p text:style-name="P2">julex</text:p>
          <text:p text:style-name="P2">julmed</text:p>
          <text:p text:style-name="P2">julo</text:p>
          <text:p text:style-name="P2">jultrans</text:p>
          <text:p text:style-name="P2">juman</text:p>
          <text:p text:style-name="P2">jumer</text:p>
          <text:p text:style-name="P2">jumix</text:p>
          <text:p text:style-name="P2">jungpol</text:p>
          <text:p text:style-name="P2">juram</text:p>
          <text:p text:style-name="P2">jurastan</text:p>
          <text:p text:style-name="P2">jurkop</text:p>
          <text:p text:style-name="P2">jurmag</text:p>
          <text:p text:style-name="P2">jurmet</text:p>
          <text:p text:style-name="P2">jurmex</text:p>
          <text:p text:style-name="P2">jurmix</text:p>
          <text:p text:style-name="P2">juromex</text:p>
          <text:p text:style-name="P2">jurstol</text:p>
          <text:p text:style-name="P2">jurwald</text:p>
          <text:p text:style-name="P2">juryl</text:p>
          <text:p text:style-name="P2">justitiar</text:p>
          <text:p text:style-name="P2">justiwo</text:p>
          <text:p text:style-name="P2">juszczynianka</text:p>
          <text:p text:style-name="P2">jutor</text:p>
          <text:p text:style-name="P2">juventur</text:p>
          <text:p text:style-name="P2">juwex</text:p>
          <text:p text:style-name="P2">juwi</text:p>
          <text:p text:style-name="P2">kaal</text:p>
          <text:p text:style-name="P2">kablin</text:p>
          <text:p text:style-name="P2">kabomix</text:p>
          <text:p text:style-name="P2">kachelska</text:p>
          <text:p text:style-name="P2">kaczarnica</text:p>
          <text:p text:style-name="P2">kadamaz</text:p>
          <text:p text:style-name="P2">kadem</text:p>
          <text:p text:style-name="P2">kadus</text:p>
          <text:p text:style-name="P2">kafeina</text:p>
          <text:p text:style-name="P2">kaflex</text:p>
          <text:p text:style-name="P2">kagrop</text:p>
          <text:p text:style-name="P2">kaher</text:p>
          <text:p text:style-name="P2">kaia</text:p>
          <text:p text:style-name="P2">kaie</text:p>
          <text:p text:style-name="P2">kaldex</text:p>
          <text:p text:style-name="P2">kalgor</text:p>
          <text:p text:style-name="P2">kalitero</text:p>
          <text:p text:style-name="P2">kalmont</text:p>
          <text:p text:style-name="P2"><text:soft-page-break/>kalnet</text:p>
          <text:p text:style-name="P2">kalskór</text:p>
          <text:p text:style-name="P2">kaluna</text:p>
          <text:p text:style-name="P2">kalzbyt</text:p>
          <text:p text:style-name="P2">kałyżyński</text:p>
          <text:p text:style-name="P2">kamatrans</text:p>
          <text:p text:style-name="P2">kamcar</text:p>
          <text:p text:style-name="P2">kamed</text:p>
          <text:p text:style-name="P2">kamgum</text:p>
          <text:p text:style-name="P2">kamienicarooms</text:p>
          <text:p text:style-name="P2">kamilex</text:p>
          <text:p text:style-name="P2">kammed</text:p>
          <text:p text:style-name="P2">kammel</text:p>
          <text:p text:style-name="P2">kamox</text:p>
          <text:p text:style-name="P2">kampoleone</text:p>
          <text:p text:style-name="P2">kancelatia</text:p>
          <text:p text:style-name="P2">kandan</text:p>
          <text:p text:style-name="P2">kandzłomex</text:p>
          <text:p text:style-name="P2">kanhurt</text:p>
          <text:p text:style-name="P2">kankocz</text:p>
          <text:p text:style-name="P2">kanpo</text:p>
          <text:p text:style-name="P2">kantores</text:p>
          <text:p text:style-name="P2">kanzo</text:p>
          <text:p text:style-name="P2">kapadocja</text:p>
          <text:p text:style-name="P2">kapadokja</text:p>
          <text:p text:style-name="P2">kapadokya</text:p>
          <text:p text:style-name="P2">kaprez</text:p>
          <text:p text:style-name="P2">kaprint</text:p>
          <text:p text:style-name="P2">kapro</text:p>
          <text:p text:style-name="P2">kapsl</text:p>
          <text:p text:style-name="P2">karbomag</text:p>
          <text:p text:style-name="P2">karczew</text:p>
          <text:p text:style-name="P2">kardia</text:p>
          <text:p text:style-name="P2">karena</text:p>
          <text:p text:style-name="P2">karenex</text:p>
          <text:p text:style-name="P2">karfa</text:p>
          <text:p text:style-name="P2">karibic</text:p>
          <text:p text:style-name="P2">karion</text:p>
          <text:p text:style-name="P2">karlikowo</text:p>
          <text:p text:style-name="P2">karlo</text:p>
          <text:p text:style-name="P2">karmil</text:p>
          <text:p text:style-name="P2">karolla</text:p>
          <text:p text:style-name="P2">karpla</text:p>
          <text:p text:style-name="P2">karpniki</text:p>
          <text:p text:style-name="P2">karpowska</text:p>
          <text:p text:style-name="P2">kartagina</text:p>
          <text:p text:style-name="P2">kartomap</text:p>
          <text:p text:style-name="P2">kartoniarnia</text:p>
          <text:p text:style-name="P2">kartonix</text:p>
          <text:p text:style-name="P2">kartunz</text:p>
          <text:p text:style-name="P2">kasix</text:p>
          <text:p text:style-name="P2">kasjanka</text:p>
          <text:p text:style-name="P2">kasoft</text:p>
          <text:p text:style-name="P2">kaspio</text:p>
          <text:p text:style-name="P2">kastar</text:p>
          <text:p text:style-name="P2">kaszewska</text:p>
          <text:p text:style-name="P2">kaszuby</text:p>
          <text:p text:style-name="P2">katerina</text:p>
          <text:p text:style-name="P2">kateso</text:p>
          <text:p text:style-name="P2">katma</text:p>
          <text:p text:style-name="P2">katonia</text:p>
          <text:p text:style-name="P2">kawadobiur</text:p>
          <text:p text:style-name="P2">kawałkowscy</text:p>
          <text:p text:style-name="P2">kawdruk</text:p>
          <text:p text:style-name="P2">kawix</text:p>
          <text:p text:style-name="P2">kazbud</text:p>
          <text:p text:style-name="P2">kąkolewska</text:p>
          <text:p text:style-name="P2">kčster</text:p>
          <text:p text:style-name="P2">keane</text:p>
          <text:p text:style-name="P2">keda</text:p>
          <text:p text:style-name="P2">kedar</text:p>
          <text:p text:style-name="P2">kelbest</text:p>
          <text:p text:style-name="P2">kelmax</text:p>
          <text:p text:style-name="P2">kelo</text:p>
          <text:p text:style-name="P2">kembud</text:p>
          <text:p text:style-name="P2">kenlight</text:p>
          <text:p text:style-name="P2">kensbud</text:p>
          <text:p text:style-name="P2">keraniss</text:p>
          <text:p text:style-name="P2">kerbud</text:p>
          <text:p text:style-name="P2">kergo</text:p>
          <text:p text:style-name="P2">kerkez</text:p>
          <text:p text:style-name="P2">kewi</text:p>
          <text:p text:style-name="P2">kewisport</text:p>
          <text:p text:style-name="P2">kian</text:p>
          <text:p text:style-name="P2">kidem</text:p>
          <text:p text:style-name="P2">kiepurex</text:p>
          <text:p text:style-name="P2">kigema</text:p>
          <text:p text:style-name="P2">kilwan</text:p>
          <text:p text:style-name="P2">kimpol</text:p>
          <text:p text:style-name="P2">kinarps</text:p>
          <text:p text:style-name="P2">kineccy</text:p>
          <text:p text:style-name="P2">kineskopek</text:p>
          <text:p text:style-name="P2">kitalowie</text:p>
          <text:p text:style-name="P2">kiton</text:p>
          <text:p text:style-name="P2">kius</text:p>
          <text:p text:style-name="P2">kixnet</text:p>
          <text:p text:style-name="P2">kjer</text:p>
          <text:p text:style-name="P2">kledom</text:p>
          <text:p text:style-name="P2">klejmeb</text:p>
          <text:p text:style-name="P2">klemar</text:p>
          <text:p text:style-name="P2">klemszkol</text:p>
          <text:p text:style-name="P2">klijo</text:p>
          <text:p text:style-name="P2">klimapt</text:p>
          <text:p text:style-name="P2">klimatair</text:p>
          <text:p text:style-name="P2"><text:soft-page-break/>klimatex</text:p>
          <text:p text:style-name="P2">klimcool</text:p>
          <text:p text:style-name="P2">klimstat</text:p>
          <text:p text:style-name="P2">klinkmar</text:p>
          <text:p text:style-name="P2">klugos</text:p>
          <text:p text:style-name="P2">kłączno</text:p>
          <text:p text:style-name="P2">kłobuchowska</text:p>
          <text:p text:style-name="P2">kobamet</text:p>
          <text:p text:style-name="P2">kobrasoff</text:p>
          <text:p text:style-name="P2">kobylniki</text:p>
          <text:p text:style-name="P2">kochlöffel</text:p>
          <text:p text:style-name="P2">kodama</text:p>
          <text:p text:style-name="P2">kofis</text:p>
          <text:p text:style-name="P2">kogis</text:p>
          <text:p text:style-name="P2">kolchem</text:p>
          <text:p text:style-name="P2">kollbud</text:p>
          <text:p text:style-name="P2">kolportex</text:p>
          <text:p text:style-name="P2">koltech</text:p>
          <text:p text:style-name="P2">komapol</text:p>
          <text:p text:style-name="P2">kombook</text:p>
          <text:p text:style-name="P2">kombus</text:p>
          <text:p text:style-name="P2">komega</text:p>
          <text:p text:style-name="P2">komercel</text:p>
          <text:p text:style-name="P2">kometin</text:p>
          <text:p text:style-name="P2">komineks</text:p>
          <text:p text:style-name="P2">komishi</text:p>
          <text:p text:style-name="P2">komores</text:p>
          <text:p text:style-name="P2">komorzanka</text:p>
          <text:p text:style-name="P2">kompetenz</text:p>
          <text:p text:style-name="P2">kompis</text:p>
          <text:p text:style-name="P2">komputerland</text:p>
          <text:p text:style-name="P2">komzwit</text:p>
          <text:p text:style-name="P2">konarwik</text:p>
          <text:p text:style-name="P2">konbud</text:p>
          <text:p text:style-name="P2">koneks</text:p>
          <text:p text:style-name="P2">konfarm</text:p>
          <text:p text:style-name="P2">konferent</text:p>
          <text:p text:style-name="P2">konimex</text:p>
          <text:p text:style-name="P2">koninki</text:p>
          <text:p text:style-name="P2">konitex</text:p>
          <text:p text:style-name="P2">konpack</text:p>
          <text:p text:style-name="P2">konpasz</text:p>
          <text:p text:style-name="P2">konradia</text:p>
          <text:p text:style-name="P2">konrem</text:p>
          <text:p text:style-name="P2">konrob</text:p>
          <text:p text:style-name="P2">konrys</text:p>
          <text:p text:style-name="P2">konskór</text:p>
          <text:p text:style-name="P2">konspal</text:p>
          <text:p text:style-name="P2">konsprzęt</text:p>
          <text:p text:style-name="P2">konsulmasz</text:p>
          <text:p text:style-name="P2">konsult</text:p>
          <text:p text:style-name="P2">kontex</text:p>
          <text:p text:style-name="P2">kontrix</text:p>
          <text:p text:style-name="P2">konzbi</text:p>
          <text:p text:style-name="P2">konzbud</text:p>
          <text:p text:style-name="P2">konzbut</text:p>
          <text:p text:style-name="P2">kopag</text:p>
          <text:p text:style-name="P2">kopako</text:p>
          <text:p text:style-name="P2">kopanieccy</text:p>
          <text:p text:style-name="P2">koperska</text:p>
          <text:p text:style-name="P2">koplex</text:p>
          <text:p text:style-name="P2">koppok</text:p>
          <text:p text:style-name="P2">koralle</text:p>
          <text:p text:style-name="P2">korbi</text:p>
          <text:p text:style-name="P2">koreca</text:p>
          <text:p text:style-name="P2">korele</text:p>
          <text:p text:style-name="P2">korgum</text:p>
          <text:p text:style-name="P2">kormed</text:p>
          <text:p text:style-name="P2">kormosoft</text:p>
          <text:p text:style-name="P2">korpo</text:p>
          <text:p text:style-name="P2">korsil</text:p>
          <text:p text:style-name="P2">kortotal</text:p>
          <text:p text:style-name="P2">korurs</text:p>
          <text:p text:style-name="P2">kosalówka</text:p>
          <text:p text:style-name="P2">kosłom</text:p>
          <text:p text:style-name="P2">kosmaz</text:p>
          <text:p text:style-name="P2">kosmepol</text:p>
          <text:p text:style-name="P2">kosmin</text:p>
          <text:p text:style-name="P2">kosmix</text:p>
          <text:p text:style-name="P2">kosowianka</text:p>
          <text:p text:style-name="P2">kostrzewska</text:p>
          <text:p text:style-name="P2">kostrzycka</text:p>
          <text:p text:style-name="P2">koszarewska</text:p>
          <text:p text:style-name="P2">kosztbud</text:p>
          <text:p text:style-name="P2">koszulland</text:p>
          <text:p text:style-name="P2">kotaczkowski</text:p>
          <text:p text:style-name="P2">kotłochem</text:p>
          <text:p text:style-name="P2">kotłomontaż</text:p>
          <text:p text:style-name="P2">kotłonet</text:p>
          <text:p text:style-name="P2">kowarbud</text:p>
          <text:p text:style-name="P2">kowaz</text:p>
          <text:p text:style-name="P2">kowgaz</text:p>
          <text:p text:style-name="P2">kozbi</text:p>
          <text:p text:style-name="P2">koziber</text:p>
          <text:p text:style-name="P2">kozińska</text:p>
          <text:p text:style-name="P2">krakbell</text:p>
          <text:p text:style-name="P2">krakbyte</text:p>
          <text:p text:style-name="P2">kranbud</text:p>
          <text:p text:style-name="P2">krant</text:p>
          <text:p text:style-name="P2">krasieńka</text:p>
          <text:p text:style-name="P2">kratplast</text:p>
          <text:p text:style-name="P2">krawczyńska</text:p>
          <text:p text:style-name="P2">krawictwo</text:p>
          <text:p text:style-name="P2">kreactive</text:p>
          <text:p text:style-name="P2"><text:soft-page-break/>krelux</text:p>
          <text:p text:style-name="P2">kremmin</text:p>
          <text:p text:style-name="P2">kremona</text:p>
          <text:p text:style-name="P2">krespo</text:p>
          <text:p text:style-name="P2">krężniczanka</text:p>
          <text:p text:style-name="P2">krios</text:p>
          <text:p text:style-name="P2">kriosystem</text:p>
          <text:p text:style-name="P2">krisbut</text:p>
          <text:p text:style-name="P2">krisdior</text:p>
          <text:p text:style-name="P2">krisstek</text:p>
          <text:p text:style-name="P2">kristbud</text:p>
          <text:p text:style-name="P2">kristrans</text:p>
          <text:p text:style-name="P2">kriswood</text:p>
          <text:p text:style-name="P2">krolbud</text:p>
          <text:p text:style-name="P2">krones</text:p>
          <text:p text:style-name="P2">krono</text:p>
          <text:p text:style-name="P2">krontech</text:p>
          <text:p text:style-name="P2">krosbud</text:p>
          <text:p text:style-name="P2">krospol</text:p>
          <text:p text:style-name="P2">krowicka</text:p>
          <text:p text:style-name="P2">krox</text:p>
          <text:p text:style-name="P2">kruszwica</text:p>
          <text:p text:style-name="P2">krybar</text:p>
          <text:p text:style-name="P2">krygal</text:p>
          <text:p text:style-name="P2">krykol</text:p>
          <text:p text:style-name="P2">krylamin</text:p>
          <text:p text:style-name="P2">krysbud</text:p>
          <text:p text:style-name="P2">krysgum</text:p>
          <text:p text:style-name="P2">krzeczkowscy</text:p>
          <text:p text:style-name="P2">krzycho</text:p>
          <text:p text:style-name="P2">krzymar</text:p>
          <text:p text:style-name="P2">ksanto</text:p>
          <text:p text:style-name="P2">kseropap</text:p>
          <text:p text:style-name="P2">kseropis</text:p>
          <text:p text:style-name="P2">kubax</text:p>
          <text:p text:style-name="P2">kubexs</text:p>
          <text:p text:style-name="P2">kulpio</text:p>
          <text:p text:style-name="P2">kulpol</text:p>
          <text:p text:style-name="P2">kuniczanka</text:p>
          <text:p text:style-name="P2">kurobiowska</text:p>
          <text:p text:style-name="P2">kurpol</text:p>
          <text:p text:style-name="P2">kuula</text:p>
          <text:p text:style-name="P2">kuźmicka</text:p>
          <text:p text:style-name="P2">kwarcińska</text:p>
          <text:p text:style-name="P2">kwastal</text:p>
          <text:p text:style-name="P2">kwintex</text:p>
          <text:p text:style-name="P2">kycek</text:p>
          <text:p text:style-name="P2">kyczera</text:p>
          <text:p text:style-name="P2">kylos</text:p>
          <text:p text:style-name="P2">labanalityka</text:p>
          <text:p text:style-name="P2">labi</text:p>
          <text:p text:style-name="P2">labnet</text:p>
          <text:p text:style-name="P2">labprojekt</text:p>
          <text:p text:style-name="P2">labserv</text:p>
          <text:p text:style-name="P2">labtrans</text:p>
          <text:p text:style-name="P2">lactomil</text:p>
          <text:p text:style-name="P2">ladent</text:p>
          <text:p text:style-name="P2">lagmar</text:p>
          <text:p text:style-name="P2">lakgaz</text:p>
          <text:p text:style-name="P2">lakszmi</text:p>
          <text:p text:style-name="P2">lakta</text:p>
          <text:p text:style-name="P2">lalaryngolog</text:p>
          <text:p text:style-name="P2">lamark</text:p>
          <text:p text:style-name="P2">lamco</text:p>
          <text:p text:style-name="P2">lamgo</text:p>
          <text:p text:style-name="P2">laminart</text:p>
          <text:p text:style-name="P2">lampeks</text:p>
          <text:p text:style-name="P2">lamptique</text:p>
          <text:p text:style-name="P2">lanccorona</text:p>
          <text:p text:style-name="P2">landcar</text:p>
          <text:p text:style-name="P2">landi</text:p>
          <text:p text:style-name="P2">landisberch</text:p>
          <text:p text:style-name="P2">landpol</text:p>
          <text:p text:style-name="P2">landshape</text:p>
          <text:p text:style-name="P2">lanel</text:p>
          <text:p text:style-name="P2">lanpol</text:p>
          <text:p text:style-name="P2">larpol</text:p>
          <text:p text:style-name="P2">larrk</text:p>
          <text:p text:style-name="P2">lasowianka</text:p>
          <text:p text:style-name="P2">lastark</text:p>
          <text:p text:style-name="P2">lauma</text:p>
          <text:p text:style-name="P2">lavinia</text:p>
          <text:p text:style-name="P2">laviska</text:p>
          <text:p text:style-name="P2">lavok</text:p>
          <text:p text:style-name="P2">lawapol</text:p>
          <text:p text:style-name="P2">lawork</text:p>
          <text:p text:style-name="P2">laycra</text:p>
          <text:p text:style-name="P2">lcom</text:p>
          <text:p text:style-name="P2">leandra</text:p>
          <text:p text:style-name="P2">leasy</text:p>
          <text:p text:style-name="P2">lebraf</text:p>
          <text:p text:style-name="P2">leceum</text:p>
          <text:p text:style-name="P2">lechdar</text:p>
          <text:p text:style-name="P2">lechmet</text:p>
          <text:p text:style-name="P2">lechpod</text:p>
          <text:p text:style-name="P2">lechris</text:p>
          <text:p text:style-name="P2">lechtech</text:p>
          <text:p text:style-name="P2">lectus</text:p>
          <text:p text:style-name="P2">leduc</text:p>
          <text:p text:style-name="P2">legapol</text:p>
          <text:p text:style-name="P2">legbud</text:p>
          <text:p text:style-name="P2">legnica</text:p>
          <text:p text:style-name="P2">legol</text:p>
          <text:p text:style-name="P2">legra</text:p>
          <text:p text:style-name="P2"><text:soft-page-break/>lehan</text:p>
          <text:p text:style-name="P2">lejchan</text:p>
          <text:p text:style-name="P2">lekmont</text:p>
          <text:p text:style-name="P2">lemaro</text:p>
          <text:p text:style-name="P2">lemawik</text:p>
          <text:p text:style-name="P2">lemitor</text:p>
          <text:p text:style-name="P2">lempol</text:p>
          <text:p text:style-name="P2">lendl</text:p>
          <text:p text:style-name="P2">leobud</text:p>
          <text:p text:style-name="P2">leomar</text:p>
          <text:p text:style-name="P2">lepolam</text:p>
          <text:p text:style-name="P2">lery</text:p>
          <text:p text:style-name="P2">lesan</text:p>
          <text:p text:style-name="P2">lesky</text:p>
          <text:p text:style-name="P2">leszpol</text:p>
          <text:p text:style-name="P2">letomex</text:p>
          <text:p text:style-name="P2">lewia</text:p>
          <text:p text:style-name="P2">lewinex</text:p>
          <text:p text:style-name="P2">lewjar</text:p>
          <text:p text:style-name="P2">lewmir</text:p>
          <text:p text:style-name="P2">lewro</text:p>
          <text:p text:style-name="P2">lexpas</text:p>
          <text:p text:style-name="P2">liberto</text:p>
          <text:p text:style-name="P2">libertynka</text:p>
          <text:p text:style-name="P2">librarium</text:p>
          <text:p text:style-name="P2">libuszhof</text:p>
          <text:p text:style-name="P2">lidal</text:p>
          <text:p text:style-name="P2">lidea</text:p>
          <text:p text:style-name="P2">lideria</text:p>
          <text:p text:style-name="P2">lidon</text:p>
          <text:p text:style-name="P2">liftar</text:p>
          <text:p text:style-name="P2">lignapol</text:p>
          <text:p text:style-name="P2">likard</text:p>
          <text:p text:style-name="P2">limel</text:p>
          <text:p text:style-name="P2">lindapol</text:p>
          <text:p text:style-name="P2">lineks</text:p>
          <text:p text:style-name="P2">linet</text:p>
          <text:p text:style-name="P2">linetel</text:p>
          <text:p text:style-name="P2">linguaton</text:p>
          <text:p text:style-name="P2">linpac</text:p>
          <text:p text:style-name="P2">linran</text:p>
          <text:p text:style-name="P2">lipsol</text:p>
          <text:p text:style-name="P2">lisbar</text:p>
          <text:p text:style-name="P2">liswarcianka</text:p>
          <text:p text:style-name="P2">litegraf</text:p>
          <text:p text:style-name="P2">livs</text:p>
          <text:p text:style-name="P2">ljas</text:p>
          <text:p text:style-name="P2">lkbp</text:p>
          <text:p text:style-name="P2">lobmar</text:p>
          <text:p text:style-name="P2">locomotiva</text:p>
          <text:p text:style-name="P2">logast</text:p>
          <text:p text:style-name="P2">logicom</text:p>
          <text:p text:style-name="P2">logipol</text:p>
          <text:p text:style-name="P2">logitex</text:p>
          <text:p text:style-name="P2">logotec</text:p>
          <text:p text:style-name="P2">lokhouse</text:p>
          <text:p text:style-name="P2">lokomix</text:p>
          <text:p text:style-name="P2">lombank</text:p>
          <text:p text:style-name="P2">lombi</text:p>
          <text:p text:style-name="P2">lonner</text:p>
          <text:p text:style-name="P2">lontra</text:p>
          <text:p text:style-name="P2">loog</text:p>
          <text:p text:style-name="P2">loreal</text:p>
          <text:p text:style-name="P2">lorette</text:p>
          <text:p text:style-name="P2">lorgan</text:p>
          <text:p text:style-name="P2">lorimex</text:p>
          <text:p text:style-name="P2">lornex</text:p>
          <text:p text:style-name="P2">loton</text:p>
          <text:p text:style-name="P2">lubatur</text:p>
          <text:p text:style-name="P2">lubdrob</text:p>
          <text:p text:style-name="P2">lubikowscy</text:p>
          <text:p text:style-name="P2">lubtex</text:p>
          <text:p text:style-name="P2">lucynka</text:p>
          <text:p text:style-name="P2">lucyś</text:p>
          <text:p text:style-name="P2">luczana</text:p>
          <text:p text:style-name="P2">ludbak</text:p>
          <text:p text:style-name="P2">ludwimar</text:p>
          <text:p text:style-name="P2">lukaz</text:p>
          <text:p text:style-name="P2">lukol</text:p>
          <text:p text:style-name="P2">luksmed</text:p>
          <text:p text:style-name="P2">lumanet</text:p>
          <text:p text:style-name="P2">lumi</text:p>
          <text:p text:style-name="P2">lumitec</text:p>
          <text:p text:style-name="P2">lumpewex</text:p>
          <text:p text:style-name="P2">luxel</text:p>
          <text:p text:style-name="P2">luxmat</text:p>
          <text:p text:style-name="P2">lzoi</text:p>
          <text:p text:style-name="P2">łagisza</text:p>
          <text:p text:style-name="P2">łoker</text:p>
          <text:p text:style-name="P2">ługo</text:p>
          <text:p text:style-name="P2">łukoil</text:p>
          <text:p text:style-name="P2">łukomet</text:p>
          <text:p text:style-name="P2">łukplast</text:p>
          <text:p text:style-name="P2">łukpol</text:p>
          <text:p text:style-name="P2">łuksport</text:p>
          <text:p text:style-name="P2">łuszczyńska</text:p>
          <text:p text:style-name="P2">łysbud</text:p>
          <text:p text:style-name="P2">maasiff</text:p>
          <text:p text:style-name="P2">machineria</text:p>
          <text:p text:style-name="P2">machnowska</text:p>
          <text:p text:style-name="P2">mackostal</text:p>
          <text:p text:style-name="P2">madar</text:p>
          <text:p text:style-name="P2">madbex</text:p>
          <text:p text:style-name="P2">madical</text:p>
          <text:p text:style-name="P2"><text:soft-page-break/>madimex</text:p>
          <text:p text:style-name="P2">madlen</text:p>
          <text:p text:style-name="P2">madlys</text:p>
          <text:p text:style-name="P2">madwar</text:p>
          <text:p text:style-name="P2">maes</text:p>
          <text:p text:style-name="P2">magamix</text:p>
          <text:p text:style-name="P2">magbut</text:p>
          <text:p text:style-name="P2">magdala</text:p>
          <text:p text:style-name="P2">magdoor</text:p>
          <text:p text:style-name="P2">magemar</text:p>
          <text:p text:style-name="P2">magielek</text:p>
          <text:p text:style-name="P2">magni</text:p>
          <text:p text:style-name="P2">magnifikat</text:p>
          <text:p text:style-name="P2">magopax</text:p>
          <text:p text:style-name="P2">magrbud</text:p>
          <text:p text:style-name="P2">magrom</text:p>
          <text:p text:style-name="P2">maio</text:p>
          <text:p text:style-name="P2">mairo</text:p>
          <text:p text:style-name="P2">majbajt</text:p>
          <text:p text:style-name="P2">majmławka</text:p>
          <text:p text:style-name="P2">majorowska</text:p>
          <text:p text:style-name="P2">makaal</text:p>
          <text:p text:style-name="P2">makabi</text:p>
          <text:p text:style-name="P2">makasar</text:p>
          <text:p text:style-name="P2">makaszka</text:p>
          <text:p text:style-name="P2">makbud</text:p>
          <text:p text:style-name="P2">makks</text:p>
          <text:p text:style-name="P2">makło</text:p>
          <text:p text:style-name="P2">makomaska</text:p>
          <text:p text:style-name="P2">makopol</text:p>
          <text:p text:style-name="P2">makrena</text:p>
          <text:p text:style-name="P2">makrowent</text:p>
          <text:p text:style-name="P2">makrusz</text:p>
          <text:p text:style-name="P2">makrydent</text:p>
          <text:p text:style-name="P2">maksbruk</text:p>
          <text:p text:style-name="P2">makso</text:p>
          <text:p text:style-name="P2">makster</text:p>
          <text:p text:style-name="P2">makter</text:p>
          <text:p text:style-name="P2">maktor</text:p>
          <text:p text:style-name="P2">malanowo</text:p>
          <text:p text:style-name="P2">malarnik</text:p>
          <text:p text:style-name="P2">malbox</text:p>
          <text:p text:style-name="P2">malco</text:p>
          <text:p text:style-name="P2">malewicka</text:p>
          <text:p text:style-name="P2">malnaft</text:p>
          <text:p text:style-name="P2">malpak</text:p>
          <text:p text:style-name="P2">maltabud</text:p>
          <text:p text:style-name="P2">maluks</text:p>
          <text:p text:style-name="P2">małapanew</text:p>
          <text:p text:style-name="P2">małki</text:p>
          <text:p text:style-name="P2">małkowice</text:p>
          <text:p text:style-name="P2">mambiś</text:p>
          <text:p text:style-name="P2">mamilas</text:p>
          <text:p text:style-name="P2">mamkon</text:p>
          <text:p text:style-name="P2">mammarosa</text:p>
          <text:p text:style-name="P2">mandar</text:p>
          <text:p text:style-name="P2">mantrako</text:p>
          <text:p text:style-name="P2">manusad</text:p>
          <text:p text:style-name="P2">manzi</text:p>
          <text:p text:style-name="P2">maon</text:p>
          <text:p text:style-name="P2">mapoll</text:p>
          <text:p text:style-name="P2">marambox</text:p>
          <text:p text:style-name="P2">maranet</text:p>
          <text:p text:style-name="P2">marb</text:p>
          <text:p text:style-name="P2">marba</text:p>
          <text:p text:style-name="P2">marbad</text:p>
          <text:p text:style-name="P2">marbok</text:p>
          <text:p text:style-name="P2">marboss</text:p>
          <text:p text:style-name="P2">marcelinka</text:p>
          <text:p text:style-name="P2">marcinkowska</text:p>
          <text:p text:style-name="P2">marcmed</text:p>
          <text:p text:style-name="P2">marcuś</text:p>
          <text:p text:style-name="P2">mardruk</text:p>
          <text:p text:style-name="P2">marfot</text:p>
          <text:p text:style-name="P2">margabud</text:p>
          <text:p text:style-name="P2">margaux</text:p>
          <text:p text:style-name="P2">marget</text:p>
          <text:p text:style-name="P2">marginess</text:p>
          <text:p text:style-name="P2">margoha</text:p>
          <text:p text:style-name="P2">marhem</text:p>
          <text:p text:style-name="P2">marhen</text:p>
          <text:p text:style-name="P2">maribud</text:p>
          <text:p text:style-name="P2">marioskór</text:p>
          <text:p text:style-name="P2">marix</text:p>
          <text:p text:style-name="P2">marja</text:p>
          <text:p text:style-name="P2">marjer</text:p>
          <text:p text:style-name="P2">marjoss</text:p>
          <text:p text:style-name="P2">marju</text:p>
          <text:p text:style-name="P2">markann</text:p>
          <text:p text:style-name="P2">marknor</text:p>
          <text:p text:style-name="P2">markobud</text:p>
          <text:p text:style-name="P2">markodrew</text:p>
          <text:p text:style-name="P2">markomil</text:p>
          <text:p text:style-name="P2">markonel</text:p>
          <text:p text:style-name="P2">markplast</text:p>
          <text:p text:style-name="P2">markslojd</text:p>
          <text:p text:style-name="P2">marksoft</text:p>
          <text:p text:style-name="P2">marlen</text:p>
          <text:p text:style-name="P2">marllo</text:p>
          <text:p text:style-name="P2">marlow</text:p>
          <text:p text:style-name="P2">marlux</text:p>
          <text:p text:style-name="P2">marmag</text:p>
          <text:p text:style-name="P2">marmaros</text:p>
          <text:p text:style-name="P2">marmaz</text:p>
          <text:p text:style-name="P2"><text:soft-page-break/>marmir</text:p>
          <text:p text:style-name="P2">maroan</text:p>
          <text:p text:style-name="P2">marodent</text:p>
          <text:p text:style-name="P2">marokop</text:p>
          <text:p text:style-name="P2">maropak</text:p>
          <text:p text:style-name="P2">marpap</text:p>
          <text:p text:style-name="P2">marpasz</text:p>
          <text:p text:style-name="P2">marpiek</text:p>
          <text:p text:style-name="P2">marpo</text:p>
          <text:p text:style-name="P2">marro</text:p>
          <text:p text:style-name="P2">marse</text:p>
          <text:p text:style-name="P2">marsher</text:p>
          <text:p text:style-name="P2">marthaus</text:p>
          <text:p text:style-name="P2">martimpex</text:p>
          <text:p text:style-name="P2">marux</text:p>
          <text:p text:style-name="P2">marvet</text:p>
          <text:p text:style-name="P2">marvit</text:p>
          <text:p text:style-name="P2">marwi</text:p>
          <text:p text:style-name="P2">marwibog</text:p>
          <text:p text:style-name="P2">marxus</text:p>
          <text:p text:style-name="P2">marylu</text:p>
          <text:p text:style-name="P2">marynica</text:p>
          <text:p text:style-name="P2">massolit</text:p>
          <text:p text:style-name="P2">masta</text:p>
          <text:p text:style-name="P2">mastbud</text:p>
          <text:p text:style-name="P2">masteko</text:p>
          <text:p text:style-name="P2">masterguard</text:p>
          <text:p text:style-name="P2">masterplast</text:p>
          <text:p text:style-name="P2">mastertech</text:p>
          <text:p text:style-name="P2">masyl</text:p>
          <text:p text:style-name="P2">matalex</text:p>
          <text:p text:style-name="P2">matall</text:p>
          <text:p text:style-name="P2">matbon</text:p>
          <text:p text:style-name="P2">matbut</text:p>
          <text:p text:style-name="P2">mateco</text:p>
          <text:p text:style-name="P2">matejki</text:p>
          <text:p text:style-name="P2">materialit</text:p>
          <text:p text:style-name="P2">matiii</text:p>
          <text:p text:style-name="P2">matiko</text:p>
          <text:p text:style-name="P2">matiłuk</text:p>
          <text:p text:style-name="P2">matmarco</text:p>
          <text:p text:style-name="P2">matrek</text:p>
          <text:p text:style-name="P2">matro</text:p>
          <text:p text:style-name="P2">matsan</text:p>
          <text:p text:style-name="P2">maurjus</text:p>
          <text:p text:style-name="P2">maurus</text:p>
          <text:p text:style-name="P2">mawat</text:p>
          <text:p text:style-name="P2">mawo</text:p>
          <text:p text:style-name="P2">maxan</text:p>
          <text:p text:style-name="P2">maxbudowa</text:p>
          <text:p text:style-name="P2">maxcopy</text:p>
          <text:p text:style-name="P2">maxicar</text:p>
          <text:p text:style-name="P2">maxikaz</text:p>
          <text:p text:style-name="P2">maxsoft</text:p>
          <text:p text:style-name="P2">maxtel</text:p>
          <text:p text:style-name="P2">maxtur</text:p>
          <text:p text:style-name="P2">maxvent</text:p>
          <text:p text:style-name="P2">maxwet</text:p>
          <text:p text:style-name="P2">mazbet</text:p>
          <text:p text:style-name="P2">mazbruk</text:p>
          <text:p text:style-name="P2">mazdent</text:p>
          <text:p text:style-name="P2">mądeltrans</text:p>
          <text:p text:style-name="P2">meanger</text:p>
          <text:p text:style-name="P2">meatex</text:p>
          <text:p text:style-name="P2">mebekant</text:p>
          <text:p text:style-name="P2">mebelland</text:p>
          <text:p text:style-name="P2">mebit</text:p>
          <text:p text:style-name="P2">meblandia</text:p>
          <text:p text:style-name="P2">meblik</text:p>
          <text:p text:style-name="P2">meblobrod</text:p>
          <text:p text:style-name="P2">meblocom</text:p>
          <text:p text:style-name="P2">meblodon</text:p>
          <text:p text:style-name="P2">meblokom</text:p>
          <text:p text:style-name="P2">meblopan</text:p>
          <text:p text:style-name="P2">mebloraw</text:p>
          <text:p text:style-name="P2">meblosoft</text:p>
          <text:p text:style-name="P2">mebu</text:p>
          <text:p text:style-name="P2">mechaniaka</text:p>
          <text:p text:style-name="P2">mechanix</text:p>
          <text:p text:style-name="P2">mechgum</text:p>
          <text:p text:style-name="P2">medagro</text:p>
          <text:p text:style-name="P2">medart</text:p>
          <text:p text:style-name="P2">meddent</text:p>
          <text:p text:style-name="P2">medella</text:p>
          <text:p text:style-name="P2">mediagryzarka</text:p>
          <text:p text:style-name="P2">mediakom</text:p>
          <text:p text:style-name="P2">medialmag</text:p>
          <text:p text:style-name="P2">medialook</text:p>
          <text:p text:style-name="P2">mediapol</text:p>
          <text:p text:style-name="P2">mediatech</text:p>
          <text:p text:style-name="P2">mediatour</text:p>
          <text:p text:style-name="P2">medicina</text:p>
          <text:p text:style-name="P2">medicplast</text:p>
          <text:p text:style-name="P2">medictour</text:p>
          <text:p text:style-name="P2">medik</text:p>
          <text:p text:style-name="P2">medimex</text:p>
          <text:p text:style-name="P2">medisana</text:p>
          <text:p text:style-name="P2">medivitsport</text:p>
          <text:p text:style-name="P2">medjast</text:p>
          <text:p text:style-name="P2">medkar</text:p>
          <text:p text:style-name="P2">medmaks</text:p>
          <text:p text:style-name="P2">medpharma</text:p>
          <text:p text:style-name="P2">medpol</text:p>
          <text:p text:style-name="P2">medpres</text:p>
          <text:p text:style-name="P2"><text:soft-page-break/>medr</text:p>
          <text:p text:style-name="P2">medrol</text:p>
          <text:p text:style-name="P2">medservice</text:p>
          <text:p text:style-name="P2">medstom</text:p>
          <text:p text:style-name="P2">medtur</text:p>
          <text:p text:style-name="P2">medufar</text:p>
          <text:p text:style-name="P2">medykus</text:p>
          <text:p text:style-name="P2">meed</text:p>
          <text:p text:style-name="P2">mefa</text:p>
          <text:p text:style-name="P2">meffisto</text:p>
          <text:p text:style-name="P2">megamot</text:p>
          <text:p text:style-name="P2">megapon</text:p>
          <text:p text:style-name="P2">megaprint</text:p>
          <text:p text:style-name="P2">megarol</text:p>
          <text:p text:style-name="P2">megasim</text:p>
          <text:p text:style-name="P2">megaskór</text:p>
          <text:p text:style-name="P2">megasystem</text:p>
          <text:p text:style-name="P2">megat</text:p>
          <text:p text:style-name="P2">megatech</text:p>
          <text:p text:style-name="P2">megatel</text:p>
          <text:p text:style-name="P2">megibud</text:p>
          <text:p text:style-name="P2">megido</text:p>
          <text:p text:style-name="P2">megraf</text:p>
          <text:p text:style-name="P2">megras</text:p>
          <text:p text:style-name="P2">megrez</text:p>
          <text:p text:style-name="P2">meika</text:p>
          <text:p text:style-name="P2">mekbudex</text:p>
          <text:p text:style-name="P2">melaco</text:p>
          <text:p text:style-name="P2">melanex</text:p>
          <text:p text:style-name="P2">melbud</text:p>
          <text:p text:style-name="P2">melilot</text:p>
          <text:p text:style-name="P2">melior</text:p>
          <text:p text:style-name="P2">melmet</text:p>
          <text:p text:style-name="P2">melpest</text:p>
          <text:p text:style-name="P2">meltost</text:p>
          <text:p text:style-name="P2">menar</text:p>
          <text:p text:style-name="P2">mendecka</text:p>
          <text:p text:style-name="P2">mengo</text:p>
          <text:p text:style-name="P2">mentat</text:p>
          <text:p text:style-name="P2">meredes</text:p>
          <text:p text:style-name="P2">merido</text:p>
          <text:p text:style-name="P2">merilyn</text:p>
          <text:p text:style-name="P2">merkam</text:p>
          <text:p text:style-name="P2">merkanta</text:p>
          <text:p text:style-name="P2">merve</text:p>
          <text:p text:style-name="P2">meryland</text:p>
          <text:p text:style-name="P2">mestra</text:p>
          <text:p text:style-name="P2">metakol</text:p>
          <text:p text:style-name="P2">metalbor</text:p>
          <text:p text:style-name="P2">metalcon</text:p>
          <text:p text:style-name="P2">metalcraft</text:p>
          <text:p text:style-name="P2">metaliko</text:p>
          <text:p text:style-name="P2">metalmarket</text:p>
          <text:p text:style-name="P2">metalmoda</text:p>
          <text:p text:style-name="P2">metalnaft</text:p>
          <text:p text:style-name="P2">metalock</text:p>
          <text:p text:style-name="P2">metalowo</text:p>
          <text:p text:style-name="P2">metalserwis</text:p>
          <text:p text:style-name="P2">metalwerk</text:p>
          <text:p text:style-name="P2">metalwkręt</text:p>
          <text:p text:style-name="P2">metalworld</text:p>
          <text:p text:style-name="P2">metapol</text:p>
          <text:p text:style-name="P2">metarol</text:p>
          <text:p text:style-name="P2">metec</text:p>
          <text:p text:style-name="P2">metgal</text:p>
          <text:p text:style-name="P2">metgalex</text:p>
          <text:p text:style-name="P2">metglas</text:p>
          <text:p text:style-name="P2">meti</text:p>
          <text:p text:style-name="P2">metlux</text:p>
          <text:p text:style-name="P2">metmal</text:p>
          <text:p text:style-name="P2">metproim</text:p>
          <text:p text:style-name="P2">metrad</text:p>
          <text:p text:style-name="P2">metrium</text:p>
          <text:p text:style-name="P2">metromed</text:p>
          <text:p text:style-name="P2">metzeler</text:p>
          <text:p text:style-name="P2">mędrzecka</text:p>
          <text:p text:style-name="P2">mgips</text:p>
          <text:p text:style-name="P2">mibo</text:p>
          <text:p text:style-name="P2">mibrok</text:p>
          <text:p text:style-name="P2">mibud</text:p>
          <text:p text:style-name="P2">michałkowska</text:p>
          <text:p text:style-name="P2">michkark</text:p>
          <text:p text:style-name="P2">mickiewicza</text:p>
          <text:p text:style-name="P2">micp</text:p>
          <text:p text:style-name="P2">midast</text:p>
          <text:p text:style-name="P2">midea</text:p>
          <text:p text:style-name="P2">midom</text:p>
          <text:p text:style-name="P2">midrand</text:p>
          <text:p text:style-name="P2">miechowice</text:p>
          <text:p text:style-name="P2">miejskietowarzystwo</text:p>
          <text:p text:style-name="P2">mięsław</text:p>
          <text:p text:style-name="P2">mifer</text:p>
          <text:p text:style-name="P2">migaba</text:p>
          <text:p text:style-name="P2">mijar</text:p>
          <text:p text:style-name="P2">mikaba</text:p>
          <text:p text:style-name="P2">mikat</text:p>
          <text:p text:style-name="P2">mikka</text:p>
          <text:p text:style-name="P2">mikorzyn</text:p>
          <text:p text:style-name="P2">mikrodent</text:p>
          <text:p text:style-name="P2">miksmarket</text:p>
          <text:p text:style-name="P2">milanco</text:p>
          <text:p text:style-name="P2">milawa</text:p>
          <text:p text:style-name="P2">milcop</text:p>
          <text:p text:style-name="P2">milczema</text:p>
          <text:p text:style-name="P2"><text:soft-page-break/>milfor</text:p>
          <text:p text:style-name="P2">militzer</text:p>
          <text:p text:style-name="P2">milledent</text:p>
          <text:p text:style-name="P2">millena</text:p>
          <text:p text:style-name="P2">milva</text:p>
          <text:p text:style-name="P2">minako</text:p>
          <text:p text:style-name="P2">minbud</text:p>
          <text:p text:style-name="P2">minihotel</text:p>
          <text:p text:style-name="P2">miodex</text:p>
          <text:p text:style-name="P2">mipgraf</text:p>
          <text:p text:style-name="P2">miravin</text:p>
          <text:p text:style-name="P2">mirgo</text:p>
          <text:p text:style-name="P2">mirhal</text:p>
          <text:p text:style-name="P2">mirhrnd</text:p>
          <text:p text:style-name="P2">mirjax</text:p>
          <text:p text:style-name="P2">mirkol</text:p>
          <text:p text:style-name="P2">mirmięs</text:p>
          <text:p text:style-name="P2">mirmił</text:p>
          <text:p text:style-name="P2">miroj</text:p>
          <text:p text:style-name="P2">mirpolex</text:p>
          <text:p text:style-name="P2">mirton</text:p>
          <text:p text:style-name="P2">mirwal</text:p>
          <text:p text:style-name="P2">mirwil</text:p>
          <text:p text:style-name="P2">mistama</text:p>
          <text:p text:style-name="P2">miteks</text:p>
          <text:p text:style-name="P2">mitmar</text:p>
          <text:p text:style-name="P2">mitropol</text:p>
          <text:p text:style-name="P2">miwan</text:p>
          <text:p text:style-name="P2">miwi</text:p>
          <text:p text:style-name="P2">miwiks</text:p>
          <text:p text:style-name="P2">miwipol</text:p>
          <text:p text:style-name="P2">mixtum</text:p>
          <text:p text:style-name="P2">mizex</text:p>
          <text:p text:style-name="P2">mizmat</text:p>
          <text:p text:style-name="P2">mkldachbud</text:p>
          <text:p text:style-name="P2">mkredyt</text:p>
          <text:p text:style-name="P2">mleczarenka</text:p>
          <text:p text:style-name="P2">mlexer</text:p>
          <text:p text:style-name="P2">mmart</text:p>
          <text:p text:style-name="P2">mmax</text:p>
          <text:p text:style-name="P2">mmes</text:p>
          <text:p text:style-name="P2">moab</text:p>
          <text:p text:style-name="P2">mobiltronik</text:p>
          <text:p text:style-name="P2">mobruk</text:p>
          <text:p text:style-name="P2">mochowo</text:p>
          <text:p text:style-name="P2">moczulska</text:p>
          <text:p text:style-name="P2">modental</text:p>
          <text:p text:style-name="P2">modexs</text:p>
          <text:p text:style-name="P2">modgar</text:p>
          <text:p text:style-name="P2">modr</text:p>
          <text:p text:style-name="P2">modzlewski</text:p>
          <text:p text:style-name="P2">mofo</text:p>
          <text:p text:style-name="P2">moherek</text:p>
          <text:p text:style-name="P2">mokate</text:p>
          <text:p text:style-name="P2">molax</text:p>
          <text:p text:style-name="P2">monaga</text:p>
          <text:p text:style-name="P2">monamex</text:p>
          <text:p text:style-name="P2">moniq</text:p>
          <text:p text:style-name="P2">monitrans</text:p>
          <text:p text:style-name="P2">monobet</text:p>
          <text:p text:style-name="P2">monoblock</text:p>
          <text:p text:style-name="P2">monola</text:p>
          <text:p text:style-name="P2">monrem</text:p>
          <text:p text:style-name="P2">monrex</text:p>
          <text:p text:style-name="P2">monstal</text:p>
          <text:p text:style-name="P2">montanex</text:p>
          <text:p text:style-name="P2">montes</text:p>
          <text:p text:style-name="P2">montren</text:p>
          <text:p text:style-name="P2">moram</text:p>
          <text:p text:style-name="P2">morand</text:p>
          <text:p text:style-name="P2">morexpol</text:p>
          <text:p text:style-name="P2">morgips</text:p>
          <text:p text:style-name="P2">morida</text:p>
          <text:p text:style-name="P2">moroksyt</text:p>
          <text:p text:style-name="P2">morstan</text:p>
          <text:p text:style-name="P2">mortex</text:p>
          <text:p text:style-name="P2">morwar</text:p>
          <text:p text:style-name="P2">mosfet</text:p>
          <text:p text:style-name="P2">mosmed</text:p>
          <text:p text:style-name="P2">motgum</text:p>
          <text:p text:style-name="P2">motir</text:p>
          <text:p text:style-name="P2">motocombi</text:p>
          <text:p text:style-name="P2">motodemont</text:p>
          <text:p text:style-name="P2">motomar</text:p>
          <text:p text:style-name="P2">motomiet</text:p>
          <text:p text:style-name="P2">motoroland</text:p>
          <text:p text:style-name="P2">motospol</text:p>
          <text:p text:style-name="P2">mototest</text:p>
          <text:p text:style-name="P2">mototex</text:p>
          <text:p text:style-name="P2">motsped</text:p>
          <text:p text:style-name="P2">mpms</text:p>
          <text:p text:style-name="P2">mrokno</text:p>
          <text:p text:style-name="P2">mrservice</text:p>
          <text:p text:style-name="P2">mservice</text:p>
          <text:p text:style-name="P2">msnzz</text:p>
          <text:p text:style-name="P2">mtech</text:p>
          <text:p text:style-name="P2">mudako</text:p>
          <text:p text:style-name="P2">mulco</text:p>
          <text:p text:style-name="P2">multibau</text:p>
          <text:p text:style-name="P2">multicon</text:p>
          <text:p text:style-name="P2">multiconsulting</text:p>
          <text:p text:style-name="P2">multidental</text:p>
          <text:p text:style-name="P2">multihouse</text:p>
          <text:p text:style-name="P2">multiinstal</text:p>
          <text:p text:style-name="P2"><text:soft-page-break/>multimar</text:p>
          <text:p text:style-name="P2">multimebel</text:p>
          <text:p text:style-name="P2">multimoda</text:p>
          <text:p text:style-name="P2">multisoft</text:p>
          <text:p text:style-name="P2">multistone</text:p>
          <text:p text:style-name="P2">multitel</text:p>
          <text:p text:style-name="P2">multitrans</text:p>
          <text:p text:style-name="P2">mundex</text:p>
          <text:p text:style-name="P2">murawiecka</text:p>
          <text:p text:style-name="P2">murawscy</text:p>
          <text:p text:style-name="P2">murckowianka</text:p>
          <text:p text:style-name="P2">murkas</text:p>
          <text:p text:style-name="P2">musicaffe</text:p>
          <text:p text:style-name="P2">musiołówka</text:p>
          <text:p text:style-name="P2">muzyczno</text:p>
          <text:p text:style-name="P2">mystkowscy</text:p>
          <text:p text:style-name="P2">myszyńska</text:p>
          <text:p text:style-name="P2">mzps</text:p>
          <text:p text:style-name="P2">nadbiebrzańskie</text:p>
          <text:p text:style-name="P2">nadox</text:p>
          <text:p text:style-name="P2">nafpor</text:p>
          <text:p text:style-name="P2">naftokom</text:p>
          <text:p text:style-name="P2">naftoprojbud</text:p>
          <text:p text:style-name="P2">najlon</text:p>
          <text:p text:style-name="P2">nakom</text:p>
          <text:p text:style-name="P2">nakutrans</text:p>
          <text:p text:style-name="P2">nakutras</text:p>
          <text:p text:style-name="P2">nala</text:p>
          <text:p text:style-name="P2">naltex</text:p>
          <text:p text:style-name="P2">namba</text:p>
          <text:p text:style-name="P2">namtra</text:p>
          <text:p text:style-name="P2">nanowska</text:p>
          <text:p text:style-name="P2">nanta</text:p>
          <text:p text:style-name="P2">napieralska</text:p>
          <text:p text:style-name="P2">napolitan</text:p>
          <text:p text:style-name="P2">nartorama</text:p>
          <text:p text:style-name="P2">nasińska</text:p>
          <text:p text:style-name="P2">naświetlarnia</text:p>
          <text:p text:style-name="P2">nataltrans</text:p>
          <text:p text:style-name="P2">natcom</text:p>
          <text:p text:style-name="P2">natin</text:p>
          <text:p text:style-name="P2">natoinale</text:p>
          <text:p text:style-name="P2">naturmed</text:p>
          <text:p text:style-name="P2">naturovita</text:p>
          <text:p text:style-name="P2">nautilius</text:p>
          <text:p text:style-name="P2">necto</text:p>
          <text:p text:style-name="P2">nego</text:p>
          <text:p text:style-name="P2">negustor</text:p>
          <text:p text:style-name="P2">neodesign</text:p>
          <text:p text:style-name="P2">neokhan</text:p>
          <text:p text:style-name="P2">neolens</text:p>
          <text:p text:style-name="P2">neox</text:p>
          <text:p text:style-name="P2">nepentes</text:p>
          <text:p text:style-name="P2">nestur</text:p>
          <text:p text:style-name="P2">netbit</text:p>
          <text:p text:style-name="P2">netbub</text:p>
          <text:p text:style-name="P2">netkom</text:p>
          <text:p text:style-name="P2">netpartner</text:p>
          <text:p text:style-name="P2">netpol</text:p>
          <text:p text:style-name="P2">netsetup</text:p>
          <text:p text:style-name="P2">netxpress</text:p>
          <text:p text:style-name="P2">netzsch</text:p>
          <text:p text:style-name="P2">neubrandenburg</text:p>
          <text:p text:style-name="P2">newa</text:p>
          <text:p text:style-name="P2">newbs</text:p>
          <text:p text:style-name="P2">nextech</text:p>
          <text:p text:style-name="P2">nextmedia</text:p>
          <text:p text:style-name="P2">neymar</text:p>
          <text:p text:style-name="P2">nezzo</text:p>
          <text:p text:style-name="P2">nicator</text:p>
          <text:p text:style-name="P2">niechbud</text:p>
          <text:p text:style-name="P2">nieruchomośći</text:p>
          <text:p text:style-name="P2">nikko</text:p>
          <text:p text:style-name="P2">nilago</text:p>
          <text:p text:style-name="P2">nipparo</text:p>
          <text:p text:style-name="P2">nitheo</text:p>
          <text:p text:style-name="P2">nitrex</text:p>
          <text:p text:style-name="P2">nivel</text:p>
          <text:p text:style-name="P2">nobra</text:p>
          <text:p text:style-name="P2">nocca</text:p>
          <text:p text:style-name="P2">nocuś</text:p>
          <text:p text:style-name="P2">noell</text:p>
          <text:p text:style-name="P2">nogacka</text:p>
          <text:p text:style-name="P2">nojes</text:p>
          <text:p text:style-name="P2">nokpol</text:p>
          <text:p text:style-name="P2">noktel</text:p>
          <text:p text:style-name="P2">nonika</text:p>
          <text:p text:style-name="P2">nopak</text:p>
          <text:p text:style-name="P2">norbis</text:p>
          <text:p text:style-name="P2">norbud</text:p>
          <text:p text:style-name="P2">nordann</text:p>
          <text:p text:style-name="P2">nordweco</text:p>
          <text:p text:style-name="P2">norika</text:p>
          <text:p text:style-name="P2">normed</text:p>
          <text:p text:style-name="P2">noron</text:p>
          <text:p text:style-name="P2">norteks</text:p>
          <text:p text:style-name="P2">nortel</text:p>
          <text:p text:style-name="P2">northplan</text:p>
          <text:p text:style-name="P2">northstar</text:p>
          <text:p text:style-name="P2">nortpol</text:p>
          <text:p text:style-name="P2">novabud</text:p>
          <text:p text:style-name="P2">novalis</text:p>
          <text:p text:style-name="P2">novapol</text:p>
          <text:p text:style-name="P2">novatech</text:p>
          <text:p text:style-name="P2"><text:soft-page-break/>noveco</text:p>
          <text:p text:style-name="P2">novicon</text:p>
          <text:p text:style-name="P2">novim</text:p>
          <text:p text:style-name="P2">novita</text:p>
          <text:p text:style-name="P2">novitex</text:p>
          <text:p text:style-name="P2">novo</text:p>
          <text:p text:style-name="P2">nowaldi</text:p>
          <text:p text:style-name="P2">nowamyl</text:p>
          <text:p text:style-name="P2">nowaplus</text:p>
          <text:p text:style-name="P2">nowera</text:p>
          <text:p text:style-name="P2">nowicka</text:p>
          <text:p text:style-name="P2">nowińska</text:p>
          <text:p text:style-name="P2">nowobud</text:p>
          <text:p text:style-name="P2">nowokar</text:p>
          <text:p text:style-name="P2">nowpoll</text:p>
          <text:p text:style-name="P2">npgk</text:p>
          <text:p text:style-name="P2">numeron</text:p>
          <text:p text:style-name="P2">nuova</text:p>
          <text:p text:style-name="P2">nurtpol</text:p>
          <text:p text:style-name="P2">nylonbor</text:p>
          <text:p text:style-name="P2">nywig</text:p>
          <text:p text:style-name="P2">oberceniówka</text:p>
          <text:p text:style-name="P2">obop</text:p>
          <text:p text:style-name="P2">obos</text:p>
          <text:p text:style-name="P2">obrep</text:p>
          <text:p text:style-name="P2">ochtar</text:p>
          <text:p text:style-name="P2">ocmer</text:p>
          <text:p text:style-name="P2">odrabud</text:p>
          <text:p text:style-name="P2">odratrans</text:p>
          <text:p text:style-name="P2">odsi</text:p>
          <text:p text:style-name="P2">odsw</text:p>
          <text:p text:style-name="P2">odysea</text:p>
          <text:p text:style-name="P2">odyseusz</text:p>
          <text:p text:style-name="P2">odziemkowska</text:p>
          <text:p text:style-name="P2">ofari</text:p>
          <text:p text:style-name="P2">oftec</text:p>
          <text:p text:style-name="P2">ogion</text:p>
          <text:p text:style-name="P2">ogrol</text:p>
          <text:p text:style-name="P2">oilstop</text:p>
          <text:p text:style-name="P2">okmaz</text:p>
          <text:p text:style-name="P2">oknall</text:p>
          <text:p text:style-name="P2">oknar</text:p>
          <text:p text:style-name="P2">oknogen</text:p>
          <text:p text:style-name="P2">oknomer</text:p>
          <text:p text:style-name="P2">oknoplan</text:p>
          <text:p text:style-name="P2">oknorama</text:p>
          <text:p text:style-name="P2">oknos</text:p>
          <text:p text:style-name="P2">oknotec</text:p>
          <text:p text:style-name="P2">oknotherm</text:p>
          <text:p text:style-name="P2">okpoz</text:p>
          <text:p text:style-name="P2">okspol</text:p>
          <text:p text:style-name="P2">oktanik</text:p>
          <text:p text:style-name="P2">okter</text:p>
          <text:p text:style-name="P2">oktopus</text:p>
          <text:p text:style-name="P2">oland</text:p>
          <text:p text:style-name="P2">oldbud</text:p>
          <text:p text:style-name="P2">oldex</text:p>
          <text:p text:style-name="P2">oldor</text:p>
          <text:p text:style-name="P2">olgat</text:p>
          <text:p text:style-name="P2">olimpo</text:p>
          <text:p text:style-name="P2">olkam</text:p>
          <text:p text:style-name="P2">olldrew</text:p>
          <text:p text:style-name="P2">ologos</text:p>
          <text:p text:style-name="P2">olponex</text:p>
          <text:p text:style-name="P2">olskar</text:p>
          <text:p text:style-name="P2">olstar</text:p>
          <text:p text:style-name="P2">olszańscy</text:p>
          <text:p text:style-name="P2">oltron</text:p>
          <text:p text:style-name="P2">olwet</text:p>
          <text:p text:style-name="P2">olzi</text:p>
          <text:p text:style-name="P2">omara</text:p>
          <text:p text:style-name="P2">omasz</text:p>
          <text:p text:style-name="P2">omegadom</text:p>
          <text:p text:style-name="P2">omitol</text:p>
          <text:p text:style-name="P2">omni</text:p>
          <text:p text:style-name="P2">omnibat</text:p>
          <text:p text:style-name="P2">omnicom</text:p>
          <text:p text:style-name="P2">omnix</text:p>
          <text:p text:style-name="P2">omti</text:p>
          <text:p text:style-name="P2">onco</text:p>
          <text:p text:style-name="P2">onifer</text:p>
          <text:p text:style-name="P2">onix</text:p>
          <text:p text:style-name="P2">onmel</text:p>
          <text:p text:style-name="P2">ontex</text:p>
          <text:p text:style-name="P2">opako</text:p>
          <text:p text:style-name="P2">opakofarb</text:p>
          <text:p text:style-name="P2">opaksim</text:p>
          <text:p text:style-name="P2">opaltex</text:p>
          <text:p text:style-name="P2">opeg</text:p>
          <text:p text:style-name="P2">opelac</text:p>
          <text:p text:style-name="P2">oponex</text:p>
          <text:p text:style-name="P2">optica</text:p>
          <text:p text:style-name="P2">opticum</text:p>
          <text:p text:style-name="P2">optikom</text:p>
          <text:p text:style-name="P2">optimis</text:p>
          <text:p text:style-name="P2">oranda</text:p>
          <text:p text:style-name="P2">orawianka</text:p>
          <text:p text:style-name="P2">orbiliusz</text:p>
          <text:p text:style-name="P2">orcom</text:p>
          <text:p text:style-name="P2">ordipol</text:p>
          <text:p text:style-name="P2">orfeo</text:p>
          <text:p text:style-name="P2">organomistrzostwo</text:p>
          <text:p text:style-name="P2">orika</text:p>
          <text:p text:style-name="P2">orikx</text:p>
          <text:p text:style-name="P2"><text:soft-page-break/>orisdent</text:p>
          <text:p text:style-name="P2">orky</text:p>
          <text:p text:style-name="P2">ormed</text:p>
          <text:p text:style-name="P2">ornatrix</text:p>
          <text:p text:style-name="P2">ortes</text:p>
          <text:p text:style-name="P2">orthex</text:p>
          <text:p text:style-name="P2">orthopedica</text:p>
          <text:p text:style-name="P2">ortimed</text:p>
          <text:p text:style-name="P2">ortis</text:p>
          <text:p text:style-name="P2">ortomax</text:p>
          <text:p text:style-name="P2">ortopedyka</text:p>
          <text:p text:style-name="P2">ortpol</text:p>
          <text:p text:style-name="P2">orunia</text:p>
          <text:p text:style-name="P2">osgrew</text:p>
          <text:p text:style-name="P2">osib</text:p>
          <text:p text:style-name="P2">osiedlanka</text:p>
          <text:p text:style-name="P2">oskan</text:p>
          <text:p text:style-name="P2">osmozis</text:p>
          <text:p text:style-name="P2">osowaplast</text:p>
          <text:p text:style-name="P2">osowiecka</text:p>
          <text:p text:style-name="P2">ospasz</text:p>
          <text:p text:style-name="P2">osprofil</text:p>
          <text:p text:style-name="P2">ostacolor</text:p>
          <text:p text:style-name="P2">ostromed</text:p>
          <text:p text:style-name="P2">ostrov</text:p>
          <text:p text:style-name="P2">ostrzycka</text:p>
          <text:p text:style-name="P2">osttent</text:p>
          <text:p text:style-name="P2">ośrodekrehabilitacji</text:p>
          <text:p text:style-name="P2">otar</text:p>
          <text:p text:style-name="P2">oter</text:p>
          <text:p text:style-name="P2">otomex</text:p>
          <text:p text:style-name="P2">otrans</text:p>
          <text:p text:style-name="P2">oventrop</text:p>
          <text:p text:style-name="P2">overlock</text:p>
          <text:p text:style-name="P2">oxbridge</text:p>
          <text:p text:style-name="P2">oxon</text:p>
          <text:p text:style-name="P2">özkebab</text:p>
          <text:p text:style-name="P2">pabbet</text:p>
          <text:p text:style-name="P2">pactoris</text:p>
          <text:p text:style-name="P2">padra</text:p>
          <text:p text:style-name="P2">paem</text:p>
          <text:p text:style-name="P2">paeon</text:p>
          <text:p text:style-name="P2">pagart</text:p>
          <text:p text:style-name="P2">pagat</text:p>
          <text:p text:style-name="P2">pageh</text:p>
          <text:p text:style-name="P2">pagot</text:p>
          <text:p text:style-name="P2">pagradar</text:p>
          <text:p text:style-name="P2">pagum</text:p>
          <text:p text:style-name="P2">paldi</text:p>
          <text:p text:style-name="P2">pallapont</text:p>
          <text:p text:style-name="P2">paluzy</text:p>
          <text:p text:style-name="P2">pamatrans</text:p>
          <text:p text:style-name="P2">panacom</text:p>
          <text:p text:style-name="P2">panaga</text:p>
          <text:p text:style-name="P2">panbah</text:p>
          <text:p text:style-name="P2">pandar</text:p>
          <text:p text:style-name="P2">paneltech</text:p>
          <text:p text:style-name="P2">panfol</text:p>
          <text:p text:style-name="P2">panglos</text:p>
          <text:p text:style-name="P2">panistal</text:p>
          <text:p text:style-name="P2">panpol</text:p>
          <text:p text:style-name="P2">pantax</text:p>
          <text:p text:style-name="P2">papasco</text:p>
          <text:p text:style-name="P2">papeete</text:p>
          <text:p text:style-name="P2">paprocany</text:p>
          <text:p text:style-name="P2">paradice</text:p>
          <text:p text:style-name="P2">paranus</text:p>
          <text:p text:style-name="P2">parkietur</text:p>
          <text:p text:style-name="P2">paroc</text:p>
          <text:p text:style-name="P2">partus</text:p>
          <text:p text:style-name="P2">parwid</text:p>
          <text:p text:style-name="P2">passerotti</text:p>
          <text:p text:style-name="P2">passionata</text:p>
          <text:p text:style-name="P2">pastan</text:p>
          <text:p text:style-name="P2">paszmix</text:p>
          <text:p text:style-name="P2">paszwit</text:p>
          <text:p text:style-name="P2">patentbox</text:p>
          <text:p text:style-name="P2">patis</text:p>
          <text:p text:style-name="P2">patiwal</text:p>
          <text:p text:style-name="P2">patrator</text:p>
          <text:p text:style-name="P2">pattie</text:p>
          <text:p text:style-name="P2">pawald</text:p>
          <text:p text:style-name="P2">pawilom</text:p>
          <text:p text:style-name="P2">pawnebud</text:p>
          <text:p text:style-name="P2">paxpol</text:p>
          <text:p text:style-name="P2">pbsc</text:p>
          <text:p text:style-name="P2">pebud</text:p>
          <text:p text:style-name="P2">pecetech</text:p>
          <text:p text:style-name="P2">pegis</text:p>
          <text:p text:style-name="P2">pegral</text:p>
          <text:p text:style-name="P2">pegus</text:p>
          <text:p text:style-name="P2">pehard</text:p>
          <text:p text:style-name="P2">pekmar</text:p>
          <text:p text:style-name="P2">pelmex</text:p>
          <text:p text:style-name="P2">pelowska</text:p>
          <text:p text:style-name="P2">pelprojekt</text:p>
          <text:p text:style-name="P2">pentacom</text:p>
          <text:p text:style-name="P2">pentur</text:p>
          <text:p text:style-name="P2">pepeland</text:p>
          <text:p text:style-name="P2">perfectsoft</text:p>
          <text:p text:style-name="P2">perfetta</text:p>
          <text:p text:style-name="P2">perfexim</text:p>
          <text:p text:style-name="P2">perflor</text:p>
          <text:p text:style-name="P2">periba</text:p>
          <text:p text:style-name="P2"><text:soft-page-break/>perkorol</text:p>
          <text:p text:style-name="P2">perkowska</text:p>
          <text:p text:style-name="P2">perwig</text:p>
          <text:p text:style-name="P2">petaluda</text:p>
          <text:p text:style-name="P2">peteks</text:p>
          <text:p text:style-name="P2">petpolonia</text:p>
          <text:p text:style-name="P2">petrem</text:p>
          <text:p text:style-name="P2">petros</text:p>
          <text:p text:style-name="P2">petrotom</text:p>
          <text:p text:style-name="P2">petrotor</text:p>
          <text:p text:style-name="P2">petrykola</text:p>
          <text:p text:style-name="P2">petryx</text:p>
          <text:p text:style-name="P2">pewbud</text:p>
          <text:p text:style-name="P2">pezam</text:p>
          <text:p text:style-name="P2">pfifterer</text:p>
          <text:p text:style-name="P2">pharmaconcept</text:p>
          <text:p text:style-name="P2">phasianus</text:p>
          <text:p text:style-name="P2">phdip</text:p>
          <text:p text:style-name="P2">phenix</text:p>
          <text:p text:style-name="P2">piamel</text:p>
          <text:p text:style-name="P2">piankobud</text:p>
          <text:p text:style-name="P2">piasmal</text:p>
          <text:p text:style-name="P2">piątkowskie</text:p>
          <text:p text:style-name="P2">pictor</text:p>
          <text:p text:style-name="P2">pieczewo</text:p>
          <text:p text:style-name="P2">piekne</text:p>
          <text:p text:style-name="P2">pieluszyńska</text:p>
          <text:p text:style-name="P2">piema</text:p>
          <text:p text:style-name="P2">pierucka</text:p>
          <text:p text:style-name="P2">pierzchno</text:p>
          <text:p text:style-name="P2">pietrosul</text:p>
          <text:p text:style-name="P2">pigma</text:p>
          <text:p text:style-name="P2">pigo</text:p>
          <text:p text:style-name="P2">pikomp</text:p>
          <text:p text:style-name="P2">pikro</text:p>
          <text:p text:style-name="P2">pimdipol</text:p>
          <text:p text:style-name="P2">pimet</text:p>
          <text:p text:style-name="P2">pimex</text:p>
          <text:p text:style-name="P2">pinart</text:p>
          <text:p text:style-name="P2">piodomex</text:p>
          <text:p text:style-name="P2">piomag</text:p>
          <text:p text:style-name="P2">piomirex</text:p>
          <text:p text:style-name="P2">pirbud</text:p>
          <text:p text:style-name="P2">piwcola</text:p>
          <text:p text:style-name="P2">piwis</text:p>
          <text:p text:style-name="P2">pizzarina</text:p>
          <text:p text:style-name="P2">placmat</text:p>
          <text:p text:style-name="P2">planex</text:p>
          <text:p text:style-name="P2">planport</text:p>
          <text:p text:style-name="P2">plantrem</text:p>
          <text:p text:style-name="P2">plastdruk</text:p>
          <text:p text:style-name="P2">plastica</text:p>
          <text:p text:style-name="P2">plastjan</text:p>
          <text:p text:style-name="P2">plastkon</text:p>
          <text:p text:style-name="P2">plastolan</text:p>
          <text:p text:style-name="P2">plastop</text:p>
          <text:p text:style-name="P2">plastorama</text:p>
          <text:p text:style-name="P2">plastykon</text:p>
          <text:p text:style-name="P2">plimet</text:p>
          <text:p text:style-name="P2">plonbud</text:p>
          <text:p text:style-name="P2">płonex</text:p>
          <text:p text:style-name="P2">płonia</text:p>
          <text:p text:style-name="P2">pochylska</text:p>
          <text:p text:style-name="P2">podimed</text:p>
          <text:p text:style-name="P2">podlesie</text:p>
          <text:p text:style-name="P2">podlipce</text:p>
          <text:p text:style-name="P2">podravka</text:p>
          <text:p text:style-name="P2">polamertex</text:p>
          <text:p text:style-name="P2">polarus</text:p>
          <text:p text:style-name="P2">polbas</text:p>
          <text:p text:style-name="P2">polbim</text:p>
          <text:p text:style-name="P2">polbit</text:p>
          <text:p text:style-name="P2">polbita</text:p>
          <text:p text:style-name="P2">polbłysk</text:p>
          <text:p text:style-name="P2">polbrex</text:p>
          <text:p text:style-name="P2">polbudrol</text:p>
          <text:p text:style-name="P2">polbuyer</text:p>
          <text:p text:style-name="P2">polcamel</text:p>
          <text:p text:style-name="P2">polcop</text:p>
          <text:p text:style-name="P2">polcotton</text:p>
          <text:p text:style-name="P2">polcreate</text:p>
          <text:p text:style-name="P2">polexpo</text:p>
          <text:p text:style-name="P2">polfard</text:p>
          <text:p text:style-name="P2">polfarm</text:p>
          <text:p text:style-name="P2">polferries</text:p>
          <text:p text:style-name="P2">polhil</text:p>
          <text:p text:style-name="P2">polhis</text:p>
          <text:p text:style-name="P2">polhydro</text:p>
          <text:p text:style-name="P2">policryst</text:p>
          <text:p text:style-name="P2">poliglot</text:p>
          <text:p text:style-name="P2">poligrafica</text:p>
          <text:p text:style-name="P2">poligratserwis</text:p>
          <text:p text:style-name="P2">poligro</text:p>
          <text:p text:style-name="P2">polimach</text:p>
          <text:p text:style-name="P2">polimar</text:p>
          <text:p text:style-name="P2">polimp</text:p>
          <text:p text:style-name="P2">polint</text:p>
          <text:p text:style-name="P2">poliot</text:p>
          <text:p text:style-name="P2">polkodrew</text:p>
          <text:p text:style-name="P2">pollift</text:p>
          <text:p text:style-name="P2">polmad</text:p>
          <text:p text:style-name="P2">polmas</text:p>
          <text:p text:style-name="P2">polmostrów</text:p>
          <text:p text:style-name="P2">polmytex</text:p>
          <text:p text:style-name="P2"><text:soft-page-break/>polonikum</text:p>
          <text:p text:style-name="P2">polpak</text:p>
          <text:p text:style-name="P2">polplater</text:p>
          <text:p text:style-name="P2">polresin</text:p>
          <text:p text:style-name="P2">polsek</text:p>
          <text:p text:style-name="P2">polsim</text:p>
          <text:p text:style-name="P2">polsoja</text:p>
          <text:p text:style-name="P2">polsonic</text:p>
          <text:p text:style-name="P2">polsped</text:p>
          <text:p text:style-name="P2">polstrug</text:p>
          <text:p text:style-name="P2">polstyl</text:p>
          <text:p text:style-name="P2">polsusz</text:p>
          <text:p text:style-name="P2">polszam</text:p>
          <text:p text:style-name="P2">poltap</text:p>
          <text:p text:style-name="P2">poltax</text:p>
          <text:p text:style-name="P2">poltechnics</text:p>
          <text:p text:style-name="P2">poltelkab</text:p>
          <text:p text:style-name="P2">poltim</text:p>
          <text:p text:style-name="P2">poltrag</text:p>
          <text:p text:style-name="P2">poltronic</text:p>
          <text:p text:style-name="P2">poltruck</text:p>
          <text:p text:style-name="P2">polwid</text:p>
          <text:p text:style-name="P2">polwir</text:p>
          <text:p text:style-name="P2">polwis</text:p>
          <text:p text:style-name="P2">poly</text:p>
          <text:p text:style-name="P2">polygltos</text:p>
          <text:p text:style-name="P2">polyone</text:p>
          <text:p text:style-name="P2">południowo</text:p>
          <text:p text:style-name="P2">pomatics</text:p>
          <text:p text:style-name="P2">pomtech</text:p>
          <text:p text:style-name="P2">porbud</text:p>
          <text:p text:style-name="P2">porcelanosa</text:p>
          <text:p text:style-name="P2">porębów</text:p>
          <text:p text:style-name="P2">posard</text:p>
          <text:p text:style-name="P2">positano</text:p>
          <text:p text:style-name="P2">posrednictwo</text:p>
          <text:p text:style-name="P2">potapska</text:p>
          <text:p text:style-name="P2">poxy</text:p>
          <text:p text:style-name="P2">pozwin</text:p>
          <text:p text:style-name="P2">ppfk</text:p>
          <text:p text:style-name="P2">pphut</text:p>
          <text:p text:style-name="P2">ppip</text:p>
          <text:p text:style-name="P2">ppks</text:p>
          <text:p text:style-name="P2">ppri</text:p>
          <text:p text:style-name="P2">practicus</text:p>
          <text:p text:style-name="P2">pragma</text:p>
          <text:p text:style-name="P2">prago</text:p>
          <text:p text:style-name="P2">pralfa</text:p>
          <text:p text:style-name="P2">pralstil</text:p>
          <text:p text:style-name="P2">prampol</text:p>
          <text:p text:style-name="P2">praxe</text:p>
          <text:p text:style-name="P2">precmech</text:p>
          <text:p text:style-name="P2">preem</text:p>
          <text:p text:style-name="P2">prefero</text:p>
          <text:p text:style-name="P2">preizol</text:p>
          <text:p text:style-name="P2">preskom</text:p>
          <text:p text:style-name="P2">presstiger</text:p>
          <text:p text:style-name="P2">presston</text:p>
          <text:p text:style-name="P2">prestina</text:p>
          <text:p text:style-name="P2">preussag</text:p>
          <text:p text:style-name="P2">prewa</text:p>
          <text:p text:style-name="P2">primag</text:p>
          <text:p text:style-name="P2">primakomp</text:p>
          <text:p text:style-name="P2">primulator</text:p>
          <text:p text:style-name="P2">printmax</text:p>
          <text:p text:style-name="P2">printpoint</text:p>
          <text:p text:style-name="P2">printwolrd</text:p>
          <text:p text:style-name="P2">prinżbud</text:p>
          <text:p text:style-name="P2">privland</text:p>
          <text:p text:style-name="P2">prix</text:p>
          <text:p text:style-name="P2">prizma</text:p>
          <text:p text:style-name="P2">proalarm</text:p>
          <text:p text:style-name="P2">probau</text:p>
          <text:p text:style-name="P2">probit</text:p>
          <text:p text:style-name="P2">probudservis</text:p>
          <text:p text:style-name="P2">probuild</text:p>
          <text:p text:style-name="P2">probut</text:p>
          <text:p text:style-name="P2">procal</text:p>
          <text:p text:style-name="P2">procima</text:p>
          <text:p text:style-name="P2">procosan</text:p>
          <text:p text:style-name="P2">prodal</text:p>
          <text:p text:style-name="P2">prodata</text:p>
          <text:p text:style-name="P2">prodco</text:p>
          <text:p text:style-name="P2">prodent</text:p>
          <text:p text:style-name="P2">prodhurt</text:p>
          <text:p text:style-name="P2">prodomo</text:p>
          <text:p text:style-name="P2">prodrut</text:p>
          <text:p text:style-name="P2">prodwodrol</text:p>
          <text:p text:style-name="P2">proecotech</text:p>
          <text:p text:style-name="P2">proenbud</text:p>
          <text:p text:style-name="P2">proesco</text:p>
          <text:p text:style-name="P2">proeuropa</text:p>
          <text:p text:style-name="P2">proexpol</text:p>
          <text:p text:style-name="P2">profarb</text:p>
          <text:p text:style-name="P2">proffi</text:p>
          <text:p text:style-name="P2">proficom</text:p>
          <text:p text:style-name="P2">profilamed</text:p>
          <text:p text:style-name="P2">profiloplast</text:p>
          <text:p text:style-name="P2">profin</text:p>
          <text:p text:style-name="P2">profix</text:p>
          <text:p text:style-name="P2">profmal</text:p>
          <text:p text:style-name="P2">profor</text:p>
          <text:p text:style-name="P2">progon</text:p>
          <text:p text:style-name="P2">prograk</text:p>
          <text:p text:style-name="P2"><text:soft-page-break/>progre</text:p>
          <text:p text:style-name="P2">progressus</text:p>
          <text:p text:style-name="P2">progro</text:p>
          <text:p text:style-name="P2">prohal</text:p>
          <text:p text:style-name="P2">proheart</text:p>
          <text:p text:style-name="P2">prohouse</text:p>
          <text:p text:style-name="P2">projbudex</text:p>
          <text:p text:style-name="P2">projektart</text:p>
          <text:p text:style-name="P2">projektownia</text:p>
          <text:p text:style-name="P2">projwer</text:p>
          <text:p text:style-name="P2">prokam</text:p>
          <text:p text:style-name="P2">prokobud</text:p>
          <text:p text:style-name="P2">prokol</text:p>
          <text:p text:style-name="P2">prolab</text:p>
          <text:p text:style-name="P2">prolift</text:p>
          <text:p text:style-name="P2">prologos</text:p>
          <text:p text:style-name="P2">prolokum</text:p>
          <text:p text:style-name="P2">promak</text:p>
          <text:p text:style-name="P2">promedix</text:p>
          <text:p text:style-name="P2">promitech</text:p>
          <text:p text:style-name="P2">promtech</text:p>
          <text:p text:style-name="P2">pronah</text:p>
          <text:p text:style-name="P2">prondex</text:p>
          <text:p text:style-name="P2">pronida</text:p>
          <text:p text:style-name="P2">propeks</text:p>
          <text:p text:style-name="P2">proplast</text:p>
          <text:p text:style-name="P2">propter</text:p>
          <text:p text:style-name="P2">prorest</text:p>
          <text:p text:style-name="P2">prosanit</text:p>
          <text:p text:style-name="P2">prospero</text:p>
          <text:p text:style-name="P2">prosperum</text:p>
          <text:p text:style-name="P2">prospo</text:p>
          <text:p text:style-name="P2">prostyr</text:p>
          <text:p text:style-name="P2">prosysko</text:p>
          <text:p text:style-name="P2">proteco</text:p>
          <text:p text:style-name="P2">protetic</text:p>
          <text:p text:style-name="P2">protodens</text:p>
          <text:p text:style-name="P2">provisor</text:p>
          <text:p text:style-name="P2">prowerk</text:p>
          <text:p text:style-name="P2">prowident</text:p>
          <text:p text:style-name="P2">proxim</text:p>
          <text:p text:style-name="P2">proz</text:p>
          <text:p text:style-name="P2">prozuz</text:p>
          <text:p text:style-name="P2">prtzedsiębiorstwo</text:p>
          <text:p text:style-name="P2">pruszynka</text:p>
          <text:p text:style-name="P2">prywtne</text:p>
          <text:p text:style-name="P2">prywtny</text:p>
          <text:p text:style-name="P2">przedstawicielstwo</text:p>
          <text:p text:style-name="P2">przemex</text:p>
          <text:p text:style-name="P2">przempol</text:p>
          <text:p text:style-name="P2">przybbud</text:p>
          <text:p text:style-name="P2">przzedsiębiorstwo</text:p>
          <text:p text:style-name="P2">psychotronics</text:p>
          <text:p text:style-name="P2">pthiu</text:p>
          <text:p text:style-name="P2">puczpol</text:p>
          <text:p text:style-name="P2">pullstart</text:p>
          <text:p text:style-name="P2">purac</text:p>
          <text:p text:style-name="P2">puramente</text:p>
          <text:p text:style-name="P2">pusih</text:p>
          <text:p text:style-name="P2">pust</text:p>
          <text:p text:style-name="P2">pwph</text:p>
          <text:p text:style-name="P2">pzitb</text:p>
          <text:p text:style-name="P2">pztec</text:p>
          <text:p text:style-name="P2">qazar</text:p>
          <text:p text:style-name="P2">qbatransport</text:p>
          <text:p text:style-name="P2">qprem</text:p>
          <text:p text:style-name="P2">quadra</text:p>
          <text:p text:style-name="P2">queracus</text:p>
          <text:p text:style-name="P2">rabfol</text:p>
          <text:p text:style-name="P2">rabmot</text:p>
          <text:p text:style-name="P2">raczyńscy</text:p>
          <text:p text:style-name="P2">radhał</text:p>
          <text:p text:style-name="P2">radimpex</text:p>
          <text:p text:style-name="P2">radionaprawa</text:p>
          <text:p text:style-name="P2">radisson</text:p>
          <text:p text:style-name="P2">radmin</text:p>
          <text:p text:style-name="P2">radpol</text:p>
          <text:p text:style-name="P2">radunia</text:p>
          <text:p text:style-name="P2">rafaeldata</text:p>
          <text:p text:style-name="P2">rafbol</text:p>
          <text:p text:style-name="P2">raffex</text:p>
          <text:p text:style-name="P2">rafstal</text:p>
          <text:p text:style-name="P2">rajbad</text:p>
          <text:p text:style-name="P2">rajdax</text:p>
          <text:p text:style-name="P2">rajstopka</text:p>
          <text:p text:style-name="P2">rajtel</text:p>
          <text:p text:style-name="P2">rakapol</text:p>
          <text:p text:style-name="P2">raman</text:p>
          <text:p text:style-name="P2">ramzes</text:p>
          <text:p text:style-name="P2">rander</text:p>
          <text:p text:style-name="P2">ranocar</text:p>
          <text:p text:style-name="P2">rapidex</text:p>
          <text:p text:style-name="P2">rapitex</text:p>
          <text:p text:style-name="P2">rappold</text:p>
          <text:p text:style-name="P2">rarr</text:p>
          <text:p text:style-name="P2">rauy</text:p>
          <text:p text:style-name="P2">ravimed</text:p>
          <text:p text:style-name="P2">ravit</text:p>
          <text:p text:style-name="P2">rawimat</text:p>
          <text:p text:style-name="P2">raynet</text:p>
          <text:p text:style-name="P2">raypath</text:p>
          <text:p text:style-name="P2">realnet</text:p>
          <text:p text:style-name="P2">reas</text:p>
          <text:p text:style-name="P2">rebo</text:p>
          <text:p text:style-name="P2"><text:soft-page-break/>recfarma</text:p>
          <text:p text:style-name="P2">recop</text:p>
          <text:p text:style-name="P2">redaco</text:p>
          <text:p text:style-name="P2">redcar</text:p>
          <text:p text:style-name="P2">refraserwis</text:p>
          <text:p text:style-name="P2">rego</text:p>
          <text:p text:style-name="P2">rehamedis</text:p>
          <text:p text:style-name="P2">rehdul</text:p>
          <text:p text:style-name="P2">rehfun</text:p>
          <text:p text:style-name="P2">reklart</text:p>
          <text:p text:style-name="P2">rekmal</text:p>
          <text:p text:style-name="P2">remal</text:p>
          <text:p text:style-name="P2">remas</text:p>
          <text:p text:style-name="P2">remb</text:p>
          <text:p text:style-name="P2">rembielińska</text:p>
          <text:p text:style-name="P2">rembut</text:p>
          <text:p text:style-name="P2">remei</text:p>
          <text:p text:style-name="P2">remhbud</text:p>
          <text:p text:style-name="P2">remico</text:p>
          <text:p text:style-name="P2">remid</text:p>
          <text:p text:style-name="P2">remii</text:p>
          <text:p text:style-name="P2">remins</text:p>
          <text:p text:style-name="P2">remint</text:p>
          <text:p text:style-name="P2">remistar</text:p>
          <text:p text:style-name="P2">remizol</text:p>
          <text:p text:style-name="P2">remjó</text:p>
          <text:p text:style-name="P2">remkom</text:p>
          <text:p text:style-name="P2">remmir</text:p>
          <text:p text:style-name="P2">remograf</text:p>
          <text:p text:style-name="P2">remondis</text:p>
          <text:p text:style-name="P2">remonts</text:p>
          <text:p text:style-name="P2">remoserwis</text:p>
          <text:p text:style-name="P2">remrak</text:p>
          <text:p text:style-name="P2">remtrak</text:p>
          <text:p text:style-name="P2">rendor</text:p>
          <text:p text:style-name="P2">renic</text:p>
          <text:p text:style-name="P2">renmet</text:p>
          <text:p text:style-name="P2">renomaks</text:p>
          <text:p text:style-name="P2">renoomax</text:p>
          <text:p text:style-name="P2">renostal</text:p>
          <text:p text:style-name="P2">renotex</text:p>
          <text:p text:style-name="P2">renozam</text:p>
          <text:p text:style-name="P2">reontzka</text:p>
          <text:p text:style-name="P2">repro</text:p>
          <text:p text:style-name="P2">resauracja</text:p>
          <text:p text:style-name="P2">resnaft</text:p>
          <text:p text:style-name="P2">respol</text:p>
          <text:p text:style-name="P2">restkom</text:p>
          <text:p text:style-name="P2">retaba</text:p>
          <text:p text:style-name="P2">retiro</text:p>
          <text:p text:style-name="P2">retmont</text:p>
          <text:p text:style-name="P2">rettrans</text:p>
          <text:p text:style-name="P2">reumed</text:p>
          <text:p text:style-name="P2">rewaks</text:p>
          <text:p text:style-name="P2">rewal</text:p>
          <text:p text:style-name="P2">rewar</text:p>
          <text:p text:style-name="P2">rezi</text:p>
          <text:p text:style-name="P2">rgbb</text:p>
          <text:p text:style-name="P2">rglhydraulics</text:p>
          <text:p text:style-name="P2">rimal</text:p>
          <text:p text:style-name="P2">rino</text:p>
          <text:p text:style-name="P2">riotti</text:p>
          <text:p text:style-name="P2">rizi</text:p>
          <text:p text:style-name="P2">rmet</text:p>
          <text:p text:style-name="P2">roann</text:p>
          <text:p text:style-name="P2">roband</text:p>
          <text:p text:style-name="P2">robbi</text:p>
          <text:p text:style-name="P2">robdruk</text:p>
          <text:p text:style-name="P2">robmar</text:p>
          <text:p text:style-name="P2">robmer</text:p>
          <text:p text:style-name="P2">robso</text:p>
          <text:p text:style-name="P2">robstal</text:p>
          <text:p text:style-name="P2">rodium</text:p>
          <text:p text:style-name="P2">rodrew</text:p>
          <text:p text:style-name="P2">rogińska</text:p>
          <text:p text:style-name="P2">roglbud</text:p>
          <text:p text:style-name="P2">rogstol</text:p>
          <text:p text:style-name="P2">roimex</text:p>
          <text:p text:style-name="P2">rojax</text:p>
          <text:p text:style-name="P2">rojo</text:p>
          <text:p text:style-name="P2">rokicka</text:p>
          <text:p text:style-name="P2">rokitnianka</text:p>
          <text:p text:style-name="P2">rokpasz</text:p>
          <text:p text:style-name="P2">roksia</text:p>
          <text:p text:style-name="P2">rolbud</text:p>
          <text:p text:style-name="P2">rolcar</text:p>
          <text:p text:style-name="P2">roldom</text:p>
          <text:p text:style-name="P2">rolflex</text:p>
          <text:p text:style-name="P2">rolletic</text:p>
          <text:p text:style-name="P2">rollmax</text:p>
          <text:p text:style-name="P2">rolmaks</text:p>
          <text:p text:style-name="P2">rolpak</text:p>
          <text:p text:style-name="P2">rols</text:p>
          <text:p text:style-name="P2">rolsad</text:p>
          <text:p text:style-name="P2">rolsam</text:p>
          <text:p text:style-name="P2">roltex</text:p>
          <text:p text:style-name="P2">roltis</text:p>
          <text:p text:style-name="P2">roltrakor</text:p>
          <text:p text:style-name="P2">romaks</text:p>
          <text:p text:style-name="P2">romanówka</text:p>
          <text:p text:style-name="P2">rombat</text:p>
          <text:p text:style-name="P2">romgor</text:p>
          <text:p text:style-name="P2">romgos</text:p>
          <text:p text:style-name="P2">romgum</text:p>
          <text:p text:style-name="P2"><text:soft-page-break/>romhan</text:p>
          <text:p text:style-name="P2">romia</text:p>
          <text:p text:style-name="P2">romir</text:p>
          <text:p text:style-name="P2">romiss</text:p>
          <text:p text:style-name="P2">romplast</text:p>
          <text:p text:style-name="P2">romwer</text:p>
          <text:p text:style-name="P2">romzet</text:p>
          <text:p text:style-name="P2">ronapol</text:p>
          <text:p text:style-name="P2">rosengrens</text:p>
          <text:p text:style-name="P2">roseto</text:p>
          <text:p text:style-name="P2">rosińska</text:p>
          <text:p text:style-name="P2">rosm</text:p>
          <text:p text:style-name="P2">rotekom</text:p>
          <text:p text:style-name="P2">rotos</text:p>
          <text:p text:style-name="P2">rotox</text:p>
          <text:p text:style-name="P2">rotronik</text:p>
          <text:p text:style-name="P2">roulet</text:p>
          <text:p text:style-name="P2">rovema</text:p>
          <text:p text:style-name="P2">rowag</text:p>
          <text:p text:style-name="P2">rowamex</text:p>
          <text:p text:style-name="P2">rowmot</text:p>
          <text:p text:style-name="P2">roxa</text:p>
          <text:p text:style-name="P2">rozetta</text:p>
          <text:p text:style-name="P2">różewo</text:p>
          <text:p text:style-name="P2">różpol</text:p>
          <text:p text:style-name="P2">rpis</text:p>
          <text:p text:style-name="P2">rpmcom</text:p>
          <text:p text:style-name="P2">rtleasing</text:p>
          <text:p text:style-name="P2">ruber</text:p>
          <text:p text:style-name="P2">rucińscy</text:p>
          <text:p text:style-name="P2">rumis</text:p>
          <text:p text:style-name="P2">rupen</text:p>
          <text:p text:style-name="P2">ruptawa</text:p>
          <text:p text:style-name="P2">rurexpol</text:p>
          <text:p text:style-name="P2">rüro</text:p>
          <text:p text:style-name="P2">ruroport</text:p>
          <text:p text:style-name="P2">rycon</text:p>
          <text:p text:style-name="P2">rygips</text:p>
          <text:p text:style-name="P2">rymet</text:p>
          <text:p text:style-name="P2">rystal</text:p>
          <text:p text:style-name="P2">rysterm</text:p>
          <text:p text:style-name="P2">ryśtrans</text:p>
          <text:p text:style-name="P2">rytex</text:p>
          <text:p text:style-name="P2">rytosztuka</text:p>
          <text:p text:style-name="P2">rywoj</text:p>
          <text:p text:style-name="P2">rzetelmość</text:p>
          <text:p text:style-name="P2">saam</text:p>
          <text:p text:style-name="P2">saarpor</text:p>
          <text:p text:style-name="P2">sabell</text:p>
          <text:p text:style-name="P2">sabinka</text:p>
          <text:p text:style-name="P2">sabitex</text:p>
          <text:p text:style-name="P2">sablex</text:p>
          <text:p text:style-name="P2">sachsen</text:p>
          <text:p text:style-name="P2">sadas</text:p>
          <text:p text:style-name="P2">sadmar</text:p>
          <text:p text:style-name="P2">saikbud</text:p>
          <text:p text:style-name="P2">saito</text:p>
          <text:p text:style-name="P2">sajgon</text:p>
          <text:p text:style-name="P2">salcar</text:p>
          <text:p text:style-name="P2">salimusz</text:p>
          <text:p text:style-name="P2">sallsa</text:p>
          <text:p text:style-name="P2">salpina</text:p>
          <text:p text:style-name="P2">salpol</text:p>
          <text:p text:style-name="P2">salwater</text:p>
          <text:p text:style-name="P2">samartak</text:p>
          <text:p text:style-name="P2">samed</text:p>
          <text:p text:style-name="P2">samfix</text:p>
          <text:p text:style-name="P2">samgo</text:p>
          <text:p text:style-name="P2">samindruk</text:p>
          <text:p text:style-name="P2">samix</text:p>
          <text:p text:style-name="P2">sammar</text:p>
          <text:p text:style-name="P2">sandex</text:p>
          <text:p text:style-name="P2">sanex</text:p>
          <text:p text:style-name="P2">sanident</text:p>
          <text:p text:style-name="P2">sanitkról</text:p>
          <text:p text:style-name="P2">sanlab</text:p>
          <text:p text:style-name="P2">sanrembud</text:p>
          <text:p text:style-name="P2">sanshop</text:p>
          <text:p text:style-name="P2">sanui</text:p>
          <text:p text:style-name="P2">sarbi</text:p>
          <text:p text:style-name="P2">sarmar</text:p>
          <text:p text:style-name="P2">sarpol</text:p>
          <text:p text:style-name="P2">saskam</text:p>
          <text:p text:style-name="P2">sativa</text:p>
          <text:p text:style-name="P2">satmal</text:p>
          <text:p text:style-name="P2">satrok</text:p>
          <text:p text:style-name="P2">savana</text:p>
          <text:p text:style-name="P2">savoir</text:p>
          <text:p text:style-name="P2">savpol</text:p>
          <text:p text:style-name="P2">sawamber</text:p>
          <text:p text:style-name="P2">sawanah</text:p>
          <text:p text:style-name="P2">sawdekor</text:p>
          <text:p text:style-name="P2">sawiccy</text:p>
          <text:p text:style-name="P2">sawicka</text:p>
          <text:p text:style-name="P2">sawren</text:p>
          <text:p text:style-name="P2">sayko</text:p>
          <text:p text:style-name="P2">sazo</text:p>
          <text:p text:style-name="P2">scanpack</text:p>
          <text:p text:style-name="P2">scanznak</text:p>
          <text:p text:style-name="P2">scazi</text:p>
          <text:p text:style-name="P2">schama</text:p>
          <text:p text:style-name="P2">schelhaus</text:p>
          <text:p text:style-name="P2">schenck</text:p>
          <text:p text:style-name="P2">schodeks</text:p>
          <text:p text:style-name="P2"><text:soft-page-break/>sciteex</text:p>
          <text:p text:style-name="P2">scortt</text:p>
          <text:p text:style-name="P2">sebbud</text:p>
          <text:p text:style-name="P2">sebimal</text:p>
          <text:p text:style-name="P2">sebruk</text:p>
          <text:p text:style-name="P2">secural</text:p>
          <text:p text:style-name="P2">segu</text:p>
          <text:p text:style-name="P2">seho</text:p>
          <text:p text:style-name="P2">sejta</text:p>
          <text:p text:style-name="P2">sekam</text:p>
          <text:p text:style-name="P2">sekar</text:p>
          <text:p text:style-name="P2">sekuritas</text:p>
          <text:p text:style-name="P2">selcos</text:p>
          <text:p text:style-name="P2">seliko</text:p>
          <text:p text:style-name="P2">seltar</text:p>
          <text:p text:style-name="P2">semaco</text:p>
          <text:p text:style-name="P2">semafic</text:p>
          <text:p text:style-name="P2">semeko</text:p>
          <text:p text:style-name="P2">semico</text:p>
          <text:p text:style-name="P2">seminis</text:p>
          <text:p text:style-name="P2">semir</text:p>
          <text:p text:style-name="P2">semiramida</text:p>
          <text:p text:style-name="P2">sentrex</text:p>
          <text:p text:style-name="P2">sepix</text:p>
          <text:p text:style-name="P2">septima</text:p>
          <text:p text:style-name="P2">serbud</text:p>
          <text:p text:style-name="P2">seritext</text:p>
          <text:p text:style-name="P2">serowit</text:p>
          <text:p text:style-name="P2">serpantin</text:p>
          <text:p text:style-name="P2">servcomp</text:p>
          <text:p text:style-name="P2">servicetel</text:p>
          <text:p text:style-name="P2">servipol</text:p>
          <text:p text:style-name="P2">serviscomp</text:p>
          <text:p text:style-name="P2">sesam</text:p>
          <text:p text:style-name="P2">setra</text:p>
          <text:p text:style-name="P2">sette</text:p>
          <text:p text:style-name="P2">sewerexpo</text:p>
          <text:p text:style-name="P2">sewkor</text:p>
          <text:p text:style-name="P2">shtraining</text:p>
          <text:p text:style-name="P2">siatkobram</text:p>
          <text:p text:style-name="P2">siatkonskie</text:p>
          <text:p text:style-name="P2">sibis</text:p>
          <text:p text:style-name="P2">siebiedzińska</text:p>
          <text:p text:style-name="P2">sielatycka</text:p>
          <text:p text:style-name="P2">sienkiewiczówka</text:p>
          <text:p text:style-name="P2">sieńczewska</text:p>
          <text:p text:style-name="P2">sikla</text:p>
          <text:p text:style-name="P2">sikop</text:p>
          <text:p text:style-name="P2">silam</text:p>
          <text:p text:style-name="P2">silesjanka</text:p>
          <text:p text:style-name="P2">silfarm</text:p>
          <text:p text:style-name="P2">silverpol</text:p>
          <text:p text:style-name="P2">silversoft</text:p>
          <text:p text:style-name="P2">silwano</text:p>
          <text:p text:style-name="P2">simapol</text:p>
          <text:p text:style-name="P2">simarjol</text:p>
          <text:p text:style-name="P2">simatel</text:p>
          <text:p text:style-name="P2">simen</text:p>
          <text:p text:style-name="P2">simploo</text:p>
          <text:p text:style-name="P2">simptest</text:p>
          <text:p text:style-name="P2">simsar</text:p>
          <text:p text:style-name="P2">simsped</text:p>
          <text:p text:style-name="P2">sinco</text:p>
          <text:p text:style-name="P2">sinol</text:p>
          <text:p text:style-name="P2">sinplast</text:p>
          <text:p text:style-name="P2">sintelon</text:p>
          <text:p text:style-name="P2">siował</text:p>
          <text:p text:style-name="P2">siskom</text:p>
          <text:p text:style-name="P2">siteco</text:p>
          <text:p text:style-name="P2">sitman</text:p>
          <text:p text:style-name="P2">skam</text:p>
          <text:p text:style-name="P2">skandynawsko</text:p>
          <text:p text:style-name="P2">skawar</text:p>
          <text:p text:style-name="P2">skawex</text:p>
          <text:p text:style-name="P2">skedar</text:p>
          <text:p text:style-name="P2">skierbud</text:p>
          <text:p text:style-name="P2">sklejbud</text:p>
          <text:p text:style-name="P2">skobud</text:p>
          <text:p text:style-name="P2">skolimowska</text:p>
          <text:p text:style-name="P2">skomad</text:p>
          <text:p text:style-name="P2">skowrońska</text:p>
          <text:p text:style-name="P2">skórnatur</text:p>
          <text:p text:style-name="P2">skulsk</text:p>
          <text:p text:style-name="P2">slonet</text:p>
          <text:p text:style-name="P2">słaboszewscy</text:p>
          <text:p text:style-name="P2">sławskór</text:p>
          <text:p text:style-name="P2">sławter</text:p>
          <text:p text:style-name="P2">słuchton</text:p>
          <text:p text:style-name="P2">smaj</text:p>
          <text:p text:style-name="P2">smakdrób</text:p>
          <text:p text:style-name="P2">smanko</text:p>
          <text:p text:style-name="P2">smolbud</text:p>
          <text:p text:style-name="P2">smolice</text:p>
          <text:p text:style-name="P2">smykoland</text:p>
          <text:p text:style-name="P2">snor</text:p>
          <text:p text:style-name="P2">sobre</text:p>
          <text:p text:style-name="P2">sobris</text:p>
          <text:p text:style-name="P2">sobtur</text:p>
          <text:p text:style-name="P2">sobucka</text:p>
          <text:p text:style-name="P2">sochanowska</text:p>
          <text:p text:style-name="P2">sofart</text:p>
          <text:p text:style-name="P2">sofel</text:p>
          <text:p text:style-name="P2">softcom</text:p>
          <text:p text:style-name="P2">softel</text:p>
          <text:p text:style-name="P2"><text:soft-page-break/>softlab</text:p>
          <text:p text:style-name="P2">softmed</text:p>
          <text:p text:style-name="P2">softus</text:p>
          <text:p text:style-name="P2">sojaż</text:p>
          <text:p text:style-name="P2">solariss</text:p>
          <text:p text:style-name="P2">solbet</text:p>
          <text:p text:style-name="P2">soldox</text:p>
          <text:p text:style-name="P2">solido</text:p>
          <text:p text:style-name="P2">solidserw</text:p>
          <text:p text:style-name="P2">solisja</text:p>
          <text:p text:style-name="P2">solokart</text:p>
          <text:p text:style-name="P2">solutia</text:p>
          <text:p text:style-name="P2">solvertech</text:p>
          <text:p text:style-name="P2">sołt</text:p>
          <text:p text:style-name="P2">sonax</text:p>
          <text:p text:style-name="P2">soniishop</text:p>
          <text:p text:style-name="P2">sonobad</text:p>
          <text:p text:style-name="P2">sontronic</text:p>
          <text:p text:style-name="P2">sonus</text:p>
          <text:p text:style-name="P2">sopolfam</text:p>
          <text:p text:style-name="P2">sopra</text:p>
          <text:p text:style-name="P2">soprema</text:p>
          <text:p text:style-name="P2">sorembud</text:p>
          <text:p text:style-name="P2">sortim</text:p>
          <text:p text:style-name="P2">sosnodrew</text:p>
          <text:p text:style-name="P2">sosnoland</text:p>
          <text:p text:style-name="P2">sotank</text:p>
          <text:p text:style-name="P2">sovmobil</text:p>
          <text:p text:style-name="P2">sowpol</text:p>
          <text:p text:style-name="P2">spamed</text:p>
          <text:p text:style-name="P2">sparky</text:p>
          <text:p text:style-name="P2">spartech</text:p>
          <text:p text:style-name="P2">spawent</text:p>
          <text:p text:style-name="P2">spawstal</text:p>
          <text:p text:style-name="P2">specdach</text:p>
          <text:p text:style-name="P2">spectech</text:p>
          <text:p text:style-name="P2">spectek</text:p>
          <text:p text:style-name="P2">spedcar</text:p>
          <text:p text:style-name="P2">spedmar</text:p>
          <text:p text:style-name="P2">spedomax</text:p>
          <text:p text:style-name="P2">speedcar</text:p>
          <text:p text:style-name="P2">speedglass</text:p>
          <text:p text:style-name="P2">speedoshop</text:p>
          <text:p text:style-name="P2">spillo</text:p>
          <text:p text:style-name="P2">spir</text:p>
          <text:p text:style-name="P2">spoczyńska</text:p>
          <text:p text:style-name="P2">spomel</text:p>
          <text:p text:style-name="P2">sponir</text:p>
          <text:p text:style-name="P2">sponti</text:p>
          <text:p text:style-name="P2">sportmir</text:p>
          <text:p text:style-name="P2">sprewa</text:p>
          <text:p text:style-name="P2">ssaga</text:p>
          <text:p text:style-name="P2">stabila</text:p>
          <text:p text:style-name="P2">stabilator</text:p>
          <text:p text:style-name="P2">stacom</text:p>
          <text:p text:style-name="P2">stadex</text:p>
          <text:p text:style-name="P2">stagar</text:p>
          <text:p text:style-name="P2">stakom</text:p>
          <text:p text:style-name="P2">stalgros</text:p>
          <text:p text:style-name="P2">stalkwas</text:p>
          <text:p text:style-name="P2">stalmet</text:p>
          <text:p text:style-name="P2">stalpłot</text:p>
          <text:p text:style-name="P2">staltim</text:p>
          <text:p text:style-name="P2">stamiła</text:p>
          <text:p text:style-name="P2">stampol</text:p>
          <text:p text:style-name="P2">stanbar</text:p>
          <text:p text:style-name="P2">stanbo</text:p>
          <text:p text:style-name="P2">stanbut</text:p>
          <text:p text:style-name="P2">stangas</text:p>
          <text:p text:style-name="P2">stankam</text:p>
          <text:p text:style-name="P2">stanstal</text:p>
          <text:p text:style-name="P2">stantras</text:p>
          <text:p text:style-name="P2">stanwil</text:p>
          <text:p text:style-name="P2">stańczuk</text:p>
          <text:p text:style-name="P2">stapol</text:p>
          <text:p text:style-name="P2">starmaz</text:p>
          <text:p text:style-name="P2">starpool</text:p>
          <text:p text:style-name="P2">startop</text:p>
          <text:p text:style-name="P2">statex</text:p>
          <text:p text:style-name="P2">stauff</text:p>
          <text:p text:style-name="P2">stągiewna</text:p>
          <text:p text:style-name="P2">steelcon</text:p>
          <text:p text:style-name="P2">stefanex</text:p>
          <text:p text:style-name="P2">steja</text:p>
          <text:p text:style-name="P2">stembud</text:p>
          <text:p text:style-name="P2">stenmark</text:p>
          <text:p text:style-name="P2">stetop</text:p>
          <text:p text:style-name="P2">sthil</text:p>
          <text:p text:style-name="P2">stigmatum</text:p>
          <text:p text:style-name="P2">stihl</text:p>
          <text:p text:style-name="P2">stilex</text:p>
          <text:p text:style-name="P2">stingeo</text:p>
          <text:p text:style-name="P2">stobil</text:p>
          <text:p text:style-name="P2">stogal</text:p>
          <text:p text:style-name="P2">stojar</text:p>
          <text:p text:style-name="P2">stolbas</text:p>
          <text:p text:style-name="P2">stolbutar</text:p>
          <text:p text:style-name="P2">stoldach</text:p>
          <text:p text:style-name="P2">stolhen</text:p>
          <text:p text:style-name="P2">stolimpex</text:p>
          <text:p text:style-name="P2">stolkan</text:p>
          <text:p text:style-name="P2">stolkar</text:p>
          <text:p text:style-name="P2">stolko</text:p>
          <text:p text:style-name="P2">stolmark</text:p>
          <text:p text:style-name="P2"><text:soft-page-break/>stolmax</text:p>
          <text:p text:style-name="P2">stolmex</text:p>
          <text:p text:style-name="P2">stolmmat</text:p>
          <text:p text:style-name="P2">stolnex</text:p>
          <text:p text:style-name="P2">stolorbud</text:p>
          <text:p text:style-name="P2">stolpol</text:p>
          <text:p text:style-name="P2">stolram</text:p>
          <text:p text:style-name="P2">stolwiór</text:p>
          <text:p text:style-name="P2">stołoski</text:p>
          <text:p text:style-name="P2">stomaf</text:p>
          <text:p text:style-name="P2">stomalux</text:p>
          <text:p text:style-name="P2">stonex</text:p>
          <text:p text:style-name="P2">strafax</text:p>
          <text:p text:style-name="P2">straschau</text:p>
          <text:p text:style-name="P2">strefamola</text:p>
          <text:p text:style-name="P2">striffler</text:p>
          <text:p text:style-name="P2">strotus</text:p>
          <text:p text:style-name="P2">strusinianka</text:p>
          <text:p text:style-name="P2">strzegowa</text:p>
          <text:p text:style-name="P2">strzelbud</text:p>
          <text:p text:style-name="P2">strześniewska</text:p>
          <text:p text:style-name="P2">studiobut</text:p>
          <text:p text:style-name="P2">studiokolor</text:p>
          <text:p text:style-name="P2">stumet</text:p>
          <text:p text:style-name="P2">styldach</text:p>
          <text:p text:style-name="P2">styllart</text:p>
          <text:p text:style-name="P2">styrochem</text:p>
          <text:p text:style-name="P2">subaj</text:p>
          <text:p text:style-name="P2">succes</text:p>
          <text:p text:style-name="P2">suchanino</text:p>
          <text:p text:style-name="P2">sufigs</text:p>
          <text:p text:style-name="P2">suleyman</text:p>
          <text:p text:style-name="P2">sulok</text:p>
          <text:p text:style-name="P2">sunaj</text:p>
          <text:p text:style-name="P2">superdent</text:p>
          <text:p text:style-name="P2">superstal</text:p>
          <text:p text:style-name="P2">suplo</text:p>
          <text:p text:style-name="P2">supomet</text:p>
          <text:p text:style-name="P2">suprabet</text:p>
          <text:p text:style-name="P2">suramericana</text:p>
          <text:p text:style-name="P2">surfestate</text:p>
          <text:p text:style-name="P2">suritex</text:p>
          <text:p text:style-name="P2">surja</text:p>
          <text:p text:style-name="P2">surmat</text:p>
          <text:p text:style-name="P2">swissmed</text:p>
          <text:p text:style-name="P2">sycyna</text:p>
          <text:p text:style-name="P2">sydkraft</text:p>
          <text:p text:style-name="P2">sygel</text:p>
          <text:p text:style-name="P2">sylwdruk</text:p>
          <text:p text:style-name="P2">symetra</text:p>
          <text:p text:style-name="P2">symix</text:p>
          <text:p text:style-name="P2">szadółki</text:p>
          <text:p text:style-name="P2">szaniawska</text:p>
          <text:p text:style-name="P2">szczelinex</text:p>
          <text:p text:style-name="P2">szecherezada</text:p>
          <text:p text:style-name="P2">szeyk</text:p>
          <text:p text:style-name="P2">szibmer</text:p>
          <text:p text:style-name="P2">szirin</text:p>
          <text:p text:style-name="P2">szkłomar</text:p>
          <text:p text:style-name="P2">szkłomark</text:p>
          <text:p text:style-name="P2">szkólka</text:p>
          <text:p text:style-name="P2">szlifex</text:p>
          <text:p text:style-name="P2">szpakowska</text:p>
          <text:p text:style-name="P2">szrub</text:p>
          <text:p text:style-name="P2">sztoeg</text:p>
          <text:p text:style-name="P2">sztukatex</text:p>
          <text:p text:style-name="P2">szugerwal</text:p>
          <text:p text:style-name="P2">szwagropol</text:p>
          <text:p text:style-name="P2">szymczas</text:p>
          <text:p text:style-name="P2">szymecka</text:p>
          <text:p text:style-name="P2">szyszkowska</text:p>
          <text:p text:style-name="P2">ścinex</text:p>
          <text:p text:style-name="P2">śledzińscy</text:p>
          <text:p text:style-name="P2">ślichowice</text:p>
          <text:p text:style-name="P2">ślusan</text:p>
          <text:p text:style-name="P2">ślusarpol</text:p>
          <text:p text:style-name="P2">środkowoeuropejska</text:p>
          <text:p text:style-name="P2">śrubstal</text:p>
          <text:p text:style-name="P2">światowid</text:p>
          <text:p text:style-name="P2">świd</text:p>
          <text:p text:style-name="P2">taag</text:p>
          <text:p text:style-name="P2">tadax</text:p>
          <text:p text:style-name="P2">tadgum</text:p>
          <text:p text:style-name="P2">tadhal</text:p>
          <text:p text:style-name="P2">tadrew</text:p>
          <text:p text:style-name="P2">tajgołka</text:p>
          <text:p text:style-name="P2">tajlor</text:p>
          <text:p text:style-name="P2">takbud</text:p>
          <text:p text:style-name="P2">talcomp</text:p>
          <text:p text:style-name="P2">talkowex</text:p>
          <text:p text:style-name="P2">tamark</text:p>
          <text:p text:style-name="P2">tambud</text:p>
          <text:p text:style-name="P2">tamis</text:p>
          <text:p text:style-name="P2">tampografika</text:p>
          <text:p text:style-name="P2">tamtron</text:p>
          <text:p text:style-name="P2">tanacentum</text:p>
          <text:p text:style-name="P2">tanyo</text:p>
          <text:p text:style-name="P2">taormina</text:p>
          <text:p text:style-name="P2">tapis</text:p>
          <text:p text:style-name="P2">tapo</text:p>
          <text:p text:style-name="P2">tapol</text:p>
          <text:p text:style-name="P2">tapparella</text:p>
          <text:p text:style-name="P2">tapul</text:p>
          <text:p text:style-name="P2">tapwid</text:p>
          <text:p text:style-name="P2"><text:soft-page-break/>taraspol</text:p>
          <text:p text:style-name="P2">targer</text:p>
          <text:p text:style-name="P2">tarhed</text:p>
          <text:p text:style-name="P2">tarm</text:p>
          <text:p text:style-name="P2">tarnowia</text:p>
          <text:p text:style-name="P2">tarsus</text:p>
          <text:p text:style-name="P2">tartrom</text:p>
          <text:p text:style-name="P2">tarwin</text:p>
          <text:p text:style-name="P2">tasknet</text:p>
          <text:p text:style-name="P2">tasomix</text:p>
          <text:p text:style-name="P2">tastt</text:p>
          <text:p text:style-name="P2">tatmax</text:p>
          <text:p text:style-name="P2">tatran</text:p>
          <text:p text:style-name="P2">tatu</text:p>
          <text:p text:style-name="P2">tavimex</text:p>
          <text:p text:style-name="P2">tawex</text:p>
          <text:p text:style-name="P2">tawisport</text:p>
          <text:p text:style-name="P2">tawro</text:p>
          <text:p text:style-name="P2">taxa</text:p>
          <text:p text:style-name="P2">taxpol</text:p>
          <text:p text:style-name="P2">teamdress</text:p>
          <text:p text:style-name="P2">teamworx</text:p>
          <text:p text:style-name="P2">techamet</text:p>
          <text:p text:style-name="P2">techbau</text:p>
          <text:p text:style-name="P2">techcan</text:p>
          <text:p text:style-name="P2">techdach</text:p>
          <text:p text:style-name="P2">techkom</text:p>
          <text:p text:style-name="P2">technidea</text:p>
          <text:p text:style-name="P2">technikor</text:p>
          <text:p text:style-name="P2">technochem</text:p>
          <text:p text:style-name="P2">technodis</text:p>
          <text:p text:style-name="P2">technomet</text:p>
          <text:p text:style-name="P2">technometal</text:p>
          <text:p text:style-name="P2">technopex</text:p>
          <text:p text:style-name="P2">technosan</text:p>
          <text:p text:style-name="P2">technosat</text:p>
          <text:p text:style-name="P2">techpex</text:p>
          <text:p text:style-name="P2">techwill</text:p>
          <text:p text:style-name="P2">tedark</text:p>
          <text:p text:style-name="P2">tedcar</text:p>
          <text:p text:style-name="P2">tedik</text:p>
          <text:p text:style-name="P2">tediz</text:p>
          <text:p text:style-name="P2">tedkor</text:p>
          <text:p text:style-name="P2">tedmar</text:p>
          <text:p text:style-name="P2">tefta</text:p>
          <text:p text:style-name="P2">tegaz</text:p>
          <text:p text:style-name="P2">tegrol</text:p>
          <text:p text:style-name="P2">tehastal</text:p>
          <text:p text:style-name="P2">tekess</text:p>
          <text:p text:style-name="P2">telebar</text:p>
          <text:p text:style-name="P2">telecom</text:p>
          <text:p text:style-name="P2">telecotron</text:p>
          <text:p text:style-name="P2">telesfor</text:p>
          <text:p text:style-name="P2">telesław</text:p>
          <text:p text:style-name="P2">teletest</text:p>
          <text:p text:style-name="P2">telima</text:p>
          <text:p text:style-name="P2">telmak</text:p>
          <text:p text:style-name="P2">telmatik</text:p>
          <text:p text:style-name="P2">telmor</text:p>
          <text:p text:style-name="P2">teloptics</text:p>
          <text:p text:style-name="P2">telsec</text:p>
          <text:p text:style-name="P2">teltel</text:p>
          <text:p text:style-name="P2">telwa</text:p>
          <text:p text:style-name="P2">temaks</text:p>
          <text:p text:style-name="P2">temal</text:p>
          <text:p text:style-name="P2">temard</text:p>
          <text:p text:style-name="P2">temstar</text:p>
          <text:p text:style-name="P2">teoma</text:p>
          <text:p text:style-name="P2">teona</text:p>
          <text:p text:style-name="P2">teqila</text:p>
          <text:p text:style-name="P2">terbut</text:p>
          <text:p text:style-name="P2">teretrans</text:p>
          <text:p text:style-name="P2">terex</text:p>
          <text:p text:style-name="P2">tergor</text:p>
          <text:p text:style-name="P2">termokomplex</text:p>
          <text:p text:style-name="P2">termopomiar</text:p>
          <text:p text:style-name="P2">termotrend</text:p>
          <text:p text:style-name="P2">termsaih</text:p>
          <text:p text:style-name="P2">terstal</text:p>
          <text:p text:style-name="P2">tertur</text:p>
          <text:p text:style-name="P2">terwal</text:p>
          <text:p text:style-name="P2">terys</text:p>
          <text:p text:style-name="P2">tesat</text:p>
          <text:p text:style-name="P2">tespol</text:p>
          <text:p text:style-name="P2">tetenal</text:p>
          <text:p text:style-name="P2">tetrafolium</text:p>
          <text:p text:style-name="P2">tewu</text:p>
          <text:p text:style-name="P2">texfol</text:p>
          <text:p text:style-name="P2">texlana</text:p>
          <text:p text:style-name="P2">textil</text:p>
          <text:p text:style-name="P2">tęczamed</text:p>
          <text:p text:style-name="P2">thang</text:p>
          <text:p text:style-name="P2">themis</text:p>
          <text:p text:style-name="P2">theor</text:p>
          <text:p text:style-name="P2">thermax</text:p>
          <text:p text:style-name="P2">thermotechnika</text:p>
          <text:p text:style-name="P2">thmd</text:p>
          <text:p text:style-name="P2">tigratex</text:p>
          <text:p text:style-name="P2">timi</text:p>
          <text:p text:style-name="P2">timpex</text:p>
          <text:p text:style-name="P2">tiratus</text:p>
          <text:p text:style-name="P2">tirest</text:p>
          <text:p text:style-name="P2">tivola</text:p>
          <text:p text:style-name="P2">tiwaz</text:p>
          <text:p text:style-name="P2"><text:soft-page-break/>tlumacz</text:p>
          <text:p text:style-name="P2">tokad</text:p>
          <text:p text:style-name="P2">tokary</text:p>
          <text:p text:style-name="P2">tokinstal</text:p>
          <text:p text:style-name="P2">tolex</text:p>
          <text:p text:style-name="P2">toload</text:p>
          <text:p text:style-name="P2">tolsat</text:p>
          <text:p text:style-name="P2">tomadent</text:p>
          <text:p text:style-name="P2">tomago</text:p>
          <text:p text:style-name="P2">tomarbit</text:p>
          <text:p text:style-name="P2">tomartel</text:p>
          <text:p text:style-name="P2">tombea</text:p>
          <text:p text:style-name="P2">tomeko</text:p>
          <text:p text:style-name="P2">tomitrans</text:p>
          <text:p text:style-name="P2">tomline</text:p>
          <text:p text:style-name="P2">tommax</text:p>
          <text:p text:style-name="P2">tomminex</text:p>
          <text:p text:style-name="P2">tompasz</text:p>
          <text:p text:style-name="P2">tompat</text:p>
          <text:p text:style-name="P2">tomred</text:p>
          <text:p text:style-name="P2">tomtel</text:p>
          <text:p text:style-name="P2">tomteq</text:p>
          <text:p text:style-name="P2">tonlex</text:p>
          <text:p text:style-name="P2">topkolor</text:p>
          <text:p text:style-name="P2">toppik</text:p>
          <text:p text:style-name="P2">topsport</text:p>
          <text:p text:style-name="P2">toptic</text:p>
          <text:p text:style-name="P2">torcol</text:p>
          <text:p text:style-name="P2">torgan</text:p>
          <text:p text:style-name="P2">toris</text:p>
          <text:p text:style-name="P2">totu</text:p>
          <text:p text:style-name="P2">towoj</text:p>
          <text:p text:style-name="P2">tozuma</text:p>
          <text:p text:style-name="P2">trachitekt</text:p>
          <text:p text:style-name="P2">tradigrainex</text:p>
          <text:p text:style-name="P2">traff</text:p>
          <text:p text:style-name="P2">trakar</text:p>
          <text:p text:style-name="P2">tramas</text:p>
          <text:p text:style-name="P2">trampex</text:p>
          <text:p text:style-name="P2">transair</text:p>
          <text:p text:style-name="P2">transbad</text:p>
          <text:p text:style-name="P2">transbar</text:p>
          <text:p text:style-name="P2">transbeton</text:p>
          <text:p text:style-name="P2">transbwo</text:p>
          <text:p text:style-name="P2">transcalor</text:p>
          <text:p text:style-name="P2">transea</text:p>
          <text:p text:style-name="P2">transgryf</text:p>
          <text:p text:style-name="P2">transhandel</text:p>
          <text:p text:style-name="P2">transjug</text:p>
          <text:p text:style-name="P2">translander</text:p>
          <text:p text:style-name="P2">translanet</text:p>
          <text:p text:style-name="P2">translas</text:p>
          <text:p text:style-name="P2">translech</text:p>
          <text:p text:style-name="P2">transled</text:p>
          <text:p text:style-name="P2">translex</text:p>
          <text:p text:style-name="P2">transmarkkop</text:p>
          <text:p text:style-name="P2">transmich</text:p>
          <text:p text:style-name="P2">transmik</text:p>
          <text:p text:style-name="P2">transmont</text:p>
          <text:p text:style-name="P2">transpak</text:p>
          <text:p text:style-name="P2">transpas</text:p>
          <text:p text:style-name="P2">transpil</text:p>
          <text:p text:style-name="P2">transpress</text:p>
          <text:p text:style-name="P2">transpri</text:p>
          <text:p text:style-name="P2">transraf</text:p>
          <text:p text:style-name="P2">transrus</text:p>
          <text:p text:style-name="P2">transser</text:p>
          <text:p text:style-name="P2">transspeed</text:p>
          <text:p text:style-name="P2">transteam</text:p>
          <text:p text:style-name="P2">transtet</text:p>
          <text:p text:style-name="P2">transtolbud</text:p>
          <text:p text:style-name="P2">transtomel</text:p>
          <text:p text:style-name="P2">transtur</text:p>
          <text:p text:style-name="P2">transwald</text:p>
          <text:p text:style-name="P2">transwig</text:p>
          <text:p text:style-name="P2">transx</text:p>
          <text:p text:style-name="P2">tratex</text:p>
          <text:p text:style-name="P2">travera</text:p>
          <text:p text:style-name="P2">travoll</text:p>
          <text:p text:style-name="P2">trawan</text:p>
          <text:p text:style-name="P2">trawińska</text:p>
          <text:p text:style-name="P2">trawipol</text:p>
          <text:p text:style-name="P2">trawis</text:p>
          <text:p text:style-name="P2">trax</text:p>
          <text:p text:style-name="P2">tredex</text:p>
          <text:p text:style-name="P2">treffpunkt</text:p>
          <text:p text:style-name="P2">trefll</text:p>
          <text:p text:style-name="P2">tremar</text:p>
          <text:p text:style-name="P2">trendi</text:p>
          <text:p text:style-name="P2">treston</text:p>
          <text:p text:style-name="P2">triagon</text:p>
          <text:p text:style-name="P2">tricity</text:p>
          <text:p text:style-name="P2">tridolen</text:p>
          <text:p text:style-name="P2">trobix</text:p>
          <text:p text:style-name="P2">trofex</text:p>
          <text:p text:style-name="P2">troj</text:p>
          <text:p text:style-name="P2">trokat</text:p>
          <text:p text:style-name="P2">trokos</text:p>
          <text:p text:style-name="P2">trollplast</text:p>
          <text:p text:style-name="P2">trresso</text:p>
          <text:p text:style-name="P2">trytoń</text:p>
          <text:p text:style-name="P2">trześniów</text:p>
          <text:p text:style-name="P2">trzybińska</text:p>
          <text:p text:style-name="P2">tsavo</text:p>
          <text:p text:style-name="P2"><text:soft-page-break/>tubor</text:p>
          <text:p text:style-name="P2">tumar</text:p>
          <text:p text:style-name="P2">tumigos</text:p>
          <text:p text:style-name="P2">tunmor</text:p>
          <text:p text:style-name="P2">turbotech</text:p>
          <text:p text:style-name="P2">turiadam</text:p>
          <text:p text:style-name="P2">turist</text:p>
          <text:p text:style-name="P2">turmir</text:p>
          <text:p text:style-name="P2">turpress</text:p>
          <text:p text:style-name="P2">turtex</text:p>
          <text:p text:style-name="P2">tvsat</text:p>
          <text:p text:style-name="P2">twomark</text:p>
          <text:p text:style-name="P2">tymoszyńska</text:p>
          <text:p text:style-name="P2">tympol</text:p>
          <text:p text:style-name="P2">ucińska</text:p>
          <text:p text:style-name="P2">ulises</text:p>
          <text:p text:style-name="P2">ulmaria</text:p>
          <text:p text:style-name="P2">ulter</text:p>
          <text:p text:style-name="P2">ultrans</text:p>
          <text:p text:style-name="P2">umitex</text:p>
          <text:p text:style-name="P2">unfall</text:p>
          <text:p text:style-name="P2">unibiokomfort</text:p>
          <text:p text:style-name="P2">unibut</text:p>
          <text:p text:style-name="P2">unicomfort</text:p>
          <text:p text:style-name="P2">unicommander</text:p>
          <text:p text:style-name="P2">unidatax</text:p>
          <text:p text:style-name="P2">unided</text:p>
          <text:p text:style-name="P2">unideweld</text:p>
          <text:p text:style-name="P2">unidrog</text:p>
          <text:p text:style-name="P2">unidruk</text:p>
          <text:p text:style-name="P2">unifm</text:p>
          <text:p text:style-name="P2">uniforte</text:p>
          <text:p text:style-name="P2">unikolor</text:p>
          <text:p text:style-name="P2">uniks</text:p>
          <text:p text:style-name="P2">unilex</text:p>
          <text:p text:style-name="P2">uniontex</text:p>
          <text:p text:style-name="P2">unipin</text:p>
          <text:p text:style-name="P2">unipoz</text:p>
          <text:p text:style-name="P2">unipro</text:p>
          <text:p text:style-name="P2">unipromag</text:p>
          <text:p text:style-name="P2">uniton</text:p>
          <text:p text:style-name="P2">unitronix</text:p>
          <text:p text:style-name="P2">univentis</text:p>
          <text:p text:style-name="P2">uniwersbud</text:p>
          <text:p text:style-name="P2">uniwersitas</text:p>
          <text:p text:style-name="P2">uniwerystet</text:p>
          <text:p text:style-name="P2">urko</text:p>
          <text:p text:style-name="P2">urma</text:p>
          <text:p text:style-name="P2">urodent</text:p>
          <text:p text:style-name="P2">ursbud</text:p>
          <text:p text:style-name="P2">uslugi</text:p>
          <text:p text:style-name="P2">ustupska</text:p>
          <text:p text:style-name="P2">uszczel</text:p>
          <text:p text:style-name="P2">utex</text:p>
          <text:p text:style-name="P2">vadinex</text:p>
          <text:p text:style-name="P2">valmex</text:p>
          <text:p text:style-name="P2">valvex</text:p>
          <text:p text:style-name="P2">vamex</text:p>
          <text:p text:style-name="P2">vario</text:p>
          <text:p text:style-name="P2">vedag</text:p>
          <text:p text:style-name="P2">velbud</text:p>
          <text:p text:style-name="P2">venamed</text:p>
          <text:p text:style-name="P2">venetti</text:p>
          <text:p text:style-name="P2">veni</text:p>
          <text:p text:style-name="P2">venitas</text:p>
          <text:p text:style-name="P2">verital</text:p>
          <text:p text:style-name="P2">vers</text:p>
          <text:p text:style-name="P2">versil</text:p>
          <text:p text:style-name="P2">vertikos</text:p>
          <text:p text:style-name="P2">vertix</text:p>
          <text:p text:style-name="P2">vertus</text:p>
          <text:p text:style-name="P2">vessna</text:p>
          <text:p text:style-name="P2">viala</text:p>
          <text:p text:style-name="P2">vicenza</text:p>
          <text:p text:style-name="P2">victorius</text:p>
          <text:p text:style-name="P2">videobox</text:p>
          <text:p text:style-name="P2">videokom</text:p>
          <text:p text:style-name="P2">videomirex</text:p>
          <text:p text:style-name="P2">videorejestracja</text:p>
          <text:p text:style-name="P2">videotronik</text:p>
          <text:p text:style-name="P2">vidion</text:p>
          <text:p text:style-name="P2">vikstrom</text:p>
          <text:p text:style-name="P2">vilinger</text:p>
          <text:p text:style-name="P2">vininowa</text:p>
          <text:p text:style-name="P2">violex</text:p>
          <text:p text:style-name="P2">virtart</text:p>
          <text:p text:style-name="P2">visatos</text:p>
          <text:p text:style-name="P2">visconet</text:p>
          <text:p text:style-name="P2">visiomedica</text:p>
          <text:p text:style-name="P2">visla</text:p>
          <text:p text:style-name="P2">vitalus</text:p>
          <text:p text:style-name="P2">vitamina</text:p>
          <text:p text:style-name="P2">vitapuls</text:p>
          <text:p text:style-name="P2">vithelo</text:p>
          <text:p text:style-name="P2">vitrodent</text:p>
          <text:p text:style-name="P2">vitrotech</text:p>
          <text:p text:style-name="P2">vittorio</text:p>
          <text:p text:style-name="P2">vivz</text:p>
          <text:p text:style-name="P2">vizmedia</text:p>
          <text:p text:style-name="P2">vlodeck</text:p>
          <text:p text:style-name="P2">voboz</text:p>
          <text:p text:style-name="P2">volfgang</text:p>
          <text:p text:style-name="P2">volksbank</text:p>
          <text:p text:style-name="P2">volumen</text:p>
          <text:p text:style-name="P2"><text:soft-page-break/>voyar</text:p>
          <text:p text:style-name="P2">waaijenberg</text:p>
          <text:p text:style-name="P2">wabak</text:p>
          <text:p text:style-name="P2">wabana</text:p>
          <text:p text:style-name="P2">wabanc</text:p>
          <text:p text:style-name="P2">wactur</text:p>
          <text:p text:style-name="P2">wadex</text:p>
          <text:p text:style-name="P2">wadrew</text:p>
          <text:p text:style-name="P2">wajdex</text:p>
          <text:p text:style-name="P2">wakbud</text:p>
          <text:p text:style-name="P2">wakpol</text:p>
          <text:p text:style-name="P2">wakra</text:p>
          <text:p text:style-name="P2">walkor</text:p>
          <text:p text:style-name="P2">walux</text:p>
          <text:p text:style-name="P2">wameb</text:p>
          <text:p text:style-name="P2">wamech</text:p>
          <text:p text:style-name="P2">wamig</text:p>
          <text:p text:style-name="P2">wandar</text:p>
          <text:p text:style-name="P2">wapako</text:p>
          <text:p text:style-name="P2">wapdeco</text:p>
          <text:p text:style-name="P2">waplewo</text:p>
          <text:p text:style-name="P2">warbud</text:p>
          <text:p text:style-name="P2">wardacka</text:p>
          <text:p text:style-name="P2">wardi</text:p>
          <text:p text:style-name="P2">wardom</text:p>
          <text:p text:style-name="P2">warlight</text:p>
          <text:p text:style-name="P2">warmhouse</text:p>
          <text:p text:style-name="P2">warmup</text:p>
          <text:p text:style-name="P2">warsfoll</text:p>
          <text:p text:style-name="P2">warsoft</text:p>
          <text:p text:style-name="P2">wartop</text:p>
          <text:p text:style-name="P2">wartur</text:p>
          <text:p text:style-name="P2">wavicon</text:p>
          <text:p text:style-name="P2">wdzydze</text:p>
          <text:p text:style-name="P2">webartist</text:p>
          <text:p text:style-name="P2">wehiq</text:p>
          <text:p text:style-name="P2">welko</text:p>
          <text:p text:style-name="P2">wembley</text:p>
          <text:p text:style-name="P2">wentmar</text:p>
          <text:p text:style-name="P2">werkam</text:p>
          <text:p text:style-name="P2">wertina</text:p>
          <text:p text:style-name="P2">weru</text:p>
          <text:p text:style-name="P2">werzalit</text:p>
          <text:p text:style-name="P2">wesertrans</text:p>
          <text:p text:style-name="P2">westal</text:p>
          <text:p text:style-name="P2">westauto</text:p>
          <text:p text:style-name="P2">westins</text:p>
          <text:p text:style-name="P2">westmar</text:p>
          <text:p text:style-name="P2">wetfarma</text:p>
          <text:p text:style-name="P2">węglorem</text:p>
          <text:p text:style-name="P2">węglozbud</text:p>
          <text:p text:style-name="P2">węgry</text:p>
          <text:p text:style-name="P2">wibbud</text:p>
          <text:p text:style-name="P2">wident</text:p>
          <text:p text:style-name="P2">widpol</text:p>
          <text:p text:style-name="P2">widrex</text:p>
          <text:p text:style-name="P2">widrymm</text:p>
          <text:p text:style-name="P2">wielton</text:p>
          <text:p text:style-name="P2">wiengrad</text:p>
          <text:p text:style-name="P2">wiertpol</text:p>
          <text:p text:style-name="P2">wiesławek</text:p>
          <text:p text:style-name="P2">wigama</text:p>
          <text:p text:style-name="P2">wigary</text:p>
          <text:p text:style-name="P2">wigorex</text:p>
          <text:p text:style-name="P2">wiha</text:p>
          <text:p text:style-name="P2">wikimix</text:p>
          <text:p text:style-name="P2">wiklinus</text:p>
          <text:p text:style-name="P2">wikma</text:p>
          <text:p text:style-name="P2">wiktorowo</text:p>
          <text:p text:style-name="P2">wilab</text:p>
          <text:p text:style-name="P2">wilkap</text:p>
          <text:p text:style-name="P2">wilktom</text:p>
          <text:p text:style-name="P2">willadom</text:p>
          <text:p text:style-name="P2">willsoor</text:p>
          <text:p text:style-name="P2">wilpol</text:p>
          <text:p text:style-name="P2">wimago</text:p>
          <text:p text:style-name="P2">wime</text:p>
          <text:p text:style-name="P2">wincom</text:p>
          <text:p text:style-name="P2">windpoldźwig</text:p>
          <text:p text:style-name="P2">wineks</text:p>
          <text:p text:style-name="P2">winiarsk</text:p>
          <text:p text:style-name="P2">winmax</text:p>
          <text:p text:style-name="P2">winsharp</text:p>
          <text:p text:style-name="P2">winsoft</text:p>
          <text:p text:style-name="P2">wintelbud</text:p>
          <text:p text:style-name="P2">wintte</text:p>
          <text:p text:style-name="P2">wipex</text:p>
          <text:p text:style-name="P2">wiramex</text:p>
          <text:p text:style-name="P2">wirex</text:p>
          <text:p text:style-name="P2">wirgum</text:p>
          <text:p text:style-name="P2">wisbud</text:p>
          <text:p text:style-name="P2">wishot</text:p>
          <text:p text:style-name="P2">witara</text:p>
          <text:p text:style-name="P2">witecka</text:p>
          <text:p text:style-name="P2">witekzrb</text:p>
          <text:p text:style-name="P2">witma</text:p>
          <text:p text:style-name="P2">witomińska</text:p>
          <text:p text:style-name="P2">witrem</text:p>
          <text:p text:style-name="P2">witto</text:p>
          <text:p text:style-name="P2">wladi</text:p>
          <text:p text:style-name="P2">włodarzewska</text:p>
          <text:p text:style-name="P2">włodrew</text:p>
          <text:p text:style-name="P2">włoters</text:p>
          <text:p text:style-name="P2">woblerek</text:p>
          <text:p text:style-name="P2"><text:soft-page-break/>wobud</text:p>
          <text:p text:style-name="P2">wodes</text:p>
          <text:p text:style-name="P2">wodhouse</text:p>
          <text:p text:style-name="P2">wodimex</text:p>
          <text:p text:style-name="P2">wodol</text:p>
          <text:p text:style-name="P2">wodpol</text:p>
          <text:p text:style-name="P2">wogum</text:p>
          <text:p text:style-name="P2">wojanet</text:p>
          <text:p text:style-name="P2">wojdalscy</text:p>
          <text:p text:style-name="P2">wojtanowska</text:p>
          <text:p text:style-name="P2">wojtex</text:p>
          <text:p text:style-name="P2">wojżal</text:p>
          <text:p text:style-name="P2">wolicka</text:p>
          <text:p text:style-name="P2">wolimex</text:p>
          <text:p text:style-name="P2">wolimpex</text:p>
          <text:p text:style-name="P2">wolnicka</text:p>
          <text:p text:style-name="P2">woltrak</text:p>
          <text:p text:style-name="P2">womas</text:p>
          <text:p text:style-name="P2">womi</text:p>
          <text:p text:style-name="P2">womix</text:p>
          <text:p text:style-name="P2">woolmed</text:p>
          <text:p text:style-name="P2">wopack</text:p>
          <text:p text:style-name="P2">worldmark</text:p>
          <text:p text:style-name="P2">wójcikx</text:p>
          <text:p text:style-name="P2">wromax</text:p>
          <text:p text:style-name="P2">wrongaz</text:p>
          <text:p text:style-name="P2">wrotex</text:p>
          <text:p text:style-name="P2">wróblówka</text:p>
          <text:p text:style-name="P2">wsola</text:p>
          <text:p text:style-name="P2">wtórtex</text:p>
          <text:p text:style-name="P2">wulgumex</text:p>
          <text:p text:style-name="P2">wultex</text:p>
          <text:p text:style-name="P2">wupete</text:p>
          <text:p text:style-name="P2">wyszomirówka</text:p>
          <text:p text:style-name="P2">xcore</text:p>
          <text:p text:style-name="P2">xerocom</text:p>
          <text:p text:style-name="P2">xeropol</text:p>
          <text:p text:style-name="P2">xkom</text:p>
          <text:p text:style-name="P2">xlvii</text:p>
          <text:p text:style-name="P2">xsara</text:p>
          <text:p text:style-name="P2">xstudio</text:p>
          <text:p text:style-name="P2">xxxvii</text:p>
          <text:p text:style-name="P2">yanina</text:p>
          <text:p text:style-name="P2">yano</text:p>
          <text:p text:style-name="P2">yansat</text:p>
          <text:p text:style-name="P2">yapco</text:p>
          <text:p text:style-name="P2">yarston</text:p>
          <text:p text:style-name="P2">yokogawa</text:p>
          <text:p text:style-name="P2">yurimex</text:p>
          <text:p text:style-name="P2">zachem</text:p>
          <text:p text:style-name="P2">zadex</text:p>
          <text:p text:style-name="P2">zadworzany</text:p>
          <text:p text:style-name="P2">zagbud</text:p>
          <text:p text:style-name="P2">zagłębianka</text:p>
          <text:p text:style-name="P2">zagłębocze</text:p>
          <text:p text:style-name="P2">zalex</text:p>
          <text:p text:style-name="P2">zalmar</text:p>
          <text:p text:style-name="P2">zamarat</text:p>
          <text:p text:style-name="P2">zamis</text:p>
          <text:p text:style-name="P2">zanna</text:p>
          <text:p text:style-name="P2">zaremo</text:p>
          <text:p text:style-name="P2">zarmet</text:p>
          <text:p text:style-name="P2">zarywie</text:p>
          <text:p text:style-name="P2">zazamcze</text:p>
          <text:p text:style-name="P2">zazbex</text:p>
          <text:p text:style-name="P2">zbenio</text:p>
          <text:p text:style-name="P2">zbynal</text:p>
          <text:p text:style-name="P2">zbyszek</text:p>
          <text:p text:style-name="P2">zederman</text:p>
          <text:p text:style-name="P2">zelan</text:p>
          <text:p text:style-name="P2">zemm</text:p>
          <text:p text:style-name="P2">zencpol</text:p>
          <text:p text:style-name="P2">zetar</text:p>
          <text:p text:style-name="P2">zetto</text:p>
          <text:p text:style-name="P2">zewtrans</text:p>
          <text:p text:style-name="P2">zibicar</text:p>
          <text:p text:style-name="P2">zibitech</text:p>
          <text:p text:style-name="P2">zibtom</text:p>
          <text:p text:style-name="P2">zichertrans</text:p>
          <text:p text:style-name="P2">ziemowitek</text:p>
          <text:p text:style-name="P2">zigmed</text:p>
          <text:p text:style-name="P2">zigra</text:p>
          <text:p text:style-name="P2">zilmex</text:p>
          <text:p text:style-name="P2">zinel</text:p>
          <text:p text:style-name="P2">zinplast</text:p>
          <text:p text:style-name="P2">złomeks</text:p>
          <text:p text:style-name="P2">złomowiec</text:p>
          <text:p text:style-name="P2">znanysystem</text:p>
          <text:p text:style-name="P2">zofex</text:p>
          <text:p text:style-name="P2">zofiówka</text:p>
          <text:p text:style-name="P2">zooexpress</text:p>
          <text:p text:style-name="P2">zortea</text:p>
          <text:p text:style-name="P2">zowpol</text:p>
          <text:p text:style-name="P2">zpuh</text:p>
          <text:p text:style-name="P2">zumid</text:p>
          <text:p text:style-name="P2">zupt</text:p>
          <text:p text:style-name="P2">zustal</text:p>
          <text:p text:style-name="P2">zwerg</text:p>
          <text:p text:style-name="P2">zwutex</text:p>
          <text:p text:style-name="P2">zygii</text:p>
          <text:p text:style-name="P2">zygmar</text:p>
          <text:p text:style-name="P2">zygter</text:p>
          <text:p text:style-name="P2">zylińska</text:p>
          <text:p text:style-name="P2">zymeh</text:p>
          <text:p text:style-name="P2"><text:soft-page-break/>zymexim</text:p>
          <text:p text:style-name="P2">zyskowska</text:p>
          <text:p text:style-name="P2">żallux</text:p>
          <text:p text:style-name="P2">żalmar</text:p>
          <text:p text:style-name="P2">żeromska</text:p>
          <text:p text:style-name="P2">żmudzieł</text:p>
          <text:p text:style-name="P2">żory</text:p>
          <text:p text:style-name="P2">żwaków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. Płucienniczak</meta:initial-creator>
    <meta:creation-date>2017-01-29T18:53:58.929866424</meta:creation-date>
    <meta:generator>LibreOffice/5.3.2.2$Linux_X86_64 LibreOffice_project/30m0$Build-2</meta:generator>
    <dc:date>2017-05-04T13:33:58.372263095</dc:date>
    <dc:creator>Piotr P. Płucienniczak</dc:creator>
    <meta:editing-duration>PT15M36S</meta:editing-duration>
    <meta:editing-cycles>8</meta:editing-cycles>
    <meta:document-statistic meta:table-count="0" meta:image-count="0" meta:object-count="0" meta:page-count="51" meta:paragraph-count="5013" meta:word-count="5418" meta:character-count="37670" meta:non-whitespace-character-count="37264"/>
  </office:meta>
</office:document-meta>
</file>